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7">
      <style:paragraph-properties fo:margin-top="0cm" fo:margin-bottom="0cm" style:contextual-spacing="false"/>
    </style:style>
    <style:style style:name="P45" style:family="paragraph" style:parent-style-name="Text_20_body" style:list-style-name="L38"/>
    <style:style style:name="P46" style:family="paragraph" style:parent-style-name="Text_20_body" style:list-style-name="L38">
      <style:paragraph-properties fo:margin-top="0cm" fo:margin-bottom="0cm" style:contextual-spacing="false"/>
    </style:style>
    <style:style style:name="P47" style:family="paragraph" style:parent-style-name="Text_20_body" style:list-style-name="L39"/>
    <style:style style:name="P48" style:family="paragraph" style:parent-style-name="Text_20_body" style:list-style-name="L39">
      <style:paragraph-properties fo:margin-top="0cm" fo:margin-bottom="0cm" style:contextual-spacing="false"/>
    </style:style>
    <style:style style:name="P49" style:family="paragraph" style:parent-style-name="Text_20_body" style:list-style-name="L40"/>
    <style:style style:name="P50" style:family="paragraph" style:parent-style-name="Text_20_body" style:list-style-name="L40">
      <style:paragraph-properties fo:margin-top="0cm" fo:margin-bottom="0cm" style:contextual-spacing="false"/>
    </style:style>
    <style:style style:name="P51" style:family="paragraph" style:parent-style-name="Text_20_body" style:list-style-name="L41"/>
    <style:style style:name="P52" style:family="paragraph" style:parent-style-name="Text_20_body" style:list-style-name="L41">
      <style:paragraph-properties fo:margin-top="0cm" fo:margin-bottom="0cm" style:contextual-spacing="false"/>
    </style:style>
    <style:style style:name="P53" style:family="paragraph" style:parent-style-name="Text_20_body" style:list-style-name="L42"/>
    <style:style style:name="P54" style:family="paragraph" style:parent-style-name="Text_20_body" style:list-style-name="L42">
      <style:paragraph-properties fo:margin-top="0cm" fo:margin-bottom="0cm" style:contextual-spacing="false"/>
    </style:style>
    <style:style style:name="P55" style:family="paragraph" style:parent-style-name="Text_20_body" style:list-style-name="L43"/>
    <style:style style:name="P56" style:family="paragraph" style:parent-style-name="Text_20_body" style:list-style-name="L43">
      <style:paragraph-properties fo:margin-top="0cm" fo:margin-bottom="0cm" style:contextual-spacing="false"/>
    </style:style>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5">
      <style:paragraph-properties fo:margin-top="0cm" fo:margin-bottom="0cm" style:contextual-spacing="false"/>
    </style:style>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0"/>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3">
      <style:paragraph-properties fo:margin-top="0cm" fo:margin-bottom="0cm" style:contextual-spacing="false"/>
    </style:style>
    <style:style style:name="P69" style:family="paragraph" style:parent-style-name="Text_20_body" style:list-style-name="L54"/>
    <style:style style:name="P70" style:family="paragraph" style:parent-style-name="Text_20_body" style:list-style-name="L54">
      <style:paragraph-properties fo:margin-top="0cm" fo:margin-bottom="0cm" style:contextual-spacing="false"/>
    </style:style>
    <style:style style:name="P71" style:family="paragraph" style:parent-style-name="Text_20_body" style:list-style-name="L55"/>
    <style:style style:name="P72" style:family="paragraph" style:parent-style-name="Text_20_body" style:list-style-name="L55">
      <style:paragraph-properties fo:margin-top="0cm" fo:margin-bottom="0cm" style:contextual-spacing="false"/>
    </style:style>
    <style:style style:name="P73" style:family="paragraph" style:parent-style-name="Text_20_body" style:list-style-name="L56"/>
    <style:style style:name="P74" style:family="paragraph" style:parent-style-name="Text_20_body" style:list-style-name="L56">
      <style:paragraph-properties fo:margin-top="0cm" fo:margin-bottom="0cm" style:contextual-spacing="false"/>
    </style:style>
    <style:style style:name="P75" style:family="paragraph" style:parent-style-name="Text_20_body" style:list-style-name="L57"/>
    <style:style style:name="P76" style:family="paragraph" style:parent-style-name="Text_20_body" style:list-style-name="L57">
      <style:paragraph-properties fo:margin-top="0cm" fo:margin-bottom="0cm" style:contextual-spacing="false"/>
    </style:style>
    <style:style style:name="P77" style:family="paragraph" style:parent-style-name="Text_20_body" style:list-style-name="L58"/>
    <style:style style:name="P78" style:family="paragraph" style:parent-style-name="Text_20_body" style:list-style-name="L58">
      <style:paragraph-properties fo:margin-top="0cm" fo:margin-bottom="0cm" style:contextual-spacing="false"/>
    </style:style>
    <style:style style:name="P79" style:family="paragraph" style:parent-style-name="Text_20_body" style:list-style-name="L59"/>
    <style:style style:name="P80" style:family="paragraph" style:parent-style-name="Text_20_body" style:list-style-name="L59">
      <style:paragraph-properties fo:margin-top="0cm" fo:margin-bottom="0cm" style:contextual-spacing="false"/>
    </style:style>
    <style:style style:name="P81" style:family="paragraph" style:parent-style-name="Text_20_body" style:list-style-name="L60"/>
    <style:style style:name="P82" style:family="paragraph" style:parent-style-name="Text_20_body" style:list-style-name="L60">
      <style:paragraph-properties fo:margin-top="0cm" fo:margin-bottom="0cm" style:contextual-spacing="false"/>
    </style:style>
    <style:style style:name="P83" style:family="paragraph" style:parent-style-name="Text_20_body" style:list-style-name="L61"/>
    <style:style style:name="P84" style:family="paragraph" style:parent-style-name="Text_20_body" style:list-style-name="L62"/>
    <style:style style:name="P85" style:family="paragraph" style:parent-style-name="Text_20_body" style:list-style-name="L63"/>
    <style:style style:name="P86" style:family="paragraph" style:parent-style-name="Text_20_body" style:list-style-name="L64"/>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8">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user-content-all-awesomes"/>All Awesomes</text:h>
      <text:p text:style-name="Text_20_body">Todos os awesomes que encontrei, mas alguns favoritos que precisam estar aqui. Gostei tanto da ideia que estou atualizando com frequẽncia.</text:p>
      <text:p text:style-name="Text_20_body">Uma lista impressionante/awesome das listas impressionantes de links de projetos, ideias sobre projetos, livros de programação grátis, linguagens de programação, PHP, Laravel, redes, linux, hardware, etc. Tem até link para a criação de um sistema operacional.</text:p>
      <text:p text:style-name="Text_20_body">Se você está sem ideia de como criar um projeto gaste um tempinho navegando entre estes links e provavelmente será inspirado por alguns dos projetos citados. Assim como também existem muitos livros gratuitos sobre programação e muitos projetos criados com PHP, Laravel e outras linguagens e frameworks. Boa fonte de inspiração. Divirta-se.</text:p>
      <text:h text:style-name="Heading_20_2" text:outline-level="2"><text:bookmark text:name="user-content-sugestões"/>Sugestões</text:h>
      <text:list xml:id="list1926318967" text:style-name="L1">
        <text:list-item>
          <text:p text:style-name="P2">1 - Percorra os links que te interessarem nesta página num dia em que não esteja muito ocupado, para assim poder aproveitar toda a riqueza de informações </text:p>
        </text:list-item>
        <text:list-item>
          <text:p text:style-name="P1">2 - Tecle Ctrl+F para encontrar algo com mais facildiade </text:p>
        </text:list-item>
      </text:list>
      <text:h text:style-name="Heading_20_2" text:outline-level="2"><text:bookmark text:name="user-content-índice"/>Índice</text:h>
      <text:list xml:id="list3635368837" text:style-name="L2">
        <text:list-item>
          <text:p text:style-name="P4"><text:a xlink:type="simple" xlink:href="https://github.com/ribafs/all-awesomes#jogos" text:style-name="Internet_20_link" text:visited-style-name="Visited_20_Internet_20_Link">Jogos</text:a> </text:p>
        </text:list-item>
        <text:list-item>
          <text:p text:style-name="P4">Livros Free </text:p>
        </text:list-item>
        <text:list-item>
          <text:p text:style-name="P4">Vagas </text:p>
        </text:list-item>
        <text:list-item>
          <text:p text:style-name="P4">Conversão </text:p>
        </text:list-item>
        <text:list-item>
          <text:p text:style-name="P4"><text:a xlink:type="simple" xlink:href="https://github.com/ribafs/all-awesomes#ideias" text:style-name="Internet_20_link" text:visited-style-name="Visited_20_Internet_20_Link">Ideias para Projetos</text:a> </text:p>
        </text:list-item>
        <text:list-item>
          <text:p text:style-name="P4">Diversos </text:p>
        </text:list-item>
        <text:list-item>
          <text:p text:style-name="P4">Cursos Gratuitos e Pagos </text:p>
        </text:list-item>
        <text:list-item>
          <text:p text:style-name="P4">API </text:p>
        </text:list-item>
        <text:list-item>
          <text:p text:style-name="P4">Segurança </text:p>
        </text:list-item>
        <text:list-item>
          <text:p text:style-name="P4">Laravel </text:p>
        </text:list-item>
        <text:list-item>
          <text:p text:style-name="P4">Frontend </text:p>
        </text:list-item>
        <text:list-item>
          <text:p text:style-name="P4">HTML 5 </text:p>
        </text:list-item>
        <text:list-item>
          <text:p text:style-name="P4">CSS </text:p>
        </text:list-item>
        <text:list-item>
          <text:p text:style-name="P4">JavaScript </text:p>
        </text:list-item>
        <text:list-item>
          <text:p text:style-name="P4">React </text:p>
        </text:list-item>
        <text:list-item>
          <text:p text:style-name="P4">jQuery </text:p>
        </text:list-item>
        <text:list-item>
          <text:p text:style-name="P4">PHP </text:p>
        </text:list-item>
        <text:list-item>
          <text:p text:style-name="P4">Padrões de Projeto </text:p>
        </text:list-item>
        <text:list-item>
          <text:p text:style-name="P4">SQL - MySQL e PostgreSQL </text:p>
        </text:list-item>
        <text:list-item>
          <text:p text:style-name="P4">CakePHP </text:p>
        </text:list-item>
        <text:list-item>
          <text:p text:style-name="P4">Docker </text:p>
        </text:list-item>
        <text:list-item>
          <text:p text:style-name="P4">Tools </text:p>
        </text:list-item>
        <text:list-item>
          <text:p text:style-name="P4">Catálogo de profissionais </text:p>
        </text:list-item>
        <text:list-item>
          <text:p text:style-name="P4">Bancos de dados de imagens </text:p>
        </text:list-item>
        <text:list-item>
          <text:p text:style-name="P3"><text:soft-page-break/>Criação de Jogos Mobile </text:p>
        </text:list-item>
      </text:list>
      <text:h text:style-name="Heading_20_2" text:outline-level="2"><text:bookmark text:name="user-content-jogos---criação"/>Jogos - Criação</text:h>
      <text:list xml:id="list2770826465" text:style-name="L3">
        <text:list-item>
          <text:p text:style-name="P5"><text:a xlink:type="simple" xlink:href="https://github.com/Raiper34/awesome-phaser" text:style-name="Internet_20_link" text:visited-style-name="Visited_20_Internet_20_Link">https://github.com/Raiper34/awesome-phaser</text:a> </text:p>
        </text:list-item>
      </text:list>
      <text:h text:style-name="Heading_20_2" text:outline-level="2"><text:bookmark text:name="user-content-livrosfree"/>LivrosFree</text:h>
      <text:p text:style-name="Text_20_body"><text:a xlink:type="simple" xlink:href="https://github.com/wilsonfreitas/online-books" text:style-name="Internet_20_link" text:visited-style-name="Visited_20_Internet_20_Link">https://github.com/wilsonfreitas/online-books</text:a></text:p>
      <text:p text:style-name="Text_20_body"><text:a xlink:type="simple" xlink:href="https://github.com/EbookFoundation/free-programming-books" text:style-name="Internet_20_link" text:visited-style-name="Visited_20_Internet_20_Link">https://github.com/EbookFoundation/free-programming-books</text:a></text:p>
      <text:h text:style-name="Heading_20_2" text:outline-level="2"><text:bookmark text:name="user-content-vagas"/>Vagas</text:h>
      <text:list xml:id="list1014446675" text:style-name="L4">
        <text:list-item>
          <text:p text:style-name="P6"><text:a xlink:type="simple" xlink:href="https://github.com/abraphp/CarreiraPHP" text:style-name="Internet_20_link" text:visited-style-name="Visited_20_Internet_20_Link">https://github.com/abraphp/CarreiraPHP</text:a></text:p>
        </text:list-item>
        <text:list-item>
          <text:p text:style-name="P6"><text:a xlink:type="simple" xlink:href="https://github.com/especializati/empresas-que-usam-laravel-no-brasil" text:style-name="Internet_20_link" text:visited-style-name="Visited_20_Internet_20_Link">https://github.com/especializati/empresas-que-usam-laravel-no-brasil</text:a></text:p>
        </text:list-item>
        <text:list-item>
          <text:p text:style-name="P6"><text:a xlink:type="simple" xlink:href="https://github.com/ribafs/empresas-php" text:style-name="Internet_20_link" text:visited-style-name="Visited_20_Internet_20_Link">https://github.com/ribafs/empresas-php</text:a></text:p>
        </text:list-item>
      </text:list>
      <text:p text:style-name="Text_20_body"><text:a xlink:type="simple" xlink:href="https://github.com/backend-br/vagas" text:style-name="Internet_20_link" text:visited-style-name="Visited_20_Internet_20_Link">https://github.com/backend-br/vagas</text:a></text:p>
      <text:p text:style-name="Text_20_body"><text:a xlink:type="simple" xlink:href="https://github.com/frontendbr/vagas" text:style-name="Internet_20_link" text:visited-style-name="Visited_20_Internet_20_Link">https://github.com/frontendbr/vagas</text:a></text:p>
      <text:p text:style-name="Text_20_body"><text:a xlink:type="simple" xlink:href="https://github.com/qa-brasil/vagas" text:style-name="Internet_20_link" text:visited-style-name="Visited_20_Internet_20_Link">https://github.com/qa-brasil/vagas</text:a></text:p>
      <text:p text:style-name="Text_20_body"><text:a xlink:type="simple" xlink:href="https://github.com/brasil-php/vagas/issues" text:style-name="Internet_20_link" text:visited-style-name="Visited_20_Internet_20_Link">https://github.com/brasil-php/vagas/issues</text:a></text:p>
      <text:p text:style-name="Text_20_body"><text:a xlink:type="simple" xlink:href="https://github.com/topics/vagas-para-desenvolvedores" text:style-name="Internet_20_link" text:visited-style-name="Visited_20_Internet_20_Link">https://github.com/topics/vagas-para-desenvolvedores</text:a></text:p>
      <text:h text:style-name="Heading_20_2" text:outline-level="2"><text:bookmark text:name="user-content-conversão"/>Conversão</text:h>
      <text:p text:style-name="Text_20_body"><text:a xlink:type="simple" xlink:href="https://sqlizer.io/csv-to-mysql/#/" text:style-name="Internet_20_link" text:visited-style-name="Visited_20_Internet_20_Link">https://sqlizer.io/csv-to-mysql/#/</text:a> - Converte CSV para SQL (MySQL, PostgreSQL e SQL Server)</text:p>
      <text:h text:style-name="Heading_20_2" text:outline-level="2"><text:bookmark text:name="user-content-ideias-para-projetos"/>Ideias para Projetos</text:h>
      <text:p text:style-name="Text_20_body"><text:a xlink:type="simple" xlink:href="https://github.com/rezaamini-ir/awesome-github" text:style-name="Internet_20_link" text:visited-style-name="Visited_20_Internet_20_Link">https://github.com/rezaamini-ir/awesome-github</text:a> </text:p>
      <text:list xml:id="list962495585" text:style-name="L5">
        <text:list-item>
          <text:p text:style-name="P7"><text:a xlink:type="simple" xlink:href="https://github.com/IonicaBizau/made-in-brazil" text:style-name="Internet_20_link" text:visited-style-name="Visited_20_Internet_20_Link">https://github.com/IonicaBizau/made-in-brazil</text:a></text:p>
        </text:list-item>
        <text:list-item>
          <text:p text:style-name="P7"><text:a xlink:type="simple" xlink:href="https://github.com/florinpop17/app-ideas" text:style-name="Internet_20_link" text:visited-style-name="Visited_20_Internet_20_Link">https://github.com/florinpop17/app-ideas</text:a></text:p>
        </text:list-item>
      </text:list>
      <text:p text:style-name="Text_20_body"><text:a xlink:type="simple" xlink:href="https://itsourcecode.com/free-projects/php-project/php-projects-source-code-free-downloads/" text:style-name="Internet_20_link" text:visited-style-name="Visited_20_Internet_20_Link">https://itsourcecode.com/free-projects/php-project/php-projects-source-code-free-downloads/</text:a></text:p>
      <text:p text:style-name="Text_20_body"><text:a xlink:type="simple" xlink:href="https://www.freecodecamp.org/portuguese/news/40-projetos-em-javascript-para-iniciantes-ideias-simples-para-comecar-a-programar-em-js/" text:style-name="Internet_20_link" text:visited-style-name="Visited_20_Internet_20_Link">https://www.freecodecamp.org/portuguese/news/40-projetos-em-javascript-para-iniciantes-ideias-simples-para-comecar-a-programar-em-js/</text:a></text:p>
      <text:p text:style-name="Text_20_body"><text:a xlink:type="simple" xlink:href="https://github.com/florinpop17/app-ideas" text:style-name="Internet_20_link" text:visited-style-name="Visited_20_Internet_20_Link">https://github.com/florinpop17/app-ideas</text:a> - Ideias para projetos iniciante, intermediário e avançado</text:p>
      <text:p text:style-name="Text_20_body"><text:a xlink:type="simple" xlink:href="https://www.florin-pop.com/blog/2019/09/100-days-100-projects/" text:style-name="Internet_20_link" text:visited-style-name="Visited_20_Internet_20_Link">https://www.florin-pop.com/blog/2019/09/100-days-100-projects/</text:a></text:p>
      <text:p text:style-name="Text_20_body"><text:a xlink:type="simple" xlink:href="https://github.com/florinpop17/100Days100Projects" text:style-name="Internet_20_link" text:visited-style-name="Visited_20_Internet_20_Link">https://github.com/florinpop17/100Days100Projects</text:a></text:p>
      <text:p text:style-name="Text_20_body"><text:a xlink:type="simple" xlink:href="https://blog.guilhermebranco.com.br/quanto-cobrar/" text:style-name="Internet_20_link" text:visited-style-name="Visited_20_Internet_20_Link">https://blog.guilhermebranco.com.br/quanto-cobrar/</text:a></text:p>
      <text:p text:style-name="Text_20_body"><text:a xlink:type="simple" xlink:href="https://gist.github.com/msurguy/8590765" text:style-name="Internet_20_link" text:visited-style-name="Visited_20_Internet_20_Link">https://gist.github.com/msurguy/8590765</text:a> - Lista de projetos open source com Laravel</text:p>
      <text:p text:style-name="Text_20_body"><text:soft-page-break/><text:a xlink:type="simple" xlink:href="https://blog.fabricadeaplicativos.com.br/empreendedorismo/10-dicas-para-entrar-no-bilionario-mundo-dos-aplicativos/" text:style-name="Internet_20_link" text:visited-style-name="Visited_20_Internet_20_Link">https://blog.fabricadeaplicativos.com.br/empreendedorismo/10-dicas-para-entrar-no-bilionario-mundo-dos-aplicativos/</text:a></text:p>
      <text:p text:style-name="Text_20_body"><text:a xlink:type="simple" xlink:href="https://gist.github.com/ribafs/0303499618d4819dbe88e667ef054a1b" text:style-name="Internet_20_link" text:visited-style-name="Visited_20_Internet_20_Link">https://gist.github.com/ribafs/0303499618d4819dbe88e667ef054a1b</text:a></text:p>
      <text:p text:style-name="Text_20_body"><text:a xlink:type="simple" xlink:href="https://www.codewars.com/" text:style-name="Internet_20_link" text:visited-style-name="Visited_20_Internet_20_Link">https://www.codewars.com</text:a></text:p>
      <text:p text:style-name="Text_20_body"><text:a xlink:type="simple" xlink:href="https://github.com/florinpop17/app-ideas" text:style-name="Internet_20_link" text:visited-style-name="Visited_20_Internet_20_Link">https://github.com/florinpop17/app-ideas</text:a></text:p>
      <text:p text:style-name="Text_20_body"><text:a xlink:type="simple" xlink:href="https://nevonprojects.com/php-projects-topics-ideas/" text:style-name="Internet_20_link" text:visited-style-name="Visited_20_Internet_20_Link">https://nevonprojects.com/php-projects-topics-ideas/</text:a></text:p>
      <text:p text:style-name="Text_20_body"><text:a xlink:type="simple" xlink:href="https://nevonprojects.com/" text:style-name="Internet_20_link" text:visited-style-name="Visited_20_Internet_20_Link">https://nevonprojects.com/</text:a> - Diversas áreas</text:p>
      <text:p text:style-name="Text_20_body"><text:a xlink:type="simple" xlink:href="https://codeshoppy.com/index.html" text:style-name="Internet_20_link" text:visited-style-name="Visited_20_Internet_20_Link">https://codeshoppy.com/index.html</text:a></text:p>
      <text:p text:style-name="Text_20_body"><text:a xlink:type="simple" xlink:href="https://www.phptpoint.com/projects/php-project-list/" text:style-name="Internet_20_link" text:visited-style-name="Visited_20_Internet_20_Link">https://www.phptpoint.com/projects/php-project-list/</text:a></text:p>
      <text:p text:style-name="Text_20_body"><text:a xlink:type="simple" xlink:href="https://www.kashipara.com/project/topics/latest_php-project-ideas_2" text:style-name="Internet_20_link" text:visited-style-name="Visited_20_Internet_20_Link">https://www.kashipara.com/project/topics/latest_php-project-ideas_2</text:a></text:p>
      <text:p text:style-name="Text_20_body"><text:a xlink:type="simple" xlink:href="https://www.kashipara.com/project/category/download_php-project-source-code_2" text:style-name="Internet_20_link" text:visited-style-name="Visited_20_Internet_20_Link">https://www.kashipara.com/project/category/download_php-project-source-code_2</text:a></text:p>
      <text:p text:style-name="Text_20_body"><text:a xlink:type="simple" xlink:href="https://freeprojectsforall.com/best-php-project-ideas-2018/" text:style-name="Internet_20_link" text:visited-style-name="Visited_20_Internet_20_Link">https://freeprojectsforall.com/best-php-project-ideas-2018/</text:a></text:p>
      <text:p text:style-name="Text_20_body"><text:a xlink:type="simple" xlink:href="http://www.projectjugad.com/php-project-ideas/" text:style-name="Internet_20_link" text:visited-style-name="Visited_20_Internet_20_Link">http://www.projectjugad.com/php-project-ideas/</text:a></text:p>
      <text:p text:style-name="Text_20_body"><text:a xlink:type="simple" xlink:href="https://phpgurukul.com/" text:style-name="Internet_20_link" text:visited-style-name="Visited_20_Internet_20_Link">https://phpgurukul.com/</text:a></text:p>
      <text:p text:style-name="Text_20_body"><text:a xlink:type="simple" xlink:href="https://phpgurukul.com/php-projects-free-downloads/" text:style-name="Internet_20_link" text:visited-style-name="Visited_20_Internet_20_Link">https://phpgurukul.com/php-projects-free-downloads/</text:a></text:p>
      <text:p text:style-name="Text_20_body"><text:a xlink:type="simple" xlink:href="https://www.freeprojectz.com/projects/php-project-ideas" text:style-name="Internet_20_link" text:visited-style-name="Visited_20_Internet_20_Link">https://www.freeprojectz.com/projects/php-project-ideas</text:a></text:p>
      <text:p text:style-name="Text_20_body"><text:a xlink:type="simple" xlink:href="https://github.com/sindresorhus/awesome" text:style-name="Internet_20_link" text:visited-style-name="Visited_20_Internet_20_Link">https://github.com/sindresorhus/awesome</text:a></text:p>
      <text:h text:style-name="Heading_20_2" text:outline-level="2"><text:bookmark text:name="user-content-diversos"/>Diversos</text:h>
      <text:list xml:id="list2457017670" text:style-name="L6">
        <text:list-item>
          <text:p text:style-name="P8"><text:a xlink:type="simple" xlink:href="https://github.com/denoone/awesome-deno" text:style-name="Internet_20_link" text:visited-style-name="Visited_20_Internet_20_Link">https://github.com/denoone/awesome-deno</text:a></text:p>
        </text:list-item>
        <text:list-item>
          <text:p text:style-name="P8"><text:a xlink:type="simple" xlink:href="https://github.com/helloroman/frontend-roadmap" text:style-name="Internet_20_link" text:visited-style-name="Visited_20_Internet_20_Link">https://github.com/helloroman/frontend-roadmap</text:a></text:p>
        </text:list-item>
        <text:list-item>
          <text:p text:style-name="P8"><text:a xlink:type="simple" xlink:href="https://ribafs.github.io/references/" text:style-name="Internet_20_link" text:visited-style-name="Visited_20_Internet_20_Link">https://ribafs.github.io/references/</text:a></text:p>
        </text:list-item>
        <text:list-item>
          <text:p text:style-name="P8"><text:a xlink:type="simple" xlink:href="https://github.com/arthurspk/guiadevbrasil" text:style-name="Internet_20_link" text:visited-style-name="Visited_20_Internet_20_Link">https://github.com/arthurspk/guiadevbrasil</text:a></text:p>
        </text:list-item>
        <text:list-item>
          <text:p text:style-name="P8"><text:a xlink:type="simple" xlink:href="https://github.com/lowlighter/metrics" text:style-name="Internet_20_link" text:visited-style-name="Visited_20_Internet_20_Link">https://github.com/lowlighter/metrics</text:a></text:p>
        </text:list-item>
        <text:list-item>
          <text:p text:style-name="P8"><text:a xlink:type="simple" xlink:href="https://github.com/arimariojesus/Best-websites-a-programmer-should-visit" text:style-name="Internet_20_link" text:visited-style-name="Visited_20_Internet_20_Link">https://github.com/arimariojesus/Best-websites-a-programmer-should-visit</text:a></text:p>
        </text:list-item>
        <text:list-item>
          <text:p text:style-name="P8"><text:a xlink:type="simple" xlink:href="https://github.com/kamranahmedse/developer-roadmap" text:style-name="Internet_20_link" text:visited-style-name="Visited_20_Internet_20_Link">https://github.com/kamranahmedse/developer-roadmap</text:a></text:p>
        </text:list-item>
        <text:list-item>
          <text:p text:style-name="P8"><text:a xlink:type="simple" xlink:href="https://github.com/fititnt/listamaravilhosaopensource" text:style-name="Internet_20_link" text:visited-style-name="Visited_20_Internet_20_Link">https://github.com/fititnt/listamaravilhosaopensource</text:a></text:p>
        </text:list-item>
        <text:list-item>
          <text:p text:style-name="P8"><text:a xlink:type="simple" xlink:href="https://github.com/sindresorhus/awesome" text:style-name="Internet_20_link" text:visited-style-name="Visited_20_Internet_20_Link">https://github.com/sindresorhus/awesome</text:a></text:p>
        </text:list-item>
      </text:list>
      <text:p text:style-name="Text_20_body"><text:a xlink:type="simple" xlink:href="https://github.com/arthurspk/guiadevbrasil" text:style-name="Internet_20_link" text:visited-style-name="Visited_20_Internet_20_Link">https://github.com/arthurspk/guiadevbrasil</text:a></text:p>
      <text:p text:style-name="Text_20_body"><text:a xlink:type="simple" xlink:href="https://github.com/abhisheknaiidu/awesome-github-profile-readme" text:style-name="Internet_20_link" text:visited-style-name="Visited_20_Internet_20_Link">https://github.com/abhisheknaiidu/awesome-github-profile-readme</text:a></text:p>
      <text:p text:style-name="Text_20_body"><text:a xlink:type="simple" xlink:href="https://github.com/akitaonrails/awesome-linux" text:style-name="Internet_20_link" text:visited-style-name="Visited_20_Internet_20_Link">https://github.com/akitaonrails/awesome-linux</text:a></text:p>
      <text:p text:style-name="Text_20_body"><text:a xlink:type="simple" xlink:href="https://github.com/jagracey/Awesome-Unicode" text:style-name="Internet_20_link" text:visited-style-name="Visited_20_Internet_20_Link">https://github.com/jagracey/Awesome-Unicode</text:a> - A curated list of delightful Unicode tidbits, packages and resources.</text:p>
      <text:p text:style-name="Text_20_body"><text:soft-page-break/><text:a xlink:type="simple" xlink:href="https://github.com/github/gitignore" text:style-name="Internet_20_link" text:visited-style-name="Visited_20_Internet_20_Link">https://github.com/github/gitignore</text:a> - A collection of useful .gitignore templates</text:p>
      <text:p text:style-name="Text_20_body"><text:a xlink:type="simple" xlink:href="https://github.com/the-benchmarker/web-frameworks" text:style-name="Internet_20_link" text:visited-style-name="Visited_20_Internet_20_Link">https://github.com/the-benchmarker/web-frameworks</text:a> - Benchmark de frameworks web</text:p>
      <text:p text:style-name="Text_20_body"><text:a xlink:type="simple" xlink:href="https://github.com/nomanoff/emoji-shortcodes-for-markdown" text:style-name="Internet_20_link" text:visited-style-name="Visited_20_Internet_20_Link">https://github.com/nomanoff/emoji-shortcodes-for-markdown</text:a> - Emojis para o Github README.md</text:p>
      <text:p text:style-name="Text_20_body"><text:a xlink:type="simple" xlink:href="http://cep.la/baixar" text:style-name="Internet_20_link" text:visited-style-name="Visited_20_Internet_20_Link">http://cep.la/baixar</text:a> - CEPs de até 2018</text:p>
      <text:p text:style-name="Text_20_body"><text:a xlink:type="simple" xlink:href="https://tiny-helpers.dev/" text:style-name="Internet_20_link" text:visited-style-name="Visited_20_Internet_20_Link">https://tiny-helpers.dev/</text:a></text:p>
      <text:p text:style-name="Text_20_body"><text:a xlink:type="simple" xlink:href="https://github.com/trimstray/the-book-of-secret-knowledge" text:style-name="Internet_20_link" text:visited-style-name="Visited_20_Internet_20_Link">https://github.com/trimstray/the-book-of-secret-knowledge</text:a></text:p>
      <text:p text:style-name="Text_20_body"><text:a xlink:type="simple" xlink:href="https://github.com/areknawo/awesome-productivity-software" text:style-name="Internet_20_link" text:visited-style-name="Visited_20_Internet_20_Link">https://github.com/areknawo/awesome-productivity-software</text:a></text:p>
      <text:p text:style-name="Text_20_body"><text:a xlink:type="simple" xlink:href="https://github.com/pazguille/offline-first" text:style-name="Internet_20_link" text:visited-style-name="Visited_20_Internet_20_Link">https://github.com/pazguille/offline-first</text:a></text:p>
      <text:p text:style-name="Text_20_body"><text:a xlink:type="simple" xlink:href="https://github.com/cyrilbois/awesome-json" text:style-name="Internet_20_link" text:visited-style-name="Visited_20_Internet_20_Link">https://github.com/cyrilbois/awesome-json</text:a></text:p>
      <text:p text:style-name="Text_20_body"><text:a xlink:type="simple" xlink:href="https://github.com/cyrilbois/bookmarks" text:style-name="Internet_20_link" text:visited-style-name="Visited_20_Internet_20_Link">https://github.com/cyrilbois/bookmarks</text:a></text:p>
      <text:p text:style-name="Text_20_body"><text:a xlink:type="simple" xlink:href="https://github.com/cyrilbois/Best-websites-a-programmer-should-visit" text:style-name="Internet_20_link" text:visited-style-name="Visited_20_Internet_20_Link">https://github.com/cyrilbois/Best-websites-a-programmer-should-visit</text:a></text:p>
      <text:p text:style-name="Text_20_body"><text:a xlink:type="simple" xlink:href="https://github.com/cyrilbois/awesome-sqlite" text:style-name="Internet_20_link" text:visited-style-name="Visited_20_Internet_20_Link">https://github.com/cyrilbois/awesome-sqlite</text:a></text:p>
      <text:p text:style-name="Text_20_body"><text:a xlink:type="simple" xlink:href="https://github.com/cyrilbois/Awesome" text:style-name="Internet_20_link" text:visited-style-name="Visited_20_Internet_20_Link">https://github.com/cyrilbois/Awesome</text:a> (windows)</text:p>
      <text:p text:style-name="Text_20_body"><text:a xlink:type="simple" xlink:href="https://github.com/cyrilbois/awesome-tech" text:style-name="Internet_20_link" text:visited-style-name="Visited_20_Internet_20_Link">https://github.com/cyrilbois/awesome-tech</text:a></text:p>
      <text:p text:style-name="Text_20_body"><text:a xlink:type="simple" xlink:href="https://github.com/cyrilbois/the-book-of-secret-knowledge" text:style-name="Internet_20_link" text:visited-style-name="Visited_20_Internet_20_Link">https://github.com/cyrilbois/the-book-of-secret-knowledge</text:a></text:p>
      <text:p text:style-name="Text_20_body"><text:a xlink:type="simple" xlink:href="https://github.com/cyrilbois/AwesomeCSV" text:style-name="Internet_20_link" text:visited-style-name="Visited_20_Internet_20_Link">https://github.com/cyrilbois/AwesomeCSV</text:a></text:p>
      <text:p text:style-name="Text_20_body"><text:a xlink:type="simple" xlink:href="https://github.com/cyrilbois/awesome-bookmarks" text:style-name="Internet_20_link" text:visited-style-name="Visited_20_Internet_20_Link">https://github.com/cyrilbois/awesome-bookmarks</text:a></text:p>
      <text:p text:style-name="Text_20_body"><text:a xlink:type="simple" xlink:href="https://fiddles.io/" text:style-name="Internet_20_link" text:visited-style-name="Visited_20_Internet_20_Link">https://fiddles.io/</text:a></text:p>
      <text:p text:style-name="Text_20_body"><text:a xlink:type="simple" xlink:href="https://github.com/cyrilbois/awesome-network-automation" text:style-name="Internet_20_link" text:visited-style-name="Visited_20_Internet_20_Link">https://github.com/cyrilbois/awesome-network-automation</text:a></text:p>
      <text:p text:style-name="Text_20_body"><text:a xlink:type="simple" xlink:href="https://github.com/cyrilbois/awesome-python" text:style-name="Internet_20_link" text:visited-style-name="Visited_20_Internet_20_Link">https://github.com/cyrilbois/awesome-python</text:a></text:p>
      <text:p text:style-name="Text_20_body"><text:a xlink:type="simple" xlink:href="https://github.com/cyrilbois/my-links" text:style-name="Internet_20_link" text:visited-style-name="Visited_20_Internet_20_Link">https://github.com/cyrilbois/my-links</text:a></text:p>
      <text:p text:style-name="Text_20_body"><text:a xlink:type="simple" xlink:href="https://github.com/MunGell/awesome-for-beginners" text:style-name="Internet_20_link" text:visited-style-name="Visited_20_Internet_20_Link">https://github.com/MunGell/awesome-for-beginners</text:a> - A list of awesome beginners-friendly projects</text:p>
      <text:p text:style-name="Text_20_body"><text:a xlink:type="simple" xlink:href="https://github.com/botman/awesome-botman" text:style-name="Internet_20_link" text:visited-style-name="Visited_20_Internet_20_Link">https://github.com/botman/awesome-botman</text:a></text:p>
      <text:p text:style-name="Text_20_body"><text:a xlink:type="simple" xlink:href="https://aggregatedawesome.com/" text:style-name="Internet_20_link" text:visited-style-name="Visited_20_Internet_20_Link">https://aggregatedawesome.com/</text:a></text:p>
      <text:p text:style-name="Text_20_body"><text:a xlink:type="simple" xlink:href="https://github.com/ribafs/free-programming-books" text:style-name="Internet_20_link" text:visited-style-name="Visited_20_Internet_20_Link">https://github.com/ribafs/free-programming-books</text:a></text:p>
      <text:p text:style-name="Text_20_body"><text:a xlink:type="simple" xlink:href="https://github.com/ziadoz/awesome-php" text:style-name="Internet_20_link" text:visited-style-name="Visited_20_Internet_20_Link">https://github.com/ziadoz/awesome-php</text:a></text:p>
      <text:p text:style-name="Text_20_body"><text:a xlink:type="simple" xlink:href="https://github.com/ribafs/build-your-own-x" text:style-name="Internet_20_link" text:visited-style-name="Visited_20_Internet_20_Link">https://github.com/ribafs/build-your-own-x</text:a> - Faça você mesmo (tecnologia, até um sistema operacional)</text:p>
      <text:p text:style-name="Text_20_body"><text:a xlink:type="simple" xlink:href="https://github.com/ribafs/the-art-of-command-line" text:style-name="Internet_20_link" text:visited-style-name="Visited_20_Internet_20_Link">https://github.com/ribafs/the-art-of-command-line</text:a></text:p>
      <text:p text:style-name="Text_20_body"><text:a xlink:type="simple" xlink:href="https://github.com/kamranahmedse/developer-roadmap" text:style-name="Internet_20_link" text:visited-style-name="Visited_20_Internet_20_Link">https://github.com/kamranahmedse/developer-roadmap</text:a> - Roadmap to becoming a web developer in 2020</text:p>
      <text:p text:style-name="Text_20_body"><text:a xlink:type="simple" xlink:href="https://github.com/camilatigre/listamaravilhosaopensource" text:style-name="Internet_20_link" text:visited-style-name="Visited_20_Internet_20_Link">https://github.com/camilatigre/listamaravilhosaopensource</text:a></text:p>
      <text:h text:style-name="Heading_20_2" text:outline-level="2"><text:bookmark text:name="user-content-cursos-gratuitos-e-pagos"/><text:soft-page-break/>Cursos Gratuitos e Pagos</text:h>
      <text:p text:style-name="Text_20_body"><text:a xlink:type="simple" xlink:href="https://github.com/Kamilahsantos/conteudo-gratuito" text:style-name="Internet_20_link" text:visited-style-name="Visited_20_Internet_20_Link">https://github.com/Kamilahsantos/conteudo-gratuito</text:a></text:p>
      <text:p text:style-name="Text_20_body"><text:a xlink:type="simple" xlink:href="https://jornadadodev.com.br/cursos" text:style-name="Internet_20_link" text:visited-style-name="Visited_20_Internet_20_Link">https://jornadadodev.com.br/cursos</text:a></text:p>
      <text:p text:style-name="Text_20_body"><text:a xlink:type="simple" xlink:href="https://pt-br.classpert.com/" text:style-name="Internet_20_link" text:visited-style-name="Visited_20_Internet_20_Link">https://pt-br.classpert.com/</text:a></text:p>
      <text:h text:style-name="Heading_20_2" text:outline-level="2"><text:bookmark text:name="user-content-api"/>API</text:h>
      <text:p text:style-name="Text_20_body"><text:a xlink:type="simple" xlink:href="https://github.com/cyrilbois/Awesome-Api-Management-Tools" text:style-name="Internet_20_link" text:visited-style-name="Visited_20_Internet_20_Link">https://github.com/cyrilbois/Awesome-Api-Management-Tools</text:a></text:p>
      <text:p text:style-name="Text_20_body"><text:a xlink:type="simple" xlink:href="https://github.com/cyrilbois/api-development-tools" text:style-name="Internet_20_link" text:visited-style-name="Visited_20_Internet_20_Link">https://github.com/cyrilbois/api-development-tools</text:a></text:p>
      <text:p text:style-name="Text_20_body"><text:a xlink:type="simple" xlink:href="https://github.com/cyrilbois/awesome-api-tools" text:style-name="Internet_20_link" text:visited-style-name="Visited_20_Internet_20_Link">https://github.com/cyrilbois/awesome-api-tools</text:a></text:p>
      <text:p text:style-name="Text_20_body"><text:a xlink:type="simple" xlink:href="https://github.com/public-apis/public-apis" text:style-name="Internet_20_link" text:visited-style-name="Visited_20_Internet_20_Link">https://github.com/public-apis/public-apis</text:a></text:p>
      <text:h text:style-name="Heading_20_2" text:outline-level="2"><text:bookmark text:name="user-content-segurança"/>Segurança</text:h>
      <text:p text:style-name="Text_20_body"><text:a xlink:type="simple" xlink:href="https://github.com/infoslack/awesome-web-hacking" text:style-name="Internet_20_link" text:visited-style-name="Visited_20_Internet_20_Link">https://github.com/infoslack/awesome-web-hacking</text:a></text:p>
      <text:p text:style-name="Text_20_body"><text:a xlink:type="simple" xlink:href="https://cheatsheetseries.owasp.org/Glossary.html" text:style-name="Internet_20_link" text:visited-style-name="Visited_20_Internet_20_Link">https://cheatsheetseries.owasp.org/Glossary.html</text:a> - Acho que a OWASP é a maior referência em segurança na web</text:p>
      <text:p text:style-name="Text_20_body"><text:a xlink:type="simple" xlink:href="https://github.com/cyrilbois/Security_list" text:style-name="Internet_20_link" text:visited-style-name="Visited_20_Internet_20_Link">https://github.com/cyrilbois/Security_list</text:a></text:p>
      <text:h text:style-name="Heading_20_2" text:outline-level="2"><text:bookmark text:name="user-content-laravel"/>Laravel</text:h>
      <text:p text:style-name="Text_20_body">-<text:a xlink:type="simple" xlink:href="https://github.com/livewire/awesome-tall-stack" text:style-name="Internet_20_link" text:visited-style-name="Visited_20_Internet_20_Link">https://github.com/livewire/awesome-tall-stack</text:a></text:p>
      <text:p text:style-name="Text_20_body">-<text:a xlink:type="simple" xlink:href="https://benjamincrozat.com/laravel-versions" text:style-name="Internet_20_link" text:visited-style-name="Visited_20_Internet_20_Link">https://benjamincrozat.com/laravel-versions</text:a></text:p>
      <text:p text:style-name="Text_20_body">-<text:a xlink:type="simple" xlink:href="https://github.com/benjamincrozat/Laravel-Open-Source-Projects" text:style-name="Internet_20_link" text:visited-style-name="Visited_20_Internet_20_Link">https://github.com/benjamincrozat/Laravel-Open-Source-Projects</text:a></text:p>
      <text:list xml:id="list1062742165" text:style-name="L7">
        <text:list-item>
          <text:p text:style-name="P9"><text:a xlink:type="simple" xlink:href="https://github.com/jonaselan/laravel-best-practices" text:style-name="Internet_20_link" text:visited-style-name="Visited_20_Internet_20_Link">https://github.com/jonaselan/laravel-best-practices</text:a></text:p>
        </text:list-item>
        <text:list-item>
          <text:p text:style-name="P9"><text:a xlink:type="simple" xlink:href="https://laraveldaily.com/packages" text:style-name="Internet_20_link" text:visited-style-name="Visited_20_Internet_20_Link">https://laraveldaily.com/packages</text:a> - Melhores pacotes, mais de 100</text:p>
        </text:list-item>
      </text:list>
      <text:p text:style-name="Text_20_body"><text:a xlink:type="simple" xlink:href="https://github.com/LaravelDaily/laravel-tips" text:style-name="Internet_20_link" text:visited-style-name="Visited_20_Internet_20_Link">https://github.com/LaravelDaily/laravel-tips</text:a></text:p>
      <text:p text:style-name="Text_20_body"><text:a xlink:type="simple" xlink:href="https://gist.github.com/msurguy/8590765" text:style-name="Internet_20_link" text:visited-style-name="Visited_20_Internet_20_Link">https://gist.github.com/msurguy/8590765</text:a> - List of open source projects made with Laravel</text:p>
      <text:p text:style-name="Text_20_body"><text:a xlink:type="simple" xlink:href="https://github.com/alexeymezenin/laravel-best-practices" text:style-name="Internet_20_link" text:visited-style-name="Visited_20_Internet_20_Link">https://github.com/alexeymezenin/laravel-best-practices</text:a></text:p>
      <text:p text:style-name="Text_20_body"><text:a xlink:type="simple" xlink:href="https://projectworlds.in/laravel-projects/" text:style-name="Internet_20_link" text:visited-style-name="Visited_20_Internet_20_Link">https://projectworlds.in/laravel-projects/</text:a></text:p>
      <text:p text:style-name="Text_20_body"><text:a xlink:type="simple" xlink:href="http://artesaos.github.io/laravel-br-awesome/" text:style-name="Internet_20_link" text:visited-style-name="Visited_20_Internet_20_Link">http://artesaos.github.io/laravel-br-awesome/</text:a></text:p>
      <text:p text:style-name="Text_20_body"><text:a xlink:type="simple" xlink:href="https://github.com/ribafs/Laravel-Open-Source-Projects" text:style-name="Internet_20_link" text:visited-style-name="Visited_20_Internet_20_Link">https://github.com/ribafs/Laravel-Open-Source-Projects</text:a></text:p>
      <text:p text:style-name="Text_20_body"><text:a xlink:type="simple" xlink:href="https://github.com/chiraggude/awesome-laravel" text:style-name="Internet_20_link" text:visited-style-name="Visited_20_Internet_20_Link">https://github.com/chiraggude/awesome-laravel</text:a></text:p>
      <text:p text:style-name="Text_20_body"><text:a xlink:type="simple" xlink:href="https://github.com/TimothyDJones/awesome-laravel" text:style-name="Internet_20_link" text:visited-style-name="Visited_20_Internet_20_Link">https://github.com/TimothyDJones/awesome-laravel</text:a></text:p>
      <text:p text:style-name="Text_20_body"><text:a xlink:type="simple" xlink:href="https://github.com/unnawut/awesome-laravel" text:style-name="Internet_20_link" text:visited-style-name="Visited_20_Internet_20_Link">https://github.com/unnawut/awesome-laravel</text:a></text:p>
      <text:p text:style-name="Text_20_body"><text:a xlink:type="simple" xlink:href="https://github.com/chiraggude/awesome-laravel" text:style-name="Internet_20_link" text:visited-style-name="Visited_20_Internet_20_Link">https://github.com/chiraggude/awesome-laravel</text:a></text:p>
      <text:p text:style-name="Text_20_body"><text:soft-page-break/><text:a xlink:type="simple" xlink:href="https://awesomerank.github.io/lists/chiraggude/awesome-laravel.html" text:style-name="Internet_20_link" text:visited-style-name="Visited_20_Internet_20_Link">https://awesomerank.github.io/lists/chiraggude/awesome-laravel.html</text:a></text:p>
      <text:p text:style-name="Text_20_body"><text:a xlink:type="simple" xlink:href="https://spatie.be/open-source/projects" text:style-name="Internet_20_link" text:visited-style-name="Visited_20_Internet_20_Link">https://spatie.be/open-source/projects</text:a></text:p>
      <text:p text:style-name="Text_20_body"><text:a xlink:type="simple" xlink:href="https://aggregatedawesome.com/laravel" text:style-name="Internet_20_link" text:visited-style-name="Visited_20_Internet_20_Link">https://aggregatedawesome.com/laravel</text:a></text:p>
      <text:p text:style-name="Text_20_body"><text:a xlink:type="simple" xlink:href="https://libraries.io/github/acacha/awesome-laravel" text:style-name="Internet_20_link" text:visited-style-name="Visited_20_Internet_20_Link">https://libraries.io/github/acacha/awesome-laravel</text:a></text:p>
      <text:p text:style-name="Text_20_body"><text:a xlink:type="simple" xlink:href="https://github.com/ribafs/lang" text:style-name="Internet_20_link" text:visited-style-name="Visited_20_Internet_20_Link">https://github.com/ribafs/lang</text:a></text:p>
      <text:p text:style-name="Text_20_body"><text:a xlink:type="simple" xlink:href="https://laravelarticle.com/laravel-user-activity" text:style-name="Internet_20_link" text:visited-style-name="Visited_20_Internet_20_Link">https://laravelarticle.com/laravel-user-activity</text:a></text:p>
      <text:p text:style-name="Text_20_body"><text:a xlink:type="simple" xlink:href="https://github.com/mateusjunges/laravel-time-helpers" text:style-name="Internet_20_link" text:visited-style-name="Visited_20_Internet_20_Link">https://github.com/mateusjunges/laravel-time-helpers</text:a></text:p>
      <text:p text:style-name="Text_20_body"><text:a xlink:type="simple" xlink:href="https://github.com/artesaos/seotools" text:style-name="Internet_20_link" text:visited-style-name="Visited_20_Internet_20_Link">https://github.com/artesaos/seotools</text:a></text:p>
      <text:h text:style-name="Heading_20_2" text:outline-level="2"><text:bookmark text:name="user-content-frontend"/>Frontend</text:h>
      <text:p text:style-name="Text_20_body">Web development tutorials</text:p>
      <text:list xml:id="list3936149233" text:style-name="L8">
        <text:list-item>
          <text:p text:style-name="P10"><text:a xlink:type="simple" xlink:href="https://www.w3resource.com/index.php" text:style-name="Internet_20_link" text:visited-style-name="Visited_20_Internet_20_Link">https://www.w3resource.com/index.php</text:a> </text:p>
        </text:list-item>
      </text:list>
      <text:p text:style-name="Text_20_body">W3C School Tutoriais</text:p>
      <text:list xml:id="list456967916" text:style-name="L9">
        <text:list-item>
          <text:p text:style-name="P11"><text:a xlink:type="simple" xlink:href="https://www.w3schools.com/" text:style-name="Internet_20_link" text:visited-style-name="Visited_20_Internet_20_Link">https://www.w3schools.com/</text:a> </text:p>
        </text:list-item>
      </text:list>
      <text:p text:style-name="Text_20_body">Eloquent Javascript - livro free em pt-br <text:a xlink:type="simple" xlink:href="http://braziljs.github.io/eloquente-javascript/" text:style-name="Internet_20_link" text:visited-style-name="Visited_20_Internet_20_Link">http://braziljs.github.io/eloquente-javascript/</text:a></text:p>
      <text:p text:style-name="Text_20_body">Tutoriais HTML Dog: HTML, CSS e JS</text:p>
      <text:list xml:id="list3352885713" text:style-name="L10">
        <text:list-item>
          <text:p text:style-name="P12"><text:a xlink:type="simple" xlink:href="https://www.htmldog.com/guides/" text:style-name="Internet_20_link" text:visited-style-name="Visited_20_Internet_20_Link">https://www.htmldog.com/guides/</text:a> </text:p>
        </text:list-item>
      </text:list>
      <text:p text:style-name="Text_20_body">Os 16 Melhores Sites de Desenvolvimento Web da Atualidade</text:p>
      <text:list xml:id="list3559308322" text:style-name="L11">
        <text:list-item>
          <text:p text:style-name="P13"><text:a xlink:type="simple" xlink:href="https://www.cursos.wlconsultoria.net/blog/melhores-sites-de-desenvolvimento-web/" text:style-name="Internet_20_link" text:visited-style-name="Visited_20_Internet_20_Link">https://www.cursos.wlconsultoria.net/blog/melhores-sites-de-desenvolvimento-web/</text:a> </text:p>
        </text:list-item>
      </text:list>
      <text:p text:style-name="Text_20_body">Aprendizado online</text:p>
      <text:list xml:id="list1043953049" text:style-name="L12">
        <text:list-item>
          <text:p text:style-name="P14"><text:a xlink:type="simple" xlink:href="https://exercism.io/my/tracks" text:style-name="Internet_20_link" text:visited-style-name="Visited_20_Internet_20_Link">https://exercism.io/my/tracks</text:a> </text:p>
        </text:list-item>
      </text:list>
      <text:p text:style-name="Text_20_body">HTML5 Tutorial | Wideskills</text:p>
      <text:list xml:id="list1101704694" text:style-name="L13">
        <text:list-item>
          <text:p text:style-name="P15"><text:a xlink:type="simple" xlink:href="https://www.wideskills.com/technology/html5-tutorial" text:style-name="Internet_20_link" text:visited-style-name="Visited_20_Internet_20_Link">https://www.wideskills.com/technology/html5-tutorial</text:a> </text:p>
        </text:list-item>
      </text:list>
      <text:p text:style-name="Text_20_body">Welcome - The complete HTML5 tutorial</text:p>
      <text:list xml:id="list4047518063" text:style-name="L14">
        <text:list-item>
          <text:p text:style-name="P16"><text:a xlink:type="simple" xlink:href="https://html5-tutorial.net/" text:style-name="Internet_20_link" text:visited-style-name="Visited_20_Internet_20_Link">https://html5-tutorial.net/</text:a> </text:p>
        </text:list-item>
      </text:list>
      <text:p text:style-name="Text_20_body"><text:a xlink:type="simple" xlink:href="https://github.com/cyrilbois/useful-frontend" text:style-name="Internet_20_link" text:visited-style-name="Visited_20_Internet_20_Link">https://github.com/cyrilbois/useful-frontend</text:a></text:p>
      <text:p text:style-name="Text_20_body"><text:a xlink:type="simple" xlink:href="https://github.com/cyrilbois/Web-Design-Resources" text:style-name="Internet_20_link" text:visited-style-name="Visited_20_Internet_20_Link">https://github.com/cyrilbois/Web-Design-Resources</text:a></text:p>
      <text:p text:style-name="Text_20_body"><text:a xlink:type="simple" xlink:href="https://github.com/cyrilbois/frontend-tools" text:style-name="Internet_20_link" text:visited-style-name="Visited_20_Internet_20_Link">https://github.com/cyrilbois/frontend-tools</text:a></text:p>
      <text:p text:style-name="Text_20_body"><text:a xlink:type="simple" xlink:href="https://frontendmasters.com/books/front-end-handbook/2019/" text:style-name="Internet_20_link" text:visited-style-name="Visited_20_Internet_20_Link">https://frontendmasters.com/books/front-end-handbook/2019/</text:a></text:p>
      <text:p text:style-name="Text_20_body"><text:a xlink:type="simple" xlink:href="https://github.com/cyrilbois/List-of-Free-Online-Tools-For-Front-end-Web-Development" text:style-name="Internet_20_link" text:visited-style-name="Visited_20_Internet_20_Link">https://github.com/cyrilbois/List-of-Free-Online-Tools-For-Front-end-Web-Development</text:a></text:p>
      <text:p text:style-name="Text_20_body"><text:a xlink:type="simple" xlink:href="https://github.com/cyrilbois/resources-3" text:style-name="Internet_20_link" text:visited-style-name="Visited_20_Internet_20_Link">https://github.com/cyrilbois/resources-3</text:a></text:p>
      <text:p text:style-name="Text_20_body"><text:a xlink:type="simple" xlink:href="https://github.com/cyrilbois/Front-End-Web-Development-Resources" text:style-name="Internet_20_link" text:visited-style-name="Visited_20_Internet_20_Link">https://github.com/cyrilbois/Front-End-Web-Development-Resources</text:a></text:p>
      <text:p text:style-name="Text_20_body"><text:soft-page-break/><text:a xlink:type="simple" xlink:href="https://github.com/thedaviddias/Front-End-Checklist" text:style-name="Internet_20_link" text:visited-style-name="Visited_20_Internet_20_Link">https://github.com/thedaviddias/Front-End-Checklist</text:a></text:p>
      <text:h text:style-name="Heading_20_2" text:outline-level="2"><text:bookmark text:name="user-content-html5"/>HTML5</text:h>
      <text:p text:style-name="Text_20_body"><text:a xlink:type="simple" xlink:href="https://github.com/diegocard/awesome-html5" text:style-name="Internet_20_link" text:visited-style-name="Visited_20_Internet_20_Link">https://github.com/diegocard/awesome-html5</text:a> - A curated list of awesome HTML5 resources</text:p>
      <text:h text:style-name="Heading_20_2" text:outline-level="2"><text:bookmark text:name="user-content-css"/>CSS</text:h>
      <text:p text:style-name="Text_20_body"><text:a xlink:type="simple" xlink:href="https://aggregatedawesome.com/awesome-css" text:style-name="Internet_20_link" text:visited-style-name="Visited_20_Internet_20_Link">https://aggregatedawesome.com/awesome-css</text:a></text:p>
      <text:p text:style-name="Text_20_body"><text:a xlink:type="simple" xlink:href="https://github.com/awesome-css-group/awesome-css" text:style-name="Internet_20_link" text:visited-style-name="Visited_20_Internet_20_Link">https://github.com/awesome-css-group/awesome-css</text:a></text:p>
      <text:h text:style-name="Heading_20_2" text:outline-level="2"><text:bookmark text:name="user-content-javascript"/>JavaScript</text:h>
      <text:list xml:id="list4135766085" text:style-name="L15">
        <text:list-item>
          <text:p text:style-name="P17">Aprendendo a programar jogando - <text:a xlink:type="simple" xlink:href="https://www.themuse.com/advice/15-games-thatll-teach-you-how-to-code-that-also-happen-to-be-really-fun" text:style-name="Internet_20_link" text:visited-style-name="Visited_20_Internet_20_Link">https://www.themuse.com/advice/15-games-thatll-teach-you-how-to-code-that-also-happen-to-be-really-fun</text:a></text:p>
        </text:list-item>
        <text:list-item>
          <text:p text:style-name="P17"><text:a xlink:type="simple" xlink:href="https://github.com/proyecto26/awesome-jsgames" text:style-name="Internet_20_link" text:visited-style-name="Visited_20_Internet_20_Link">https://github.com/proyecto26/awesome-jsgames</text:a></text:p>
        </text:list-item>
        <text:list-item>
          <text:p text:style-name="P17">JS: A forma certa <text:a xlink:type="simple" xlink:href="https://jstherightway.org/pt-br/" text:style-name="Internet_20_link" text:visited-style-name="Visited_20_Internet_20_Link">https://jstherightway.org/pt-br/</text:a></text:p>
        </text:list-item>
        <text:list-item>
          <text:p text:style-name="P17"><text:a xlink:type="simple" xlink:href="https://jsfiddle.net/" text:style-name="Internet_20_link" text:visited-style-name="Visited_20_Internet_20_Link">https://jsfiddle.net/</text:a></text:p>
        </text:list-item>
        <text:list-item>
          <text:p text:style-name="P17"><text:a xlink:type="simple" xlink:href="https://codepen.io/#" text:style-name="Internet_20_link" text:visited-style-name="Visited_20_Internet_20_Link">https://codepen.io/#</text:a></text:p>
        </text:list-item>
        <text:list-item>
          <text:p text:style-name="P17"><text:a xlink:type="simple" xlink:href="https://codesandbox.io/s/vanilla" text:style-name="Internet_20_link" text:visited-style-name="Visited_20_Internet_20_Link">https://codesandbox.io/s/vanilla</text:a></text:p>
        </text:list-item>
      </text:list>
      <text:p text:style-name="Text_20_body"><text:a xlink:type="simple" xlink:href="https://github.com/sorrycc/awesome-javascript" text:style-name="Internet_20_link" text:visited-style-name="Visited_20_Internet_20_Link">https://github.com/sorrycc/awesome-javascript</text:a> - A collection of awesome browser-side JavaScript libraries, resources and shiny things</text:p>
      <text:p text:style-name="Text_20_body"><text:a xlink:type="simple" xlink:href="https://gist.github.com/ericelliott/d576f72441fc1b27dace/0cee592f8f8b7eae39c4b3851ae92b00463b67b9" text:style-name="Internet_20_link" text:visited-style-name="Visited_20_Internet_20_Link">https://gist.github.com/ericelliott/d576f72441fc1b27dace/0cee592f8f8b7eae39c4b3851ae92b00463b67b9</text:a> - Essenciais links sobre JavaScript</text:p>
      <text:p text:style-name="Text_20_body"><text:a xlink:type="simple" xlink:href="https://github.com/elsewhencode/project-guidelines" text:style-name="Internet_20_link" text:visited-style-name="Visited_20_Internet_20_Link">https://github.com/elsewhencode/project-guidelines</text:a></text:p>
      <text:p text:style-name="Text_20_body"><text:a xlink:type="simple" xlink:href="https://ribafs.github.io/javascript/" text:style-name="Internet_20_link" text:visited-style-name="Visited_20_Internet_20_Link">https://ribafs.github.io/javascript/</text:a></text:p>
      <text:p text:style-name="Text_20_body"><text:a xlink:type="simple" xlink:href="https://aggregatedawesome.com/vuejs" text:style-name="Internet_20_link" text:visited-style-name="Visited_20_Internet_20_Link">https://aggregatedawesome.com/vuejs</text:a></text:p>
      <text:p text:style-name="Text_20_body"><text:a xlink:type="simple" xlink:href="https://aggregatedawesome.com/react-native" text:style-name="Internet_20_link" text:visited-style-name="Visited_20_Internet_20_Link">https://aggregatedawesome.com/react-native</text:a></text:p>
      <text:p text:style-name="Text_20_body"><text:a xlink:type="simple" xlink:href="https://aggregatedawesome.com/react" text:style-name="Internet_20_link" text:visited-style-name="Visited_20_Internet_20_Link">https://aggregatedawesome.com/react</text:a></text:p>
      <text:p text:style-name="Text_20_body"><text:a xlink:type="simple" xlink:href="https://aggregatedawesome.com/nodejs" text:style-name="Internet_20_link" text:visited-style-name="Visited_20_Internet_20_Link">https://aggregatedawesome.com/nodejs</text:a></text:p>
      <text:h text:style-name="Heading_20_2" text:outline-level="2"><text:bookmark text:name="user-content-games"/>Games</text:h>
      <text:p text:style-name="Text_20_body"><text:a xlink:type="simple" xlink:href="https://project-awesome.org/leereilly/games" text:style-name="Internet_20_link" text:visited-style-name="Visited_20_Internet_20_Link">https://project-awesome.org/leereilly/games</text:a></text:p>
      <text:h text:style-name="Heading_20_2" text:outline-level="2"><text:bookmark text:name="user-content-react"/>React</text:h>
      <text:p text:style-name="Text_20_body"><text:a xlink:type="simple" xlink:href="https://github.com/enaqx/awesome-react" text:style-name="Internet_20_link" text:visited-style-name="Visited_20_Internet_20_Link">https://github.com/enaqx/awesome-react</text:a></text:p>
      <text:h text:style-name="Heading_20_2" text:outline-level="2"><text:bookmark text:name="user-content-jquery"/><text:soft-page-break/>jQuery</text:h>
      <text:p text:style-name="Text_20_body"><text:a xlink:type="simple" xlink:href="https://aggregatedawesome.com/jquery" text:style-name="Internet_20_link" text:visited-style-name="Visited_20_Internet_20_Link">https://aggregatedawesome.com/jquery</text:a></text:p>
      <text:h text:style-name="Heading_20_2" text:outline-level="2"><text:bookmark text:name="user-content-php"/>PHP</text:h>
      <text:p text:style-name="Text_20_body"><text:a xlink:type="simple" xlink:href="https://github.com/skoro/awesome-php" text:style-name="Internet_20_link" text:visited-style-name="Visited_20_Internet_20_Link">https://github.com/skoro/awesome-php</text:a></text:p>
      <text:h text:style-name="Heading_20_3" text:outline-level="3"><text:bookmark text:name="user-content-tutoriais"/>Tutoriais</text:h>
      <text:list xml:id="list2266109885" text:style-name="L16">
        <text:list-item>
          <text:p text:style-name="P19"><text:a xlink:type="simple" xlink:href="https://www.php.net/manual/pt_BR/tutorial.php" text:style-name="Internet_20_link" text:visited-style-name="Visited_20_Internet_20_Link">https://www.php.net/manual/pt_BR/tutorial.php</text:a> </text:p>
        </text:list-item>
        <text:list-item>
          <text:p text:style-name="P19"><text:a xlink:type="simple" xlink:href="https://www.w3schools.com/php/" text:style-name="Internet_20_link" text:visited-style-name="Visited_20_Internet_20_Link">https://www.w3schools.com/php/</text:a> </text:p>
        </text:list-item>
        <text:list-item>
          <text:p text:style-name="P19"><text:a xlink:type="simple" xlink:href="https://www.w3schools.com/php7/" text:style-name="Internet_20_link" text:visited-style-name="Visited_20_Internet_20_Link">https://www.w3schools.com/php7/</text:a> </text:p>
        </text:list-item>
        <text:list-item>
          <text:p text:style-name="P19"><text:a xlink:type="simple" xlink:href="https://www.devmedia.com.br/php-tutorial/32540" text:style-name="Internet_20_link" text:visited-style-name="Visited_20_Internet_20_Link">https://www.devmedia.com.br/php-tutorial/32540</text:a> </text:p>
        </text:list-item>
        <text:list-item>
          <text:p text:style-name="P19"><text:a xlink:type="simple" xlink:href="https://www.tutorialspoint.com/php/" text:style-name="Internet_20_link" text:visited-style-name="Visited_20_Internet_20_Link">https://www.tutorialspoint.com/php/</text:a> </text:p>
        </text:list-item>
        <text:list-item>
          <text:p text:style-name="P19"><text:a xlink:type="simple" xlink:href="https://www.tutorialrepublic.com/php-tutorial/" text:style-name="Internet_20_link" text:visited-style-name="Visited_20_Internet_20_Link">https://www.tutorialrepublic.com/php-tutorial/</text:a> </text:p>
        </text:list-item>
        <text:list-item>
          <text:p text:style-name="P19"><text:a xlink:type="simple" xlink:href="https://www.learn-php.org/" text:style-name="Internet_20_link" text:visited-style-name="Visited_20_Internet_20_Link">https://www.learn-php.org/</text:a> </text:p>
        </text:list-item>
        <text:list-item>
          <text:p text:style-name="P19"><text:a xlink:type="simple" xlink:href="https://www.guru99.com/php-tutorials.html" text:style-name="Internet_20_link" text:visited-style-name="Visited_20_Internet_20_Link">https://www.guru99.com/php-tutorials.html</text:a> </text:p>
        </text:list-item>
        <text:list-item>
          <text:p text:style-name="P19"><text:a xlink:type="simple" xlink:href="https://www.javatpoint.com/php-tutorial" text:style-name="Internet_20_link" text:visited-style-name="Visited_20_Internet_20_Link">https://www.javatpoint.com/php-tutorial</text:a> </text:p>
        </text:list-item>
        <text:list-item>
          <text:p text:style-name="P19"><text:a xlink:type="simple" xlink:href="http://www.tizag.com/phpT/" text:style-name="Internet_20_link" text:visited-style-name="Visited_20_Internet_20_Link">http://www.tizag.com/phpT/</text:a> </text:p>
        </text:list-item>
        <text:list-item>
          <text:p text:style-name="P19"><text:a xlink:type="simple" xlink:href="https://www.geeksforgeeks.org/php/" text:style-name="Internet_20_link" text:visited-style-name="Visited_20_Internet_20_Link">https://www.geeksforgeeks.org/php/</text:a> </text:p>
        </text:list-item>
        <text:list-item>
          <text:p text:style-name="P19"><text:a xlink:type="simple" xlink:href="https://stackify.com/learn-php-tutorials/" text:style-name="Internet_20_link" text:visited-style-name="Visited_20_Internet_20_Link">https://stackify.com/learn-php-tutorials/</text:a> </text:p>
        </text:list-item>
        <text:list-item>
          <text:p text:style-name="P19"><text:a xlink:type="simple" xlink:href="http://br.phptherightway.com/" text:style-name="Internet_20_link" text:visited-style-name="Visited_20_Internet_20_Link">http://br.phptherightway.com/</text:a> </text:p>
        </text:list-item>
        <text:list-item>
          <text:p text:style-name="P19">(The only proper) PDO tutorial - Treating PHP Delusions - <text:a xlink:type="simple" xlink:href="https://phpdelusions.net/pdo" text:style-name="Internet_20_link" text:visited-style-name="Visited_20_Internet_20_Link">https://phpdelusions.net/pdo</text:a> </text:p>
        </text:list-item>
        <text:list-item>
          <text:p text:style-name="P19"><text:a xlink:type="simple" xlink:href="https://www.phpclasses.org/" text:style-name="Internet_20_link" text:visited-style-name="Visited_20_Internet_20_Link">https://www.phpclasses.org/</text:a> </text:p>
        </text:list-item>
        <text:list-item>
          <text:p text:style-name="P18">Lista de funções nativas do PHP: <text:a xlink:type="simple" xlink:href="https://www.php.net/manual/en/indexes.functions.php" text:style-name="Internet_20_link" text:visited-style-name="Visited_20_Internet_20_Link">https://www.php.net/manual/en/indexes.functions.php</text:a> </text:p>
        </text:list-item>
      </text:list>
      <text:h text:style-name="Heading_20_2" text:outline-level="2"><text:bookmark text:name="user-content-snippets"/>Snippets</text:h>
      <text:list xml:id="list2769763346" text:style-name="L17">
        <text:list-item>
          <text:p text:style-name="P20"><text:a xlink:type="simple" xlink:href="https://snipplr.com/" text:style-name="Internet_20_link" text:visited-style-name="Visited_20_Internet_20_Link">https://snipplr.com/</text:a></text:p>
        </text:list-item>
        <text:list-item>
          <text:p text:style-name="P20"><text:a xlink:type="simple" xlink:href="http://www.jonasjohn.de/snippets/all.htm" text:style-name="Internet_20_link" text:visited-style-name="Visited_20_Internet_20_Link">http://www.jonasjohn.de/snippets/all.htm</text:a></text:p>
        </text:list-item>
        <text:list-item>
          <text:p text:style-name="P20">PHP Console - <text:a xlink:type="simple" xlink:href="https://vegibit.com/how-to-quickly-test-php-snippets/" text:style-name="Internet_20_link" text:visited-style-name="Visited_20_Internet_20_Link">https://vegibit.com/how-to-quickly-test-php-snippets/</text:a></text:p>
        </text:list-item>
        <text:list-item>
          <text:p text:style-name="P20">Coleções de snippets - <text:a xlink:type="simple" xlink:href="https://github.com/topics/snippets-collection" text:style-name="Internet_20_link" text:visited-style-name="Visited_20_Internet_20_Link">https://github.com/topics/snippets-collection</text:a></text:p>
        </text:list-item>
        <text:list-item>
          <text:p text:style-name="P20"><text:a xlink:type="simple" xlink:href="https://devzone.zend.com/6/php-101-php-for-the-absolute-beginner/" text:style-name="Internet_20_link" text:visited-style-name="Visited_20_Internet_20_Link">https://devzone.zend.com/6/php-101-php-for-the-absolute-beginner/</text:a></text:p>
        </text:list-item>
        <text:list-item>
          <text:p text:style-name="P20">PHP: Do Jeito Certo - <text:a xlink:type="simple" xlink:href="http://br.phptherightway.com/" text:style-name="Internet_20_link" text:visited-style-name="Visited_20_Internet_20_Link">http://br.phptherightway.com/</text:a></text:p>
        </text:list-item>
        <text:list-item>
          <text:p text:style-name="P20">Learn PHP - Free Interactive PHP Tutorial - <text:a xlink:type="simple" xlink:href="http://www.learn-php.org/" text:style-name="Internet_20_link" text:visited-style-name="Visited_20_Internet_20_Link">http://www.learn-php.org/</text:a></text:p>
        </text:list-item>
        <text:list-item>
          <text:p text:style-name="P20">PHP Best Practices: a short, practical guide for common and confusing PHP tasks - <text:a xlink:type="simple" xlink:href="https://phpbestpractices.org/" text:style-name="Internet_20_link" text:visited-style-name="Visited_20_Internet_20_Link">https://phpbestpractices.org/</text:a></text:p>
        </text:list-item>
      </text:list>
      <text:h text:style-name="Heading_20_2" text:outline-level="2"><text:bookmark text:name="user-content-bons-cursos-grátis-alguns-com-certificado"/>Bons cursos grátis, alguns com certificado</text:h>
      <text:p text:style-name="Text_20_body"><text:a xlink:type="simple" xlink:href="https://digitalinnovation.one/" text:style-name="Internet_20_link" text:visited-style-name="Visited_20_Internet_20_Link">https://digitalinnovation.one/</text:a></text:p>
      <text:p text:style-name="Text_20_body"><text:a xlink:type="simple" xlink:href="https://www.cursoemvideo.com/course/php-basico/" text:style-name="Internet_20_link" text:visited-style-name="Visited_20_Internet_20_Link">https://www.cursoemvideo.com/course/php-basico/</text:a></text:p>
      <text:p text:style-name="Text_20_body"><text:soft-page-break/><text:a xlink:type="simple" xlink:href="https://www.cursou.com.br/informatica/programacao/php/" text:style-name="Internet_20_link" text:visited-style-name="Visited_20_Internet_20_Link">https://www.cursou.com.br/informatica/programacao/php/</text:a></text:p>
      <text:p text:style-name="Text_20_body"><text:a xlink:type="simple" xlink:href="https://portalidea.com.br/curso-gratuito-php" text:style-name="Internet_20_link" text:visited-style-name="Visited_20_Internet_20_Link">https://portalidea.com.br/curso-gratuito-php</text:a></text:p>
      <text:p text:style-name="Text_20_body"><text:a xlink:type="simple" xlink:href="https://suporteninja.com/curso-de-php-gratis-apache-mysql-php-certificado-reconhecido-pelo-mec/" text:style-name="Internet_20_link" text:visited-style-name="Visited_20_Internet_20_Link">https://suporteninja.com/curso-de-php-gratis-apache-mysql-php-certificado-reconhecido-pelo-mec/</text:a></text:p>
      <text:p text:style-name="Text_20_body"><text:a xlink:type="simple" xlink:href="https://www.learncafe.com/cursos/curso-de-php-7-e-mysqli" text:style-name="Internet_20_link" text:visited-style-name="Visited_20_Internet_20_Link">https://www.learncafe.com/cursos/curso-de-php-7-e-mysqli</text:a></text:p>
      <text:p text:style-name="Text_20_body"><text:a xlink:type="simple" xlink:href="https://www.portalgsti.com.br/cursos/curso-gratuito-php/" text:style-name="Internet_20_link" text:visited-style-name="Visited_20_Internet_20_Link">https://www.portalgsti.com.br/cursos/curso-gratuito-php/</text:a></text:p>
      <text:p text:style-name="Text_20_body"><text:a xlink:type="simple" xlink:href="https://upcursosgratis.com.br/curso-online-gratis/php-iniciante" text:style-name="Internet_20_link" text:visited-style-name="Visited_20_Internet_20_Link">https://upcursosgratis.com.br/curso-online-gratis/php-iniciante</text:a></text:p>
      <text:p text:style-name="Text_20_body"><text:a xlink:type="simple" xlink:href="https://upcursosgratis.com.br/curso-online-gratis/php-basico" text:style-name="Internet_20_link" text:visited-style-name="Visited_20_Internet_20_Link">https://upcursosgratis.com.br/curso-online-gratis/php-basico</text:a></text:p>
      <text:p text:style-name="Text_20_body"><text:a xlink:type="simple" xlink:href="https://upcursosgratis.com.br/curso-online-gratis/php" text:style-name="Internet_20_link" text:visited-style-name="Visited_20_Internet_20_Link">https://upcursosgratis.com.br/curso-online-gratis/php</text:a></text:p>
      <text:p text:style-name="Text_20_body"><text:a xlink:type="simple" xlink:href="https://gyncursos.com.br/course/curso-de-php-7/" text:style-name="Internet_20_link" text:visited-style-name="Visited_20_Internet_20_Link">https://gyncursos.com.br/course/curso-de-php-7/</text:a></text:p>
      <text:p text:style-name="Text_20_body"><text:a xlink:type="simple" xlink:href="https://www.learncafe.com/cursos-gratis" text:style-name="Internet_20_link" text:visited-style-name="Visited_20_Internet_20_Link">https://www.learncafe.com/cursos-gratis</text:a> (diversos cursos)</text:p>
      <text:h text:style-name="Heading_20_2" text:outline-level="2"><text:bookmark text:name="user-content-outros"/>Outros</text:h>
      <text:p text:style-name="Text_20_body"><text:a xlink:type="simple" xlink:href="https://cpjur.com.br/gratis/" text:style-name="Internet_20_link" text:visited-style-name="Visited_20_Internet_20_Link">https://cpjur.com.br/gratis/</text:a></text:p>
      <text:p text:style-name="Text_20_body"><text:a xlink:type="simple" xlink:href="https://novaescola.org.br/conteudo/108/cursos-gratuitos-online" text:style-name="Internet_20_link" text:visited-style-name="Visited_20_Internet_20_Link">https://novaescola.org.br/conteudo/108/cursos-gratuitos-online</text:a></text:p>
      <text:h text:style-name="Heading_20_2" text:outline-level="2"><text:bookmark text:name="user-content-cursos-gratuitos-no-youtube"/>Cursos gratuitos no Youtube</text:h>
      <text:p text:style-name="Text_20_body">Curso completo de PHP - 28 aulas</text:p>
      <text:p text:style-name="Text_20_body"><text:a xlink:type="simple" xlink:href="https://www.youtube.com/playlist?list=PLhUp81I0jET71gMTWy50cpAYHrWnVnYlA" text:style-name="Internet_20_link" text:visited-style-name="Visited_20_Internet_20_Link">https://www.youtube.com/playlist?list=PLhUp81I0jET71gMTWy50cpAYHrWnVnYlA</text:a></text:p>
      <text:h text:style-name="Heading_20_2" text:outline-level="2"><text:bookmark text:name="user-content-joão-ribeiro"/>João Ribeiro</text:h>
      <text:p text:style-name="Text_20_body">Introdução à programação de computadores - 4 aulas</text:p>
      <text:p text:style-name="Text_20_body"><text:a xlink:type="simple" xlink:href="https://www.youtube.com/watch?v=Cm_IPWIO-_Y&amp;list=PLXik_5Br-zO8n54GSDrEQFVpvshtx0VKh" text:style-name="Internet_20_link" text:visited-style-name="Visited_20_Internet_20_Link">https://www.youtube.com/watch?v=Cm_IPWIO-_Y&amp;list=PLXik_5Br-zO8n54GSDrEQFVpvshtx0VKh</text:a></text:p>
      <text:p text:style-name="Text_20_body">HTML e CSS 3 - 123</text:p>
      <text:p text:style-name="Text_20_body"><text:a xlink:type="simple" xlink:href="https://www.youtube.com/watch?v=-QfBuXJA6p8&amp;list=PLXik_5Br-zO8xs9cnO4gOQs56bAUuzFBc" text:style-name="Internet_20_link" text:visited-style-name="Visited_20_Internet_20_Link">https://www.youtube.com/watch?v=-QfBuXJA6p8&amp;list=PLXik_5Br-zO8xs9cnO4gOQs56bAUuzFBc</text:a></text:p>
      <text:p text:style-name="Text_20_body">Javascript - 87</text:p>
      <text:p text:style-name="Text_20_body"><text:a xlink:type="simple" xlink:href="https://www.youtube.com/watch?v=S4-JHDnFckI&amp;list=PLXik_5Br-zO_nquZ_Q4bqByd39Zx13DWk" text:style-name="Internet_20_link" text:visited-style-name="Visited_20_Internet_20_Link">https://www.youtube.com/watch?v=S4-JHDnFckI&amp;list=PLXik_5Br-zO_nquZ_Q4bqByd39Zx13DWk</text:a></text:p>
      <text:p text:style-name="Text_20_body">CSS - 46</text:p>
      <text:p text:style-name="Text_20_body"><text:a xlink:type="simple" xlink:href="https://www.youtube.com/watch?v=Z0i1UBvya2U&amp;list=PLXik_5Br-zO_zRmIlRskvXS3cLwq21II3" text:style-name="Internet_20_link" text:visited-style-name="Visited_20_Internet_20_Link">https://www.youtube.com/watch?v=Z0i1UBvya2U&amp;list=PLXik_5Br-zO_zRmIlRskvXS3cLwq21II3</text:a></text:p>
      <text:p text:style-name="Text_20_body">Bootstrap - 44 aulas</text:p>
      <text:p text:style-name="Text_20_body"><text:soft-page-break/><text:a xlink:type="simple" xlink:href="https://www.youtube.com/watch?v=l8adVbacfcY&amp;list=PLXik_5Br-zO9pxSxRtgESquGT2OhR3o8B" text:style-name="Internet_20_link" text:visited-style-name="Visited_20_Internet_20_Link">https://www.youtube.com/watch?v=l8adVbacfcY&amp;list=PLXik_5Br-zO9pxSxRtgESquGT2OhR3o8B</text:a></text:p>
      <text:p text:style-name="Text_20_body">PHP Iniciação - 78</text:p>
      <text:p text:style-name="Text_20_body"><text:a xlink:type="simple" xlink:href="https://www.youtube.com/watch?v=J-Jr9e57vMo&amp;list=PLXik_5Br-zO8k6B-mP_udfaQZKXfhOgkv" text:style-name="Internet_20_link" text:visited-style-name="Visited_20_Internet_20_Link">https://www.youtube.com/watch?v=J-Jr9e57vMo&amp;list=PLXik_5Br-zO8k6B-mP_udfaQZKXfhOgkv</text:a></text:p>
      <text:p text:style-name="Text_20_body">PHP Intermediário e avançado - 156</text:p>
      <text:p text:style-name="Text_20_body"><text:a xlink:type="simple" xlink:href="https://www.youtube.com/watch?v=srXS-zIYPkI&amp;list=PLXik_5Br-zO8u5mCnTdAxGuUBbhUM9fa6" text:style-name="Internet_20_link" text:visited-style-name="Visited_20_Internet_20_Link">https://www.youtube.com/watch?v=srXS-zIYPkI&amp;list=PLXik_5Br-zO8u5mCnTdAxGuUBbhUM9fa6</text:a></text:p>
      <text:p text:style-name="Text_20_body">PHP 8 - 61 aulas</text:p>
      <text:p text:style-name="Text_20_body"><text:a xlink:type="simple" xlink:href="https://www.youtube.com/watch?v=iDEuQjITm0E&amp;list=PLXik_5Br-zO9Z8l3CE8zaIBkVWjHOboeL" text:style-name="Internet_20_link" text:visited-style-name="Visited_20_Internet_20_Link">https://www.youtube.com/watch?v=iDEuQjITm0E&amp;list=PLXik_5Br-zO9Z8l3CE8zaIBkVWjHOboeL</text:a></text:p>
      <text:p text:style-name="Text_20_body">PHP 8 do jeito certo - 69</text:p>
      <text:p text:style-name="Text_20_body"><text:a xlink:type="simple" xlink:href="https://www.youtube.com/watch?v=jVUeF7cZdFE&amp;list=PLXik_5Br-zO9wODVI0j58VuZXkITMf7gZ" text:style-name="Internet_20_link" text:visited-style-name="Visited_20_Internet_20_Link">https://www.youtube.com/watch?v=jVUeF7cZdFE&amp;list=PLXik_5Br-zO9wODVI0j58VuZXkITMf7gZ</text:a></text:p>
      <text:p text:style-name="Text_20_body">PHP boas práticas - 41</text:p>
      <text:p text:style-name="Text_20_body"><text:a xlink:type="simple" xlink:href="https://www.youtube.com/watch?v=krQj4stNu5U&amp;list=PLXik_5Br-zO_5EGPG6_u-u0hVI_f_ThO" text:style-name="Internet_20_link" text:visited-style-name="Visited_20_Internet_20_Link">https://www.youtube.com/watch?v=krQj4stNu5U&amp;list=PLXik_5Br-zO_5EGPG6_u-u0hVI_f_ThO</text:a>_</text:p>
      <text:p text:style-name="Text_20_body">PHP Web Store - 104 aulas</text:p>
      <text:p text:style-name="Text_20_body"><text:a xlink:type="simple" xlink:href="https://www.youtube.com/watch?v=gJz1yBqKHtM&amp;list=PLXik_5Br-zO-tsUy1lTPB8dnPGBu8n0Ee" text:style-name="Internet_20_link" text:visited-style-name="Visited_20_Internet_20_Link">https://www.youtube.com/watch?v=gJz1yBqKHtM&amp;list=PLXik_5Br-zO-tsUy1lTPB8dnPGBu8n0Ee</text:a></text:p>
      <text:p text:style-name="Text_20_body">Laravel - 103</text:p>
      <text:p text:style-name="Text_20_body"><text:a xlink:type="simple" xlink:href="https://www.youtube.com/watch?v=0T5gM1WRNsY&amp;list=PLXik_5Br-zO893qVjjP7a4qg4NYrl33w1" text:style-name="Internet_20_link" text:visited-style-name="Visited_20_Internet_20_Link">https://www.youtube.com/watch?v=0T5gM1WRNsY&amp;list=PLXik_5Br-zO893qVjjP7a4qg4NYrl33w1</text:a></text:p>
      <text:p text:style-name="Text_20_body">Laravel 7 e 8 - 104</text:p>
      <text:p text:style-name="Text_20_body"><text:a xlink:type="simple" xlink:href="https://www.youtube.com/watch?v=1nPkIjIXe3E&amp;list=PLXik_5Br-zO9xlSwhhEDUGF81M5mgMUFQ" text:style-name="Internet_20_link" text:visited-style-name="Visited_20_Internet_20_Link">https://www.youtube.com/watch?v=1nPkIjIXe3E&amp;list=PLXik_5Br-zO9xlSwhhEDUGF81M5mgMUFQ</text:a></text:p>
      <text:p text:style-name="Text_20_body">Git Básico - 6</text:p>
      <text:p text:style-name="Text_20_body"><text:a xlink:type="simple" xlink:href="https://www.youtube.com/watch?v=3DdO-4p61ZA&amp;list=PLXik_5Br-zO_mAJllNIF5K_ujRgnrHinr" text:style-name="Internet_20_link" text:visited-style-name="Visited_20_Internet_20_Link">https://www.youtube.com/watch?v=3DdO-4p61ZA&amp;list=PLXik_5Br-zO_mAJllNIF5K_ujRgnrHinr</text:a></text:p>
      <text:p text:style-name="Text_20_body">SQL - 30</text:p>
      <text:p text:style-name="Text_20_body"><text:a xlink:type="simple" xlink:href="https://www.youtube.com/watch?v=MbSrybMeqq8&amp;list=PLXik_5Br-zO_AmBmDlMR0j89Hd-qP9hkY" text:style-name="Internet_20_link" text:visited-style-name="Visited_20_Internet_20_Link">https://www.youtube.com/watch?v=MbSrybMeqq8&amp;list=PLXik_5Br-zO_AmBmDlMR0j89Hd-qP9hkY</text:a></text:p>
      <text:p text:style-name="Text_20_body">Bases de dados - 24</text:p>
      <text:p text:style-name="Text_20_body"><text:a xlink:type="simple" xlink:href="https://www.youtube.com/watch?v=qZgWQ1Wv4VM&amp;list=PLXik_5Br-zO8CHcmCMTQsmN5Hf3FBTW2B" text:style-name="Internet_20_link" text:visited-style-name="Visited_20_Internet_20_Link">https://www.youtube.com/watch?v=qZgWQ1Wv4VM&amp;list=PLXik_5Br-zO8CHcmCMTQsmN5Hf3FBTW2B</text:a></text:p>
      <text:p text:style-name="Text_20_body"><text:soft-page-break/>Wordpress - 23</text:p>
      <text:p text:style-name="Text_20_body"><text:a xlink:type="simple" xlink:href="https://www.youtube.com/watch?v=kaRrI2rQAxA&amp;list=PLXik_5Br-zO-RF-Vkj0NXtcvQukCP5xPc" text:style-name="Internet_20_link" text:visited-style-name="Visited_20_Internet_20_Link">https://www.youtube.com/watch?v=kaRrI2rQAxA&amp;list=PLXik_5Br-zO-RF-Vkj0NXtcvQukCP5xPc</text:a></text:p>
      <text:p text:style-name="Text_20_body">Como criar videogames - 82</text:p>
      <text:p text:style-name="Text_20_body"><text:a xlink:type="simple" xlink:href="https://www.youtube.com/watch?v=Tw2zsRhItXA&amp;list=PLXik_5Br-zO-oJvHLxSkC3Vd4En0KGADt" text:style-name="Internet_20_link" text:visited-style-name="Visited_20_Internet_20_Link">https://www.youtube.com/watch?v=Tw2zsRhItXA&amp;list=PLXik_5Br-zO-oJvHLxSkC3Vd4En0KGADt</text:a></text:p>
      <text:h text:style-name="Heading_20_2" text:outline-level="2"><text:bookmark text:name="user-content-php-mysql-database-tutorial"/>PHP: MySQL Database Tutorial</text:h>
      <text:list xml:id="list3814061130" text:style-name="L18">
        <text:list-item>
          <text:p text:style-name="P21"><text:a xlink:type="simple" xlink:href="https://www.w3schools.com/php/php_mysql_intro.asp" text:style-name="Internet_20_link" text:visited-style-name="Visited_20_Internet_20_Link">https://www.w3schools.com/php/php_mysql_intro.asp</text:a> </text:p>
        </text:list-item>
      </text:list>
      <text:h text:style-name="Heading_20_2" text:outline-level="2"><text:bookmark text:name="user-content-php-tutorial---an-ultimate-guide-for-beginners"/>PHP Tutorial - An Ultimate Guide for Beginners</text:h>
      <text:list xml:id="list444406985" text:style-name="L19">
        <text:list-item>
          <text:p text:style-name="P22"><text:a xlink:type="simple" xlink:href="https://www.tutorialrepublic.com/php-tutorial/" text:style-name="Internet_20_link" text:visited-style-name="Visited_20_Internet_20_Link">https://www.tutorialrepublic.com/php-tutorial/</text:a> </text:p>
        </text:list-item>
      </text:list>
      <text:h text:style-name="Heading_20_2" text:outline-level="2"><text:bookmark text:name="user-content-tutoriais-diversos"/>Tutoriais diversos</text:h>
      <text:list xml:id="list2741584003" text:style-name="L20">
        <text:list-item>
          <text:p text:style-name="P24"><text:a xlink:type="simple" xlink:href="https://www.tutorialrepublic.com/" text:style-name="Internet_20_link" text:visited-style-name="Visited_20_Internet_20_Link">https://www.tutorialrepublic.com</text:a> </text:p>
        </text:list-item>
        <text:list-item>
          <text:p text:style-name="P24">Métodos de requisição HTTP - <text:a xlink:type="simple" xlink:href="https://developer.mozilla.org/pt-BR/docs/Web/HTTP/Methods" text:style-name="Internet_20_link" text:visited-style-name="Visited_20_Internet_20_Link">https://developer.mozilla.org/pt-BR/docs/Web/HTTP/Methods</text:a> </text:p>
        </text:list-item>
        <text:list-item>
          <text:p text:style-name="P24">Cursos de PHP 7 - 55 aulas - <text:a xlink:type="simple" xlink:href="https://www.youtube.com/watch?v=XwpsxPmQN2E&amp;list=PLwXQLZ3FdTVEITn849NlfI9BGY-hk1wkq" text:style-name="Internet_20_link" text:visited-style-name="Visited_20_Internet_20_Link">https://www.youtube.com/watch?v=XwpsxPmQN2E&amp;list=PLwXQLZ3FdTVEITn849NlfI9BGY-hk1wkq</text:a> </text:p>
        </text:list-item>
        <text:list-item>
          <text:p text:style-name="P24">Curso de PHP - 108 aulas - <text:a xlink:type="simple" xlink:href="https://www.youtube.com/watch?v=R_yRrYUHai0&amp;list=PLesCEcYj003TrV2MvUOnmVtMdgIp0C4Pd" text:style-name="Internet_20_link" text:visited-style-name="Visited_20_Internet_20_Link">https://www.youtube.com/watch?v=R_yRrYUHai0&amp;list=PLesCEcYj003TrV2MvUOnmVtMdgIp0C4Pd</text:a> </text:p>
        </text:list-item>
        <text:list-item>
          <text:p text:style-name="P23">Curso de PHP para iniciantes - 24 aulas - <text:a xlink:type="simple" xlink:href="https://www.youtube.com/watch?v=F7KzJ7e6EAc&amp;list=PLHz_AreHm4dm4beCCCmW4xwpmLf6EHY9k" text:style-name="Internet_20_link" text:visited-style-name="Visited_20_Internet_20_Link">https://www.youtube.com/watch?v=F7KzJ7e6EAc&amp;list=PLHz_AreHm4dm4beCCCmW4xwpmLf6EHY9k</text:a> </text:p>
        </text:list-item>
      </text:list>
      <text:h text:style-name="Heading_20_2" text:outline-level="2"><text:bookmark text:name="user-content-ferramentas"/>Ferramentas</text:h>
      <text:list xml:id="list4146044871" text:style-name="L21">
        <text:list-item>
          <text:p text:style-name="P26">Ferramentas (muitas) para desenvolvedores - <text:a xlink:type="simple" xlink:href="https://flaviocopes.com/tags/devtools/" text:style-name="Internet_20_link" text:visited-style-name="Visited_20_Internet_20_Link">https://flaviocopes.com/tags/devtools/</text:a> </text:p>
        </text:list-item>
        <text:list-item>
          <text:p text:style-name="P26">Testador de RegEx - Online regex tester and debugger: PHP, PCRE, Python, Golang and JavaScript - <text:a xlink:type="simple" xlink:href="https://regex101.com/" text:style-name="Internet_20_link" text:visited-style-name="Visited_20_Internet_20_Link">https://regex101.com/</text:a> </text:p>
        </text:list-item>
        <text:list-item>
          <text:p text:style-name="P26">100+ Awesome Web Development Tools and Resources - KeyCDN </text:p>
        </text:list-item>
        <text:list-item>
          <text:p text:style-name="P26"><text:a xlink:type="simple" xlink:href="https://www.keycdn.com/blog/web-development-tools" text:style-name="Internet_20_link" text:visited-style-name="Visited_20_Internet_20_Link">https://www.keycdn.com/blog/web-development-tools</text:a> </text:p>
        </text:list-item>
        <text:list-item>
          <text:p text:style-name="P26">Online Javascript Editor e teste - <text:a xlink:type="simple" xlink:href="https://js.do/" text:style-name="Internet_20_link" text:visited-style-name="Visited_20_Internet_20_Link">https://js.do/</text:a> </text:p>
        </text:list-item>
        <text:list-item>
          <text:p text:style-name="P26">HTML5test - How well does your browser support HTML5? - <text:a xlink:type="simple" xlink:href="https://html5test.com/" text:style-name="Internet_20_link" text:visited-style-name="Visited_20_Internet_20_Link">https://html5test.com/</text:a> </text:p>
        </text:list-item>
        <text:list-item>
          <text:p text:style-name="P26">Can I use... Support tables for HTML5, CSS3, etc - <text:a xlink:type="simple" xlink:href="https://caniuse.com/" text:style-name="Internet_20_link" text:visited-style-name="Visited_20_Internet_20_Link">https://caniuse.com/</text:a> </text:p>
        </text:list-item>
        <text:list-item>
          <text:p text:style-name="P26">Construtor de layout online - LayoutIt! - Interface Builder for CSS Grid and Bootstrap - <text:a xlink:type="simple" xlink:href="https://www.layoutit.com/" text:style-name="Internet_20_link" text:visited-style-name="Visited_20_Internet_20_Link">https://www.layoutit.com/</text:a> </text:p>
        </text:list-item>
        <text:list-item>
          <text:p text:style-name="P26">Icons | Font Awesome - <text:a xlink:type="simple" xlink:href="https://fontawesome.com/icons?d=gallery" text:style-name="Internet_20_link" text:visited-style-name="Visited_20_Internet_20_Link">https://fontawesome.com/icons?d=gallery</text:a> </text:p>
        </text:list-item>
        <text:list-item>
          <text:p text:style-name="P26">Testador de desempenho de sites - WebPageTest - Website Performance and Optimization Test - <text:a xlink:type="simple" xlink:href="https://www.webpagetest.org/" text:style-name="Internet_20_link" text:visited-style-name="Visited_20_Internet_20_Link">https://www.webpagetest.org/</text:a> </text:p>
        </text:list-item>
        <text:list-item>
          <text:p text:style-name="P26">GTmetrix | Website Speed and Performance Optimization - <text:a xlink:type="simple" xlink:href="https://gtmetrix.com/" text:style-name="Internet_20_link" text:visited-style-name="Visited_20_Internet_20_Link">https://gtmetrix.com/</text:a> </text:p>
        </text:list-item>
        <text:list-item>
          <text:p text:style-name="P26">Lorem Ipsum - All the facts - Lipsum generator (pt-br) - <text:a xlink:type="simple" xlink:href="https://br.lipsum.com/" text:style-name="Internet_20_link" text:visited-style-name="Visited_20_Internet_20_Link">https://br.lipsum.com/</text:a> </text:p>
        </text:list-item>
        <text:list-item>
          <text:p text:style-name="P26">Web Maker - A blazing fast &amp; offline web playground - <text:a xlink:type="simple" xlink:href="https://webmakerapp.com/" text:style-name="Internet_20_link" text:visited-style-name="Visited_20_Internet_20_Link">https://webmakerapp.com/</text:a> </text:p>
        </text:list-item>
        <text:list-item>
          <text:p text:style-name="P26"><text:soft-page-break/>HTML Color Picker - <text:a xlink:type="simple" xlink:href="https://www.w3schools.com/colors/colors_picker.asp" text:style-name="Internet_20_link" text:visited-style-name="Visited_20_Internet_20_Link">https://www.w3schools.com/colors/colors_picker.asp</text:a> </text:p>
        </text:list-item>
        <text:list-item>
          <text:p text:style-name="P26">Google URL Shortener - <text:a xlink:type="simple" xlink:href="https://goo.gl/" text:style-name="Internet_20_link" text:visited-style-name="Visited_20_Internet_20_Link">https://goo.gl/</text:a> </text:p>
        </text:list-item>
        <text:list-item>
          <text:p text:style-name="P26">LongURL | The Universal Way to Expand Shortened URLs <text:a xlink:type="simple" xlink:href="http://www.longurl.org/" text:style-name="Internet_20_link" text:visited-style-name="Visited_20_Internet_20_Link">http://www.longurl.org/</text:a> </text:p>
        </text:list-item>
        <text:list-item>
          <text:p text:style-name="P26">76,700 ícones grátis (SVG, PNG) - <text:a xlink:type="simple" xlink:href="https://icons8.com.br/" text:style-name="Internet_20_link" text:visited-style-name="Visited_20_Internet_20_Link">https://icons8.com.br/</text:a> </text:p>
        </text:list-item>
        <text:list-item>
          <text:p text:style-name="P26">htaccess Tester - madewithlove <text:a xlink:type="simple" xlink:href="http://htaccess.mwl.be/" text:style-name="Internet_20_link" text:visited-style-name="Visited_20_Internet_20_Link">http://htaccess.mwl.be/</text:a> </text:p>
        </text:list-item>
        <text:list-item>
          <text:p text:style-name="P26">.htaccess Generator :: Webmaster Toolkit - <text:a xlink:type="simple" xlink:href="http://www.webmaster-toolkit.com/htaccess-generator.shtml" text:style-name="Internet_20_link" text:visited-style-name="Visited_20_Internet_20_Link">http://www.webmaster-toolkit.com/htaccess-generator.shtml</text:a> </text:p>
        </text:list-item>
        <text:list-item>
          <text:p text:style-name="P26">Minify - JavaScript and CSS minifier - <text:a xlink:type="simple" xlink:href="https://www.minifier.org/" text:style-name="Internet_20_link" text:visited-style-name="Visited_20_Internet_20_Link">https://www.minifier.org/</text:a> </text:p>
        </text:list-item>
        <text:list-item>
          <text:p text:style-name="P26">PHP Pretty Diff - The difference tool - <text:a xlink:type="simple" xlink:href="http://prettydiff.com/" text:style-name="Internet_20_link" text:visited-style-name="Visited_20_Internet_20_Link">http://prettydiff.com/</text:a> </text:p>
        </text:list-item>
        <text:list-item>
          <text:p text:style-name="P26">Free robots.txt tester online tool - Check Now - <text:a xlink:type="simple" xlink:href="https://www.websiteplanet.com/pt-br/webtools/robots-txt/" text:style-name="Internet_20_link" text:visited-style-name="Visited_20_Internet_20_Link">https://www.websiteplanet.com/pt-br/webtools/robots-txt/</text:a> </text:p>
        </text:list-item>
        <text:list-item>
          <text:p text:style-name="P26">Snippets para VSCode, Sublime e Atom online - <text:a xlink:type="simple" xlink:href="https://snippet-generator.app/" text:style-name="Internet_20_link" text:visited-style-name="Visited_20_Internet_20_Link">https://snippet-generator.app/</text:a> </text:p>
        </text:list-item>
        <text:list-item>
          <text:p text:style-name="P26">Sites invadidos | Google Developers - <text:a xlink:type="simple" xlink:href="https://developers.google.com/webmasters/hacked/?hl=pt-br" text:style-name="Internet_20_link" text:visited-style-name="Visited_20_Internet_20_Link">https://developers.google.com/webmasters/hacked/?hl=pt-br</text:a> </text:p>
        </text:list-item>
        <text:list-item>
          <text:p text:style-name="P26">1001 Free Fonts - Download 37375 Fonts - <text:a xlink:type="simple" xlink:href="https://www.1001freefonts.com/" text:style-name="Internet_20_link" text:visited-style-name="Visited_20_Internet_20_Link">https://www.1001freefonts.com/</text:a> </text:p>
        </text:list-item>
        <text:list-item>
          <text:p text:style-name="P26">Imagens gratis - Pixabay - <text:a xlink:type="simple" xlink:href="https://pixabay.com/pt/" text:style-name="Internet_20_link" text:visited-style-name="Visited_20_Internet_20_Link">https://pixabay.com/pt/</text:a> </text:p>
        </text:list-item>
        <text:list-item>
          <text:p text:style-name="P26">Download Music Loops by Genre and Mood! - <text:a xlink:type="simple" xlink:href="https://www.playonloop.com/download-music-loops/" text:style-name="Internet_20_link" text:visited-style-name="Visited_20_Internet_20_Link">https://www.playonloop.com/download-music-loops/</text:a> </text:p>
        </text:list-item>
        <text:list-item>
          <text:p text:style-name="P26">Bancos de efeitos sonoros | White Noise - <text:a xlink:type="simple" xlink:href="https://sonidoblanco.wordpress.com/2009/05/06/bancos-de-efeitos-sonoros/" text:style-name="Internet_20_link" text:visited-style-name="Visited_20_Internet_20_Link">https://sonidoblanco.wordpress.com/2009/05/06/bancos-de-efeitos-sonoros/</text:a> </text:p>
        </text:list-item>
        <text:list-item>
          <text:p text:style-name="P26">Ace Editor Online: HTML, CSS, JavaSCript e muito mais </text:p>
        </text:list-item>
        <text:list-item>
          <text:p text:style-name="P26"><text:a xlink:type="simple" xlink:href="https://ace.c9.io/build/kitchen-sink.html" text:style-name="Internet_20_link" text:visited-style-name="Visited_20_Internet_20_Link">https://ace.c9.io/build/kitchen-sink.html</text:a> </text:p>
        </text:list-item>
        <text:list-item>
          <text:p text:style-name="P26">Color Name &amp; Hue | Colblindor - <text:a xlink:type="simple" xlink:href="http://www.color-blindness.com/color-name-hue/" text:style-name="Internet_20_link" text:visited-style-name="Visited_20_Internet_20_Link">http://www.color-blindness.com/color-name-hue/</text:a> </text:p>
        </text:list-item>
        <text:list-item>
          <text:p text:style-name="P26">Latitude and Longitude Finder on Map Get Coordinates - <text:a xlink:type="simple" xlink:href="https://www.latlong.net/" text:style-name="Internet_20_link" text:visited-style-name="Visited_20_Internet_20_Link">https://www.latlong.net/</text:a> </text:p>
        </text:list-item>
        <text:list-item>
          <text:p text:style-name="P26">Iconfinder - 2,025,000+ free and premium icons - <text:a xlink:type="simple" xlink:href="https://www.iconfinder.com/" text:style-name="Internet_20_link" text:visited-style-name="Visited_20_Internet_20_Link">https://www.iconfinder.com/</text:a> </text:p>
        </text:list-item>
        <text:list-item>
          <text:p text:style-name="P26">Calculo exato - <text:a xlink:type="simple" xlink:href="http://www.calculoexato.com.br/adel/default.asp" text:style-name="Internet_20_link" text:visited-style-name="Visited_20_Internet_20_Link">http://www.calculoexato.com.br/adel/default.asp</text:a> </text:p>
        </text:list-item>
        <text:list-item>
          <text:p text:style-name="P26"><text:a xlink:type="simple" xlink:href="http://www.correios.com.br/" text:style-name="Internet_20_link" text:visited-style-name="Visited_20_Internet_20_Link">http://www.correios.com.br/</text:a> - Busca CEP </text:p>
        </text:list-item>
        <text:list-item>
          <text:p text:style-name="P26">Baixar imagem de disco do Windows 10 (arquivo ISO) - <text:a xlink:type="simple" xlink:href="https://www.microsoft.com/pt-br/software-download/windows10ISO" text:style-name="Internet_20_link" text:visited-style-name="Visited_20_Internet_20_Link">https://www.microsoft.com/pt-br/software-download/windows10ISO</text:a> </text:p>
        </text:list-item>
        <text:list-item>
          <text:p text:style-name="P26">Site do Consumidor - reclamações - <text:a xlink:type="simple" xlink:href="https://www.consumidor.gov.br/pages/principal/" text:style-name="Internet_20_link" text:visited-style-name="Visited_20_Internet_20_Link">https://www.consumidor.gov.br/pages/principal/</text:a> </text:p>
        </text:list-item>
        <text:list-item>
          <text:p text:style-name="P26">Google Hangouts - <text:a xlink:type="simple" xlink:href="https://hangouts.google.com/?hl=pt-BR" text:style-name="Internet_20_link" text:visited-style-name="Visited_20_Internet_20_Link">https://hangouts.google.com/?hl=pt-BR</text:a> </text:p>
        </text:list-item>
        <text:list-item>
          <text:p text:style-name="P26">Editor gráfico online - <text:a xlink:type="simple" xlink:href="https://www.autodraw.com/" text:style-name="Internet_20_link" text:visited-style-name="Visited_20_Internet_20_Link">https://www.autodraw.com/</text:a> </text:p>
        </text:list-item>
        <text:list-item>
          <text:p text:style-name="P26">30 dicas e truques para melhorar as suas buscas no Google - Internet <text:a xlink:type="simple" xlink:href="https://canaltech.com.br/internet/dicas-e-truques-para-melhorar-as-suas-buscas-no-google/" text:style-name="Internet_20_link" text:visited-style-name="Visited_20_Internet_20_Link">https://canaltech.com.br/internet/dicas-e-truques-para-melhorar-as-suas-buscas-no-google/</text:a> </text:p>
        </text:list-item>
        <text:list-item>
          <text:p text:style-name="P26">Ler arquivos do Linux estando no Windows - <text:a xlink:type="simple" xlink:href="https://www.diskinternals.com/thanks/linux_reader/" text:style-name="Internet_20_link" text:visited-style-name="Visited_20_Internet_20_Link">https://www.diskinternals.com/thanks/linux_reader/</text:a> </text:p>
        </text:list-item>
        <text:list-item>
          <text:p text:style-name="P26">Akinato - Advinha pensamento - <text:a xlink:type="simple" xlink:href="https://pt.akinator.com/" text:style-name="Internet_20_link" text:visited-style-name="Visited_20_Internet_20_Link">https://pt.akinator.com/</text:a> </text:p>
        </text:list-item>
        <text:list-item>
          <text:p text:style-name="P26">BO - Boletim Eletrônico de Ocorrência - Ceará - <text:a xlink:type="simple" xlink:href="http://www.delegaciaeletronica.ce.gov.br/beo/index.jsp" text:style-name="Internet_20_link" text:visited-style-name="Visited_20_Internet_20_Link">http://www.delegaciaeletronica.ce.gov.br/beo/index.jsp</text:a> </text:p>
        </text:list-item>
        <text:list-item>
          <text:p text:style-name="P26"><text:a xlink:type="simple" xlink:href="http://www.calculador.com.br/" text:style-name="Internet_20_link" text:visited-style-name="Visited_20_Internet_20_Link">http://www.calculador.com.br/</text:a> </text:p>
        </text:list-item>
        <text:list-item>
          <text:p text:style-name="P26">Receita Federal - Consulta Restituição IRPF - <text:a xlink:type="simple" xlink:href="http://servicos.receita.fazenda.gov.br/Servicos/consrest/Atual.app/paginas/mobile/restituicaoMobi.asp" text:style-name="Internet_20_link" text:visited-style-name="Visited_20_Internet_20_Link">http://servicos.receita.fazenda.gov.br/Servicos/consrest/Atual.app/paginas/mobile/restituicaoMobi.asp</text:a> </text:p>
        </text:list-item>
        <text:list-item>
          <text:p text:style-name="P25">Texto para Audio - /mecdaisy - <text:a xlink:type="simple" xlink:href="http://www.intervox.nce.ufrj.br/mecdaisy/" text:style-name="Internet_20_link" text:visited-style-name="Visited_20_Internet_20_Link">http://www.intervox.nce.ufrj.br/mecdaisy/</text:a> </text:p>
        </text:list-item>
      </text:list>
      <text:p text:style-name="Text_20_body"><text:a xlink:type="simple" xlink:href="https://aggregatedawesome.com/php" text:style-name="Internet_20_link" text:visited-style-name="Visited_20_Internet_20_Link">https://aggregatedawesome.com/php</text:a></text:p>
      <text:p text:style-name="Text_20_body"><text:soft-page-break/><text:a xlink:type="simple" xlink:href="https://github.com/restoreddev/phpapprentice" text:style-name="Internet_20_link" text:visited-style-name="Visited_20_Internet_20_Link">https://github.com/restoreddev/phpapprentice</text:a></text:p>
      <text:p text:style-name="Text_20_body"><text:a xlink:type="simple" xlink:href="https://designpatternsphp.readthedocs.io/en/latest/README.html" text:style-name="Internet_20_link" text:visited-style-name="Visited_20_Internet_20_Link">https://designpatternsphp.readthedocs.io/en/latest/README.html</text:a></text:p>
      <text:p text:style-name="Text_20_body"><text:a xlink:type="simple" xlink:href="https://github.com/ziadoz/awesome-php" text:style-name="Internet_20_link" text:visited-style-name="Visited_20_Internet_20_Link">https://github.com/ziadoz/awesome-php</text:a> - A curated list of amazingly awesome PHP libraries, resources and shiny things</text:p>
      <text:p text:style-name="Text_20_body"><text:a xlink:type="simple" xlink:href="https://github.com/neiesc/awesome-minimalist" text:style-name="Internet_20_link" text:visited-style-name="Visited_20_Internet_20_Link">https://github.com/neiesc/awesome-minimalist</text:a> - A curated list of awesome minimalist frameworks (simple and lightweight)</text:p>
      <text:p text:style-name="Text_20_body"><text:a xlink:type="simple" xlink:href="https://github.com/ziadoz/awesome-php" text:style-name="Internet_20_link" text:visited-style-name="Visited_20_Internet_20_Link">https://github.com/ziadoz/awesome-php</text:a> - PHPAwe</text:p>
      <text:p text:style-name="Text_20_body"><text:a xlink:type="simple" xlink:href="http://www.etelg.com.br/paginaete/downloads/informatica/apostila_php.pdf" text:style-name="Internet_20_link" text:visited-style-name="Visited_20_Internet_20_Link">http://www.etelg.com.br/paginaete/downloads/informatica/apostila_php.pdf</text:a></text:p>
      <text:p text:style-name="Text_20_body"><text:a xlink:type="simple" xlink:href="https://www.academia.edu/9136301/Apostila_do_Curso_de_PHP_Orientado_a_Objetos" text:style-name="Internet_20_link" text:visited-style-name="Visited_20_Internet_20_Link">https://www.academia.edu/9136301/Apostila_do_Curso_de_PHP_Orientado_a_Objetos</text:a></text:p>
      <text:h text:style-name="Heading_20_3" text:outline-level="3"><text:bookmark text:name="user-content-padroes-de-projeto"/><text:bookmark text:name="user-content-padroes"/>Padroes de Projeto</text:h>
      <text:p text:style-name="Text_20_body"><text:a xlink:type="simple" xlink:href="https://refactoring.guru/pt-br/design-patterns" text:style-name="Internet_20_link" text:visited-style-name="Visited_20_Internet_20_Link">https://refactoring.guru/pt-br/design-patterns</text:a></text:p>
      <text:p text:style-name="Text_20_body"><text:a xlink:type="simple" xlink:href="https://designpatternsphp.readthedocs.io/en/latest/README.html" text:style-name="Internet_20_link" text:visited-style-name="Visited_20_Internet_20_Link">https://designpatternsphp.readthedocs.io/en/latest/README.html</text:a></text:p>
      <text:p text:style-name="Text_20_body"><text:a xlink:type="simple" xlink:href="https://designpatternsphp.readthedocs.io/pt_BR/latest/README.html" text:style-name="Internet_20_link" text:visited-style-name="Visited_20_Internet_20_Link">https://designpatternsphp.readthedocs.io/pt_BR/latest/README.html</text:a></text:p>
      <text:p text:style-name="Text_20_body"><text:a xlink:type="simple" xlink:href="https://refactoring.guru/pt-br/design-patterns/php" text:style-name="Internet_20_link" text:visited-style-name="Visited_20_Internet_20_Link">https://refactoring.guru/pt-br/design-patterns/php</text:a></text:p>
      <text:p text:style-name="Text_20_body"><text:a xlink:type="simple" xlink:href="https://github.com/webfatorial/PadroesDeProjetoPHP" text:style-name="Internet_20_link" text:visited-style-name="Visited_20_Internet_20_Link">https://github.com/webfatorial/PadroesDeProjetoPHP</text:a></text:p>
      <text:p text:style-name="Text_20_body"><text:a xlink:type="simple" xlink:href="https://github.com/PHPSP/php-the-right-way" text:style-name="Internet_20_link" text:visited-style-name="Visited_20_Internet_20_Link">https://github.com/PHPSP/php-the-right-way</text:a> - PHP do jeito certo</text:p>
      <text:p text:style-name="Text_20_body"><text:a xlink:type="simple" xlink:href="http://br.phptherightway.com/" text:style-name="Internet_20_link" text:visited-style-name="Visited_20_Internet_20_Link">http://br.phptherightway.com/</text:a></text:p>
      <text:h text:style-name="Heading_20_3" text:outline-level="3"><text:bookmark text:name="user-content-sql---mysql-e-postgresql"/><text:bookmark text:name="user-content-sql"/>SQL - MySQL e PostgreSQL</text:h>
      <text:p text:style-name="Text_20_body"><text:a xlink:type="simple" xlink:href="https://github.com/michaljuhas/SQL-training-advanced" text:style-name="Internet_20_link" text:visited-style-name="Visited_20_Internet_20_Link">https://github.com/michaljuhas/SQL-training-advanced</text:a> - Advanced SQL with MySQL &amp; PostgreSQL</text:p>
      <text:p text:style-name="Text_20_body"><text:a xlink:type="simple" xlink:href="https://github.com/cyrilbois/awesome-sql" text:style-name="Internet_20_link" text:visited-style-name="Visited_20_Internet_20_Link">https://github.com/cyrilbois/awesome-sql</text:a></text:p>
      <text:h text:style-name="Heading_20_2" text:outline-level="2"><text:bookmark text:name="user-content-cakephp"/>CakePHP</text:h>
      <text:p text:style-name="Text_20_body"><text:a xlink:type="simple" xlink:href="https://github.com/FriendsOfCake/awesome-cakephp" text:style-name="Internet_20_link" text:visited-style-name="Visited_20_Internet_20_Link">https://github.com/FriendsOfCake/awesome-cakephp</text:a> - A curated list of amazingly awesome CakePHP plugins, resources and shiny things</text:p>
      <text:p text:style-name="Text_20_body"><text:a xlink:type="simple" xlink:href="https://github.com/FriendsOfCake/awesome-cakephp" text:style-name="Internet_20_link" text:visited-style-name="Visited_20_Internet_20_Link">https://github.com/FriendsOfCake/awesome-cakephp</text:a> resources and shiny things</text:p>
      <text:p text:style-name="Text_20_body"><text:a xlink:type="simple" xlink:href="https://github.com/FriendsOfCake/awesome-cakephp" text:style-name="Internet_20_link" text:visited-style-name="Visited_20_Internet_20_Link">https://github.com/FriendsOfCake/awesome-cakephp</text:a> - Relação de Plugins</text:p>
      <text:p text:style-name="Text_20_body"><text:a xlink:type="simple" xlink:href="https://github.com/FriendsOfCake/awesome-cakephp" text:style-name="Internet_20_link" text:visited-style-name="Visited_20_Internet_20_Link">https://github.com/FriendsOfCake/awesome-cakephp</text:a> - resources and shiny things</text:p>
      <text:p text:style-name="Text_20_body"><text:a xlink:type="simple" xlink:href="https://github.com/FriendsOfCake/awesome-cakephp" text:style-name="Internet_20_link" text:visited-style-name="Visited_20_Internet_20_Link">https://github.com/FriendsOfCake/awesome-cakephp</text:a> - A curated list of amazingly awesome CakePHP plugins, resources and shiny things</text:p>
      <text:p text:style-name="Text_20_body"><text:a xlink:type="simple" xlink:href="https://getawesomeness.herokuapp.com/get/cakephp" text:style-name="Internet_20_link" text:visited-style-name="Visited_20_Internet_20_Link">https://getawesomeness.herokuapp.com/get/cakephp</text:a> - CakePHP | getAwesomeness()</text:p>
      <text:p text:style-name="Text_20_body"><text:a xlink:type="simple" xlink:href="https://aggregatedawesome.com/cake-php" text:style-name="Internet_20_link" text:visited-style-name="Visited_20_Internet_20_Link">https://aggregatedawesome.com/cake-php</text:a></text:p>
      <text:h text:style-name="Heading_20_2" text:outline-level="2"><text:bookmark text:name="user-content-docker"/><text:soft-page-break/>Docker</text:h>
      <text:p text:style-name="Text_20_body"><text:a xlink:type="simple" xlink:href="https://github.com/wsargent/docker-cheat-sheet" text:style-name="Internet_20_link" text:visited-style-name="Visited_20_Internet_20_Link">https://github.com/wsargent/docker-cheat-sheet</text:a></text:p>
      <text:p text:style-name="Text_20_body"><text:a xlink:type="simple" xlink:href="https://github.com/eon01/DockerCheatSheet" text:style-name="Internet_20_link" text:visited-style-name="Visited_20_Internet_20_Link">https://github.com/eon01/DockerCheatSheet</text:a></text:p>
      <text:p text:style-name="Text_20_body"><text:a xlink:type="simple" xlink:href="https://github.com/brainhack101/docker-cheat-sheet" text:style-name="Internet_20_link" text:visited-style-name="Visited_20_Internet_20_Link">https://github.com/brainhack101/docker-cheat-sheet</text:a></text:p>
      <text:p text:style-name="Text_20_body"><text:a xlink:type="simple" xlink:href="https://github.com/gliterd/docker-cheat-sheet" text:style-name="Internet_20_link" text:visited-style-name="Visited_20_Internet_20_Link">https://github.com/gliterd/docker-cheat-sheet</text:a></text:p>
      <text:p text:style-name="Text_20_body"><text:a xlink:type="simple" xlink:href="https://github.com/sudheerj/docker-cheat-sheet" text:style-name="Internet_20_link" text:visited-style-name="Visited_20_Internet_20_Link">https://github.com/sudheerj/docker-cheat-sheet</text:a></text:p>
      <text:p text:style-name="Text_20_body"><text:a xlink:type="simple" xlink:href="https://github.com/drminnaar/cheatsheets/blob/master/docker-cheatsheet.md" text:style-name="Internet_20_link" text:visited-style-name="Visited_20_Internet_20_Link">https://github.com/drminnaar/cheatsheets/blob/master/docker-cheatsheet.md</text:a></text:p>
      <text:p text:style-name="Text_20_body"><text:a xlink:type="simple" xlink:href="https://github.com/therandomsecurityguy/docker-cheat-sheet" text:style-name="Internet_20_link" text:visited-style-name="Visited_20_Internet_20_Link">https://github.com/therandomsecurityguy/docker-cheat-sheet</text:a></text:p>
      <text:p text:style-name="Text_20_body"><text:a xlink:type="simple" xlink:href="https://github.com/WSMathias/docker-cheat-sheet" text:style-name="Internet_20_link" text:visited-style-name="Visited_20_Internet_20_Link">https://github.com/WSMathias/docker-cheat-sheet</text:a></text:p>
      <text:p text:style-name="Text_20_body"><text:a xlink:type="simple" xlink:href="https://gist.github.com/martinbuberl/5de2effea36e5a2c2d5c6ef394d13467" text:style-name="Internet_20_link" text:visited-style-name="Visited_20_Internet_20_Link">https://gist.github.com/martinbuberl/5de2effea36e5a2c2d5c6ef394d13467</text:a></text:p>
      <text:p text:style-name="Text_20_body"><text:a xlink:type="simple" xlink:href="https://gist.github.com/bradtraversy/89fad226dc058a41b596d586022a9bd3" text:style-name="Internet_20_link" text:visited-style-name="Visited_20_Internet_20_Link">https://gist.github.com/bradtraversy/89fad226dc058a41b596d586022a9bd3</text:a></text:p>
      <text:p text:style-name="Text_20_body"><text:a xlink:type="simple" xlink:href="https://gist.github.com/Marak/63f437e3946805f6473a" text:style-name="Internet_20_link" text:visited-style-name="Visited_20_Internet_20_Link">https://gist.github.com/Marak/63f437e3946805f6473a</text:a></text:p>
      <text:p text:style-name="Text_20_body"><text:a xlink:type="simple" xlink:href="https://redhatspain.com/cheatsheets/" text:style-name="Internet_20_link" text:visited-style-name="Visited_20_Internet_20_Link">https://redhatspain.com/cheatsheets/</text:a></text:p>
      <text:p text:style-name="Text_20_body"><text:a xlink:type="simple" xlink:href="https://www.bogotobogo.com/DevOps/Docker/Docker-Cheat-Sheet.php" text:style-name="Internet_20_link" text:visited-style-name="Visited_20_Internet_20_Link">https://www.bogotobogo.com/DevOps/Docker/Docker-Cheat-Sheet.php</text:a></text:p>
      <text:p text:style-name="Text_20_body"><text:a xlink:type="simple" xlink:href="https://www.atlassian.com/git/tutorials/atlassian-git-cheatsheet" text:style-name="Internet_20_link" text:visited-style-name="Visited_20_Internet_20_Link">https://www.atlassian.com/git/tutorials/atlassian-git-cheatsheet</text:a></text:p>
      <text:p text:style-name="Text_20_body"><text:a xlink:type="simple" xlink:href="http://dockercheatsheet.painlessdocker.com/" text:style-name="Internet_20_link" text:visited-style-name="Visited_20_Internet_20_Link">http://dockercheatsheet.painlessdocker.com/</text:a></text:p>
      <text:p text:style-name="Text_20_body"><text:a xlink:type="simple" xlink:href="https://www.threatstack.com/blog/50-useful-docker-tutorials-for-it-professionals-from-beginner-to-advanced" text:style-name="Internet_20_link" text:visited-style-name="Visited_20_Internet_20_Link">https://www.threatstack.com/blog/50-useful-docker-tutorials-for-it-professionals-from-beginner-to-advanced</text:a></text:p>
      <text:h text:style-name="Heading_20_2" text:outline-level="2"><text:bookmark text:name="user-content-tools"/>Tools</text:h>
      <text:h text:style-name="Heading_20_2" text:outline-level="2"><text:bookmark text:name="user-content-desenhar-plantas-de-casa-online"/>Desenhar plantas de casa online</text:h>
      <text:list xml:id="list3310870532" text:style-name="L22">
        <text:list-item>
          <text:p text:style-name="P27"><text:a xlink:type="simple" xlink:href="https://planner.mooble.com/br/projeto/Draft" text:style-name="Internet_20_link" text:visited-style-name="Visited_20_Internet_20_Link">https://planner.mooble.com/br/projeto/Draft</text:a></text:p>
        </text:list-item>
        <text:list-item>
          <text:p text:style-name="P27"><text:a xlink:type="simple" xlink:href="https://planner5d.com/pt/e/" text:style-name="Internet_20_link" text:visited-style-name="Visited_20_Internet_20_Link">https://planner5d.com/pt/e/</text:a></text:p>
        </text:list-item>
        <text:list-item>
          <text:p text:style-name="P27"><text:a xlink:type="simple" xlink:href="https://www.spacedesigner3d.com/pt" text:style-name="Internet_20_link" text:visited-style-name="Visited_20_Internet_20_Link">https://www.spacedesigner3d.com/pt</text:a></text:p>
        </text:list-item>
        <text:list-item>
          <text:p text:style-name="P27"><text:a xlink:type="simple" xlink:href="https://pt.floorplanner.com/" text:style-name="Internet_20_link" text:visited-style-name="Visited_20_Internet_20_Link">https://pt.floorplanner.com/</text:a></text:p>
        </text:list-item>
        <text:list-item>
          <text:p text:style-name="P27">Versões antigas de vários soft - <text:a xlink:type="simple" xlink:href="http://www.oldapps.com/" text:style-name="Internet_20_link" text:visited-style-name="Visited_20_Internet_20_Link">http://www.oldapps.com/</text:a></text:p>
        </text:list-item>
        <text:list-item>
          <text:p text:style-name="P27">10 useful Free alternative to AutoCAD | autocad alternative - <text:a xlink:type="simple" xlink:href="http://blog.dreamcss.com/design-tool/10-useful-free-alternative-to-autocad/" text:style-name="Internet_20_link" text:visited-style-name="Visited_20_Internet_20_Link">http://blog.dreamcss.com/design-tool/10-useful-free-alternative-to-autocad/</text:a></text:p>
        </text:list-item>
        <text:list-item>
          <text:p text:style-name="P27">Google Maps Percurso - <text:a xlink:type="simple" xlink:href="https://www.google.com/maps/dir///@-3.7614043,-38.5532805,15z" text:style-name="Internet_20_link" text:visited-style-name="Visited_20_Internet_20_Link">https://www.google.com/maps/dir///@-3.7614043,-38.5532805,15z</text:a></text:p>
        </text:list-item>
        <text:list-item>
          <text:p text:style-name="P27">Edit Manga - <text:a xlink:type="simple" xlink:href="https://faceyourmanga.com/editmangatar.php" text:style-name="Internet_20_link" text:visited-style-name="Visited_20_Internet_20_Link">https://faceyourmanga.com/editmangatar.php</text:a></text:p>
        </text:list-item>
        <text:list-item>
          <text:p text:style-name="P27">Google Trends (pesquisa popularidade de algumas marcas no mercado) - <text:a xlink:type="simple" xlink:href="http://www.google.com/trends/" text:style-name="Internet_20_link" text:visited-style-name="Visited_20_Internet_20_Link">http://www.google.com/trends/</text:a></text:p>
        </text:list-item>
        <text:list-item>
          <text:p text:style-name="P27"><text:soft-page-break/>jQuery Core – All Versions | jQuery CDN - <text:a xlink:type="simple" xlink:href="https://code.jquery.com/jquery/" text:style-name="Internet_20_link" text:visited-style-name="Visited_20_Internet_20_Link">https://code.jquery.com/jquery/</text:a></text:p>
        </text:list-item>
      </text:list>
      <text:p text:style-name="Text_20_body"><text:a xlink:type="simple" xlink:href="https://github.com/cyrilbois/awesome-links" text:style-name="Internet_20_link" text:visited-style-name="Visited_20_Internet_20_Link">https://github.com/cyrilbois/awesome-links</text:a></text:p>
      <text:p text:style-name="Text_20_body"><text:a xlink:type="simple" xlink:href="https://github.com/cyrilbois/awesome-web-dev-resources" text:style-name="Internet_20_link" text:visited-style-name="Visited_20_Internet_20_Link">https://github.com/cyrilbois/awesome-web-dev-resources</text:a></text:p>
      <text:p text:style-name="Text_20_body"><text:a xlink:type="simple" xlink:href="https://github.com/cyrilbois/resources-2" text:style-name="Internet_20_link" text:visited-style-name="Visited_20_Internet_20_Link">https://github.com/cyrilbois/resources-2</text:a></text:p>
      <text:p text:style-name="Text_20_body"><text:a xlink:type="simple" xlink:href="https://github.com/cyrilbois/resources-1" text:style-name="Internet_20_link" text:visited-style-name="Visited_20_Internet_20_Link">https://github.com/cyrilbois/resources-1</text:a></text:p>
      <text:p text:style-name="Text_20_body"><text:a xlink:type="simple" xlink:href="https://github.com/cyrilbois/resources" text:style-name="Internet_20_link" text:visited-style-name="Visited_20_Internet_20_Link">https://github.com/cyrilbois/resources</text:a></text:p>
      <text:p text:style-name="Text_20_body"><text:a xlink:type="simple" xlink:href="https://github.com/cyrilbois/useful-tools" text:style-name="Internet_20_link" text:visited-style-name="Visited_20_Internet_20_Link">https://github.com/cyrilbois/useful-tools</text:a></text:p>
      <text:p text:style-name="Text_20_body"><text:a xlink:type="simple" xlink:href="https://github.com/cyrilbois/useful-dev-tools" text:style-name="Internet_20_link" text:visited-style-name="Visited_20_Internet_20_Link">https://github.com/cyrilbois/useful-dev-tools</text:a></text:p>
      <text:p text:style-name="Text_20_body"><text:a xlink:type="simple" xlink:href="https://github.com/cyrilbois/development-resources" text:style-name="Internet_20_link" text:visited-style-name="Visited_20_Internet_20_Link">https://github.com/cyrilbois/development-resources</text:a></text:p>
      <text:p text:style-name="Text_20_body"><text:a xlink:type="simple" xlink:href="https://github.com/cyrilbois/Useful-Softwares-Tools-list" text:style-name="Internet_20_link" text:visited-style-name="Visited_20_Internet_20_Link">https://github.com/cyrilbois/Useful-Softwares-Tools-list</text:a></text:p>
      <text:p text:style-name="Text_20_body"><text:a xlink:type="simple" xlink:href="https://github.com/cyrilbois/awesome-rest" text:style-name="Internet_20_link" text:visited-style-name="Visited_20_Internet_20_Link">https://github.com/cyrilbois/awesome-rest</text:a></text:p>
      <text:p text:style-name="Text_20_body"><text:a xlink:type="simple" xlink:href="https://github.com/cyrilbois/awesome-devtools" text:style-name="Internet_20_link" text:visited-style-name="Visited_20_Internet_20_Link">https://github.com/cyrilbois/awesome-devtools</text:a></text:p>
      <text:p text:style-name="Text_20_body"><text:a xlink:type="simple" xlink:href="https://github.com/cyrilbois/awesome-online-ide" text:style-name="Internet_20_link" text:visited-style-name="Visited_20_Internet_20_Link">https://github.com/cyrilbois/awesome-online-ide</text:a></text:p>
      <text:p text:style-name="Text_20_body"><text:a xlink:type="simple" xlink:href="https://github.com/cyrilbois/awesome-web-online-tools" text:style-name="Internet_20_link" text:visited-style-name="Visited_20_Internet_20_Link">https://github.com/cyrilbois/awesome-web-online-tools</text:a></text:p>
      <text:p text:style-name="Text_20_body"><text:a xlink:type="simple" xlink:href="https://github.com/JefMari/awesome-wysiwyg" text:style-name="Internet_20_link" text:visited-style-name="Visited_20_Internet_20_Link">https://github.com/JefMari/awesome-wysiwyg</text:a></text:p>
      <text:p text:style-name="Text_20_body"><text:a xlink:type="simple" xlink:href="https://github.com/jansenfelipe/cnpj-gratis" text:style-name="Internet_20_link" text:visited-style-name="Visited_20_Internet_20_Link">https://github.com/jansenfelipe/cnpj-gratis</text:a></text:p>
      <text:p text:style-name="Text_20_body"><text:a xlink:type="simple" xlink:href="https://github.com/jansenfelipe/cpf-gratis" text:style-name="Internet_20_link" text:visited-style-name="Visited_20_Internet_20_Link">https://github.com/jansenfelipe/cpf-gratis</text:a></text:p>
      <text:p text:style-name="Text_20_body"><text:a xlink:type="simple" xlink:href="https://github.com/jansenfelipe/cep-gratis" text:style-name="Internet_20_link" text:visited-style-name="Visited_20_Internet_20_Link">https://github.com/jansenfelipe/cep-gratis</text:a></text:p>
      <text:p text:style-name="Text_20_body"><text:a xlink:type="simple" xlink:href="https://github.com/jansenfelipe/cidades-gratis" text:style-name="Internet_20_link" text:visited-style-name="Visited_20_Internet_20_Link">https://github.com/jansenfelipe/cidades-gratis</text:a></text:p>
      <text:p text:style-name="Text_20_body"><text:a xlink:type="simple" xlink:href="https://www.keycdn.com/blog/web-development-tools" text:style-name="Internet_20_link" text:visited-style-name="Visited_20_Internet_20_Link">https://www.keycdn.com/blog/web-development-tools</text:a></text:p>
      <text:p text:style-name="Text_20_body"><text:a xlink:type="simple" xlink:href="https://github.com/agarrharr/awesome-static-website-services" text:style-name="Internet_20_link" text:visited-style-name="Visited_20_Internet_20_Link">https://github.com/agarrharr/awesome-static-website-services</text:a></text:p>
      <text:p text:style-name="Text_20_body"><text:a xlink:type="simple" xlink:href="https://github.com/leocavalcante/my-awesome-frontend" text:style-name="Internet_20_link" text:visited-style-name="Visited_20_Internet_20_Link">https://github.com/leocavalcante/my-awesome-frontend</text:a> - Links de Frontend do Leo</text:p>
      <text:p text:style-name="Text_20_body"><text:a xlink:type="simple" xlink:href="https://github.com/sindresorhus/awesome-electron" text:style-name="Internet_20_link" text:visited-style-name="Visited_20_Internet_20_Link">https://github.com/sindresorhus/awesome-electron</text:a> - Useful resources for creating apps with Electron</text:p>
      <text:p text:style-name="Text_20_body"><text:a xlink:type="simple" xlink:href="https://fontawesome.com/icons" text:style-name="Internet_20_link" text:visited-style-name="Visited_20_Internet_20_Link">https://fontawesome.com/icons</text:a> - Icons | Font Awesome</text:p>
      <text:p text:style-name="Text_20_body"><text:a xlink:type="simple" xlink:href="https://mdbootstrap.com/docs/jquery/content/icons-list" text:style-name="Internet_20_link" text:visited-style-name="Visited_20_Internet_20_Link">https://mdbootstrap.com/docs/jquery/content/icons-list</text:a> - Bootstrap free Font Awesome icons</text:p>
      <text:p text:style-name="Text_20_body"><text:a xlink:type="simple" xlink:href="https://github.com/therebelrobot/awesome-bootstrap" text:style-name="Internet_20_link" text:visited-style-name="Visited_20_Internet_20_Link">https://github.com/therebelrobot/awesome-bootstrap</text:a> - Awesome - A curated list of amazing Bootstrap tools and themes</text:p>
      <text:p text:style-name="Text_20_body"><text:a xlink:type="simple" xlink:href="https://github.com/fasouto/awesome-dataviz" text:style-name="Internet_20_link" text:visited-style-name="Visited_20_Internet_20_Link">https://github.com/fasouto/awesome-dataviz</text:a> - A curated list of awesome data visualization libraries and resources</text:p>
      <text:p text:style-name="Text_20_body"><text:a xlink:type="simple" xlink:href="https://github.com/tanure/youtube-br-desenvolvimento" text:style-name="Internet_20_link" text:visited-style-name="Visited_20_Internet_20_Link">https://github.com/tanure/youtube-br-desenvolvimento</text:a> - Repositório de canais no Youtube BR sobre desenvolvimento</text:p>
      <text:p text:style-name="Text_20_body"><text:soft-page-break/><text:a xlink:type="simple" xlink:href="https://github.com/aloisdg/awesome-regex" text:style-name="Internet_20_link" text:visited-style-name="Visited_20_Internet_20_Link">https://github.com/aloisdg/awesome-regex</text:a> - A curated collection of awesome Regex libraries, tools, frameworks and software</text:p>
      <text:h text:style-name="Heading_20_3" text:outline-level="3"><text:bookmark text:name="user-content--catalogo-de-profissionais"/><text:bookmark text:name="user-content-catalogo"/>Catalogo de profissionais</text:h>
      <text:p text:style-name="Text_20_body"><text:a xlink:type="simple" xlink:href="https://www.upwork.com/" text:style-name="Internet_20_link" text:visited-style-name="Visited_20_Internet_20_Link">https://www.upwork.com/</text:a></text:p>
      <text:h text:style-name="Heading_20_3" text:outline-level="3"><text:bookmark text:name="user-content-bancos-de-dados-de-imagens"/><text:bookmark text:name="user-content-bancos"/>Bancos de dados de imagens</text:h>
      <text:h text:style-name="Heading_20_3" text:outline-level="3"><text:bookmark text:name="user-content-catálogo-com-busca"/>catálogo com busca</text:h>
      <text:p text:style-name="Text_20_body"><text:a xlink:type="simple" xlink:href="https://pixabay.com/photos/" text:style-name="Internet_20_link" text:visited-style-name="Visited_20_Internet_20_Link">https://pixabay.com/photos/</text:a></text:p>
      <text:h text:style-name="Heading_20_3" text:outline-level="3"><text:bookmark text:name="user-content-mais-de-90000-imagens-de-fundo"/>Mais de 90.000 imagens de fundo</text:h>
      <text:p text:style-name="Text_20_body"><text:a xlink:type="simple" xlink:href="https://pixabay.com/images/search/background/" text:style-name="Internet_20_link" text:visited-style-name="Visited_20_Internet_20_Link">https://pixabay.com/images/search/background/</text:a></text:p>
      <text:h text:style-name="Heading_20_3" text:outline-level="3"><text:bookmark text:name="user-content-criação-de-jogos-mobile"/><text:bookmark text:name="user-content-criacao"/>Criação de Jogos Mobile</text:h>
      <text:p text:style-name="Text_20_body"><text:a xlink:type="simple" xlink:href="https://project-awesome.org/leereilly/games" text:style-name="Internet_20_link" text:visited-style-name="Visited_20_Internet_20_Link">https://project-awesome.org/leereilly/games</text:a></text:p>
      <text:p text:style-name="Text_20_body">Scratch - Scratch 1.4 download</text:p>
      <text:list xml:id="list4033599202" text:style-name="L23">
        <text:list-item>
          <text:p text:style-name="P28"><text:a xlink:type="simple" xlink:href="https://scratch.mit.edu/scratch_1.4/#installation" text:style-name="Internet_20_link" text:visited-style-name="Visited_20_Internet_20_Link">https://scratch.mit.edu/scratch_1.4/#installation</text:a> </text:p>
        </text:list-item>
      </text:list>
      <text:p text:style-name="Text_20_body">Expo - Mobile online (criador de apps)</text:p>
      <text:list xml:id="list3603110023" text:style-name="L24">
        <text:list-item>
          <text:p text:style-name="P29"><text:a xlink:type="simple" xlink:href="https://expo.io/" text:style-name="Internet_20_link" text:visited-style-name="Visited_20_Internet_20_Link">https://expo.io/</text:a> </text:p>
        </text:list-item>
      </text:list>
      <text:p text:style-name="Text_20_body">React Native · A framework for building native apps using React</text:p>
      <text:list xml:id="list3622028317" text:style-name="L25">
        <text:list-item>
          <text:p text:style-name="P30"><text:a xlink:type="simple" xlink:href="https://facebook.github.io/react-native/" text:style-name="Internet_20_link" text:visited-style-name="Visited_20_Internet_20_Link">https://facebook.github.io/react-native/</text:a> </text:p>
        </text:list-item>
      </text:list>
      <text:p text:style-name="Text_20_body">Tutorial - Criar jogo em javascript e html 5</text:p>
      <text:list xml:id="list3350462334" text:style-name="L26">
        <text:list-item>
          <text:p text:style-name="P31"><text:a xlink:type="simple" xlink:href="https://www.youtube.com/watch?v=z3r8up9cz3w" text:style-name="Internet_20_link" text:visited-style-name="Visited_20_Internet_20_Link">https://www.youtube.com/watch?v=z3r8up9cz3w</text:a> </text:p>
        </text:list-item>
      </text:list>
      <text:p text:style-name="Text_20_body">Desenvolvendo um jogo completo com HTML, JavaScript e Phaser JS (13 aulas)</text:p>
      <text:list xml:id="list3884364339" text:style-name="L27">
        <text:list-item>
          <text:p text:style-name="P32"><text:a xlink:type="simple" xlink:href="https://www.youtube.com/watch?v=SSlIJOD-JMU&amp;list=PLclUTiUoLCbDog-vStY7VFHpFXJVML6EY" text:style-name="Internet_20_link" text:visited-style-name="Visited_20_Internet_20_Link">https://www.youtube.com/watch?v=SSlIJOD-JMU&amp;list=PLclUTiUoLCbDog-vStY7VFHpFXJVML6EY</text:a> </text:p>
        </text:list-item>
      </text:list>
      <text:p text:style-name="Text_20_body">100 Engines Mobile mais populares</text:p>
      <text:list xml:id="list746116377" text:style-name="L28">
        <text:list-item>
          <text:p text:style-name="P33"><text:a xlink:type="simple" xlink:href="https://www.moddb.com/engines/top" text:style-name="Internet_20_link" text:visited-style-name="Visited_20_Internet_20_Link">https://www.moddb.com/engines/top</text:a></text:p>
        </text:list-item>
        <text:list-item>
          <text:p text:style-name="P33"><text:a xlink:type="simple" xlink:href="https://www.cursou.com.br/informatica/programacao-games/" text:style-name="Internet_20_link" text:visited-style-name="Visited_20_Internet_20_Link">https://www.cursou.com.br/informatica/programacao-games/</text:a></text:p>
        </text:list-item>
        <text:list-item>
          <text:p text:style-name="P33"><text:a xlink:type="simple" xlink:href="https://www.cursou.com.br/informatica/aplicativo-android-sucesso/" text:style-name="Internet_20_link" text:visited-style-name="Visited_20_Internet_20_Link">https://www.cursou.com.br/informatica/aplicativo-android-sucesso/</text:a></text:p>
        </text:list-item>
        <text:list-item>
          <text:p text:style-name="P33"><text:a xlink:type="simple" xlink:href="https://www.iped.com.br/cursos-gratis/programacao-e-desenvolvimento/curso-rapido/desenvolvimento-games-android-basico-produzindo-animacao-personagens" text:style-name="Internet_20_link" text:visited-style-name="Visited_20_Internet_20_Link">https://www.iped.com.br/cursos-gratis/programacao-e-desenvolvimento/curso-rapido/desenvolvimento-games-android-basico-produzindo-animacao-personagens</text:a></text:p>
        </text:list-item>
        <text:list-item>
          <text:p text:style-name="P33"><text:a xlink:type="simple" xlink:href="https://www.iped.com.br/cursos-gratis/programacao-e-desenvolvimento/curso-rapido/desenvolvimento-games-android-avancado-efeitos-som" text:style-name="Internet_20_link" text:visited-style-name="Visited_20_Internet_20_Link">https://www.iped.com.br/cursos-gratis/programacao-e-desenvolvimento/curso-rapido/desenvolvimento-games-android-avancado-efeitos-som</text:a></text:p>
        </text:list-item>
        <text:list-item>
          <text:p text:style-name="P33"><text:a xlink:type="simple" xlink:href="https://www.cursou.com.br/informatica/programacao/cadastro-clientes-app-inventor-2/" text:style-name="Internet_20_link" text:visited-style-name="Visited_20_Internet_20_Link">https://www.cursou.com.br/informatica/programacao/cadastro-clientes-app-inventor-2/</text:a></text:p>
        </text:list-item>
        <text:list-item>
          <text:p text:style-name="P33"><text:a xlink:type="simple" xlink:href="https://www.cursou.com.br/informatica/cadastro-cliente-app-inventor/" text:style-name="Internet_20_link" text:visited-style-name="Visited_20_Internet_20_Link">https://www.cursou.com.br/informatica/cadastro-cliente-app-inventor/</text:a></text:p>
        </text:list-item>
        <text:list-item>
          <text:p text:style-name="P33"><text:soft-page-break/><text:a xlink:type="simple" xlink:href="https://www.cursou.com.br/informatica/blender-game-engine-2/" text:style-name="Internet_20_link" text:visited-style-name="Visited_20_Internet_20_Link">https://www.cursou.com.br/informatica/blender-game-engine-2/</text:a></text:p>
        </text:list-item>
        <text:list-item>
          <text:p text:style-name="P33"><text:a xlink:type="simple" xlink:href="https://www.cursou.com.br/informatica/scratch-2/" text:style-name="Internet_20_link" text:visited-style-name="Visited_20_Internet_20_Link">https://www.cursou.com.br/informatica/scratch-2/</text:a></text:p>
        </text:list-item>
        <text:list-item>
          <text:p text:style-name="P33"><text:a xlink:type="simple" xlink:href="https://www.cursou.com.br/informatica/scratch/" text:style-name="Internet_20_link" text:visited-style-name="Visited_20_Internet_20_Link">https://www.cursou.com.br/informatica/scratch/</text:a></text:p>
        </text:list-item>
        <text:list-item>
          <text:p text:style-name="P33"><text:a xlink:type="simple" xlink:href="https://www.cursou.com.br/informatica/android-firebase/" text:style-name="Internet_20_link" text:visited-style-name="Visited_20_Internet_20_Link">https://www.cursou.com.br/informatica/android-firebase/</text:a></text:p>
        </text:list-item>
        <text:list-item>
          <text:p text:style-name="P33"><text:a xlink:type="simple" xlink:href="https://www.schoolofnet.com/curso/unity/unity-fundamentals/iniciando-com-unity-rev2/" text:style-name="Internet_20_link" text:visited-style-name="Visited_20_Internet_20_Link">https://www.schoolofnet.com/curso/unity/unity-fundamentals/iniciando-com-unity-rev2/</text:a></text:p>
        </text:list-item>
        <text:list-item>
          <text:p text:style-name="P33"><text:a xlink:type="simple" xlink:href="https://pt.khanacademy.org/computing/computer-programming/programming-games-visualizations/intro-games-visualizations/v/welcome-games-visualizations" text:style-name="Internet_20_link" text:visited-style-name="Visited_20_Internet_20_Link">https://pt.khanacademy.org/computing/computer-programming/programming-games-visualizations/intro-games-visualizations/v/welcome-games-visualizations</text:a></text:p>
        </text:list-item>
      </text:list>
      <text:h text:style-name="Heading_20_2" text:outline-level="2"><text:bookmark text:name="user-content-lojas-virtuais"/>Lojas Virtuais</text:h>
      <text:p text:style-name="Text_20_body">Crie uma loja virtual completa e sem mensalidade - minestore (online)</text:p>
      <text:list xml:id="list746523886" text:style-name="L29">
        <text:list-item>
          <text:p text:style-name="P34"><text:a xlink:type="simple" xlink:href="https://www.minestore.com.br/" text:style-name="Internet_20_link" text:visited-style-name="Visited_20_Internet_20_Link">https://www.minestore.com.br/</text:a> </text:p>
        </text:list-item>
      </text:list>
      <text:h text:style-name="Heading_20_2" text:outline-level="2"><text:bookmark text:name="user-content-diversos-1"/>Diversos</text:h>
      <text:p text:style-name="Text_20_body"><text:a xlink:type="simple" xlink:href="https://project-awesome.org/" text:style-name="Internet_20_link" text:visited-style-name="Visited_20_Internet_20_Link">https://project-awesome.org/</text:a> - Curated list of awesome lists</text:p>
      <text:p text:style-name="Text_20_body">Lista com links de projetos open-source para varios níveis</text:p>
      <text:list xml:id="list2116932134" text:style-name="L30">
        <text:list-item>
          <text:p text:style-name="P35"><text:a xlink:type="simple" xlink:href="https://github.com/camilatigre/listamaravilhosaopensource" text:style-name="Internet_20_link" text:visited-style-name="Visited_20_Internet_20_Link">https://github.com/camilatigre/listamaravilhosaopensource</text:a> </text:p>
        </text:list-item>
      </text:list>
      <text:p text:style-name="Text_20_body">Contribuindo em projetos open source com o github - Artigos sobre HTML, JavaScript, CSS e desenvolvimento web</text:p>
      <text:list xml:id="list542722607" text:style-name="L31">
        <text:list-item>
          <text:p text:style-name="P36"><text:a xlink:type="simple" xlink:href="https://tableless.com.br/contribuindo-em-projetos-open-source-com-o-github/" text:style-name="Internet_20_link" text:visited-style-name="Visited_20_Internet_20_Link">https://tableless.com.br/contribuindo-em-projetos-open-source-com-o-github/</text:a> </text:p>
        </text:list-item>
      </text:list>
      <text:p text:style-name="Text_20_body">Melhor lista de discussão sobre informática em geral - Stack Overflow - Where Developers Learn, Share, &amp; Build Careers</text:p>
      <text:list xml:id="list3865571695" text:style-name="L32">
        <text:list-item>
          <text:p text:style-name="P37"><text:a xlink:type="simple" xlink:href="https://stackoverflow.com/" text:style-name="Internet_20_link" text:visited-style-name="Visited_20_Internet_20_Link">https://stackoverflow.com/</text:a> </text:p>
        </text:list-item>
      </text:list>
      <text:h text:style-name="Heading_20_2" text:outline-level="2"><text:bookmark text:name="user-content-bootstrap"/>Bootstrap</text:h>
      <text:p text:style-name="Text_20_body">A Simple Bootstrap Tutorial | Toptal</text:p>
      <text:list xml:id="list4001662360" text:style-name="L33">
        <text:list-item>
          <text:p text:style-name="P38"><text:a xlink:type="simple" xlink:href="https://www.toptal.com/front-end/what-is-bootstrap-a-short-tutorial-on-the-what-why-and-how" text:style-name="Internet_20_link" text:visited-style-name="Visited_20_Internet_20_Link">https://www.toptal.com/front-end/what-is-bootstrap-a-short-tutorial-on-the-what-why-and-how</text:a> </text:p>
        </text:list-item>
      </text:list>
      <text:p text:style-name="Text_20_body">Bootstrap Themes Free</text:p>
      <text:list xml:id="list650105879" text:style-name="L34">
        <text:list-item>
          <text:p text:style-name="P39"><text:a xlink:type="simple" xlink:href="https://startbootstrap.com/template-categories/all/" text:style-name="Internet_20_link" text:visited-style-name="Visited_20_Internet_20_Link">https://startbootstrap.com/template-categories/all/</text:a> </text:p>
        </text:list-item>
      </text:list>
      <text:h text:style-name="Heading_20_2" text:outline-level="2"><text:bookmark text:name="user-content-meu-primeiro-site"/>Meu primeiro site</text:h>
      <text:p text:style-name="Text_20_body"><text:a xlink:type="simple" xlink:href="http://www.oocities.org/ribafs/" text:style-name="Internet_20_link" text:visited-style-name="Visited_20_Internet_20_Link">http://www.oocities.org/ribafs/</text:a> (veja a data :) 22 anos atraz)</text:p>
      <text:h text:style-name="Heading_20_2" text:outline-level="2"><text:bookmark text:name="user-content-stackoverflow"/>Stackoverflow</text:h>
      <text:p text:style-name="Text_20_body">Em português</text:p>
      <text:list xml:id="list1356806964" text:style-name="L35">
        <text:list-item>
          <text:p text:style-name="P41"><text:soft-page-break/><text:a xlink:type="simple" xlink:href="https://pt.stackoverflow.com/questions/tagged/php" text:style-name="Internet_20_link" text:visited-style-name="Visited_20_Internet_20_Link">https://pt.stackoverflow.com/questions/tagged/php</text:a> </text:p>
        </text:list-item>
        <text:list-item>
          <text:p text:style-name="P41"><text:a xlink:type="simple" xlink:href="https://pt.stackoverflow.com/questions/tagged/html" text:style-name="Internet_20_link" text:visited-style-name="Visited_20_Internet_20_Link">https://pt.stackoverflow.com/questions/tagged/html</text:a> </text:p>
        </text:list-item>
        <text:list-item>
          <text:p text:style-name="P41"><text:a xlink:type="simple" xlink:href="https://pt.stackoverflow.com/questions/tagged/css" text:style-name="Internet_20_link" text:visited-style-name="Visited_20_Internet_20_Link">https://pt.stackoverflow.com/questions/tagged/css</text:a> </text:p>
        </text:list-item>
        <text:list-item>
          <text:p text:style-name="P41"><text:a xlink:type="simple" xlink:href="https://pt.stackoverflow.com/questions/tagged/bootstrap" text:style-name="Internet_20_link" text:visited-style-name="Visited_20_Internet_20_Link">https://pt.stackoverflow.com/questions/tagged/bootstrap</text:a> </text:p>
        </text:list-item>
        <text:list-item>
          <text:p text:style-name="P41"><text:a xlink:type="simple" xlink:href="https://pt.stackoverflow.com/questions/tagged/jquery" text:style-name="Internet_20_link" text:visited-style-name="Visited_20_Internet_20_Link">https://pt.stackoverflow.com/questions/tagged/jquery</text:a> </text:p>
        </text:list-item>
        <text:list-item>
          <text:p text:style-name="P40"><text:a xlink:type="simple" xlink:href="https://pt.stackoverflow.com/questions/tagged/mysql" text:style-name="Internet_20_link" text:visited-style-name="Visited_20_Internet_20_Link">https://pt.stackoverflow.com/questions/tagged/mysql</text:a> </text:p>
        </text:list-item>
      </text:list>
      <text:p text:style-name="Text_20_body">Em inglês</text:p>
      <text:list xml:id="list158048840" text:style-name="L36">
        <text:list-item>
          <text:p text:style-name="P42"><text:a xlink:type="simple" xlink:href="https://stackoverflow.com/questions" text:style-name="Internet_20_link" text:visited-style-name="Visited_20_Internet_20_Link">https://stackoverflow.com/questions</text:a></text:p>
        </text:list-item>
        <text:list-item>
          <text:p text:style-name="P42"><text:a xlink:type="simple" xlink:href="https://stackoverflow.com/questions/tagged/php" text:style-name="Internet_20_link" text:visited-style-name="Visited_20_Internet_20_Link">https://stackoverflow.com/questions/tagged/php</text:a></text:p>
        </text:list-item>
        <text:list-item>
          <text:p text:style-name="P42"><text:a xlink:type="simple" xlink:href="https://stackoverflow.com/questions/tagged/php+mysql" text:style-name="Internet_20_link" text:visited-style-name="Visited_20_Internet_20_Link">https://stackoverflow.com/questions/tagged/php+mysql</text:a></text:p>
        </text:list-item>
        <text:list-item>
          <text:p text:style-name="P42"><text:a xlink:type="simple" xlink:href="https://stackoverflow.com/questions/tagged/php+html" text:style-name="Internet_20_link" text:visited-style-name="Visited_20_Internet_20_Link">https://stackoverflow.com/questions/tagged/php+html</text:a></text:p>
        </text:list-item>
        <text:list-item>
          <text:p text:style-name="P42"><text:a xlink:type="simple" xlink:href="https://stackoverflow.com/questions/tagged/php+javascript" text:style-name="Internet_20_link" text:visited-style-name="Visited_20_Internet_20_Link">https://stackoverflow.com/questions/tagged/php+javascript</text:a></text:p>
        </text:list-item>
        <text:list-item>
          <text:p text:style-name="P42"><text:a xlink:type="simple" xlink:href="https://stackoverflow.com/questions/tagged/php+jquery" text:style-name="Internet_20_link" text:visited-style-name="Visited_20_Internet_20_Link">https://stackoverflow.com/questions/tagged/php+jquery</text:a></text:p>
        </text:list-item>
        <text:list-item>
          <text:p text:style-name="P42"><text:a xlink:type="simple" xlink:href="https://stackoverflow.com/questions/tagged/php+ajax" text:style-name="Internet_20_link" text:visited-style-name="Visited_20_Internet_20_Link">https://stackoverflow.com/questions/tagged/php+ajax</text:a></text:p>
        </text:list-item>
        <text:list-item>
          <text:p text:style-name="P42"><text:a xlink:type="simple" xlink:href="https://softwareengineering.stackexchange.com/" text:style-name="Internet_20_link" text:visited-style-name="Visited_20_Internet_20_Link">https://softwareengineering.stackexchange.com/</text:a></text:p>
        </text:list-item>
        <text:list-item>
          <text:p text:style-name="P42"><text:a xlink:type="simple" xlink:href="https://codereview.stackexchange.com/" text:style-name="Internet_20_link" text:visited-style-name="Visited_20_Internet_20_Link">https://codereview.stackexchange.com/</text:a></text:p>
        </text:list-item>
      </text:list>
      <text:h text:style-name="Heading_20_2" text:outline-level="2"><text:bookmark text:name="user-content-outros-1"/>Outros</text:h>
      <text:p text:style-name="Text_20_body">W3schools</text:p>
      <text:list xml:id="list3250761418" text:style-name="L37">
        <text:list-item>
          <text:p text:style-name="P44"><text:a xlink:type="simple" xlink:href="https://www.w3schools.com/html/default.asp" text:style-name="Internet_20_link" text:visited-style-name="Visited_20_Internet_20_Link">https://www.w3schools.com/html/default.asp</text:a> </text:p>
        </text:list-item>
        <text:list-item>
          <text:p text:style-name="P44"><text:a xlink:type="simple" xlink:href="https://www.w3schools.com/css/default.asp" text:style-name="Internet_20_link" text:visited-style-name="Visited_20_Internet_20_Link">https://www.w3schools.com/css/default.asp</text:a> </text:p>
        </text:list-item>
        <text:list-item>
          <text:p text:style-name="P44"><text:a xlink:type="simple" xlink:href="https://www.w3schools.com/js/default.asp" text:style-name="Internet_20_link" text:visited-style-name="Visited_20_Internet_20_Link">https://www.w3schools.com/js/default.asp</text:a> </text:p>
        </text:list-item>
        <text:list-item>
          <text:p text:style-name="P44"><text:a xlink:type="simple" xlink:href="https://www.w3schools.com/jquery/default.asp" text:style-name="Internet_20_link" text:visited-style-name="Visited_20_Internet_20_Link">https://www.w3schools.com/jquery/default.asp</text:a> </text:p>
        </text:list-item>
        <text:list-item>
          <text:p text:style-name="P44"><text:a xlink:type="simple" xlink:href="https://www.w3schools.com/bootstrap/default.asp" text:style-name="Internet_20_link" text:visited-style-name="Visited_20_Internet_20_Link">https://www.w3schools.com/bootstrap/default.asp</text:a> </text:p>
        </text:list-item>
        <text:list-item>
          <text:p text:style-name="P44"><text:a xlink:type="simple" xlink:href="https://www.w3schools.com/bootstrap4/default.asp" text:style-name="Internet_20_link" text:visited-style-name="Visited_20_Internet_20_Link">https://www.w3schools.com/bootstrap4/default.asp</text:a> </text:p>
        </text:list-item>
        <text:list-item>
          <text:p text:style-name="P44"><text:a xlink:type="simple" xlink:href="https://www.w3schools.com/php/default.asp" text:style-name="Internet_20_link" text:visited-style-name="Visited_20_Internet_20_Link">https://www.w3schools.com/php/default.asp</text:a> </text:p>
        </text:list-item>
        <text:list-item>
          <text:p text:style-name="P44"><text:a xlink:type="simple" xlink:href="https://www.w3schools.com/php7/default.asp" text:style-name="Internet_20_link" text:visited-style-name="Visited_20_Internet_20_Link">https://www.w3schools.com/php7/default.asp</text:a> </text:p>
        </text:list-item>
        <text:list-item>
          <text:p text:style-name="P43"><text:a xlink:type="simple" xlink:href="https://www.w3schools.com/sql/default.asp" text:style-name="Internet_20_link" text:visited-style-name="Visited_20_Internet_20_Link">https://www.w3schools.com/sql/default.asp</text:a> </text:p>
        </text:list-item>
      </text:list>
      <text:h text:style-name="Heading_20_2" text:outline-level="2"><text:bookmark text:name="user-content-sites-de-trabalhofreelancer"/>Sites de Trabalho/FreeLancer</text:h>
      <text:list xml:id="list2415467603" text:style-name="L38">
        <text:list-item>
          <text:p text:style-name="P46"><text:a xlink:type="simple" xlink:href="https://www.nerdin.com.br/index" text:style-name="Internet_20_link" text:visited-style-name="Visited_20_Internet_20_Link">https://www.nerdin.com.br/index</text:a> </text:p>
        </text:list-item>
        <text:list-item>
          <text:p text:style-name="P46"><text:a xlink:type="simple" xlink:href="https://www.workana.com/" text:style-name="Internet_20_link" text:visited-style-name="Visited_20_Internet_20_Link">https://www.workana.com/</text:a> </text:p>
        </text:list-item>
        <text:list-item>
          <text:p text:style-name="P46"><text:a xlink:type="simple" xlink:href="https://programathor.com.br/" text:style-name="Internet_20_link" text:visited-style-name="Visited_20_Internet_20_Link">https://programathor.com.br/</text:a> </text:p>
        </text:list-item>
        <text:list-item>
          <text:p text:style-name="P46"><text:a xlink:type="simple" xlink:href="https://materiais.vulpi.com.br/enjoythecode" text:style-name="Internet_20_link" text:visited-style-name="Visited_20_Internet_20_Link">https://materiais.vulpi.com.br/enjoythecode</text:a> </text:p>
        </text:list-item>
        <text:list-item>
          <text:p text:style-name="P46"><text:a xlink:type="simple" xlink:href="https://www.freelancer.com/" text:style-name="Internet_20_link" text:visited-style-name="Visited_20_Internet_20_Link">https://www.freelancer.com/</text:a> </text:p>
        </text:list-item>
        <text:list-item>
          <text:p text:style-name="P46"><text:a xlink:type="simple" xlink:href="https://www.br.freelancer.com/prolancer" text:style-name="Internet_20_link" text:visited-style-name="Visited_20_Internet_20_Link">https://www.br.freelancer.com/prolancer</text:a> </text:p>
        </text:list-item>
        <text:list-item>
          <text:p text:style-name="P46"><text:a xlink:type="simple" xlink:href="https://www.99freelas.com.br/" text:style-name="Internet_20_link" text:visited-style-name="Visited_20_Internet_20_Link">https://www.99freelas.com.br/</text:a> </text:p>
        </text:list-item>
        <text:list-item>
          <text:p text:style-name="P46"><text:a xlink:type="simple" xlink:href="https://www.upwork.com/" text:style-name="Internet_20_link" text:visited-style-name="Visited_20_Internet_20_Link">https://www.upwork.com/</text:a> </text:p>
        </text:list-item>
        <text:list-item>
          <text:p text:style-name="P45"><text:a xlink:type="simple" xlink:href="https://www.peopleperhour.com/" text:style-name="Internet_20_link" text:visited-style-name="Visited_20_Internet_20_Link">https://www.peopleperhour.com/</text:a> </text:p>
        </text:list-item>
      </text:list>
      <text:h text:style-name="Heading_20_2" text:outline-level="2"><text:bookmark text:name="user-content-cursos-gratuitos-alguns-com-certificado"/><text:soft-page-break/>Cursos Gratuitos, alguns com certificado</text:h>
      <text:list xml:id="list4170496810" text:style-name="L39">
        <text:list-item>
          <text:p text:style-name="P48"><text:a xlink:type="simple" xlink:href="https://www.schoolofnet.com/cursos/gratuitos" text:style-name="Internet_20_link" text:visited-style-name="Visited_20_Internet_20_Link">https://www.schoolofnet.com/cursos/gratuitos</text:a> </text:p>
        </text:list-item>
        <text:list-item>
          <text:p text:style-name="P48"><text:a xlink:type="simple" xlink:href="https://www.primecursos.com.br/" text:style-name="Internet_20_link" text:visited-style-name="Visited_20_Internet_20_Link">https://www.primecursos.com.br/</text:a> <text:a xlink:type="simple" xlink:href="http://www.brasilmaisti.com.br/index.php/pt-br/" text:style-name="Internet_20_link" text:visited-style-name="Visited_20_Internet_20_Link">http://www.brasilmaisti.com.br/index.php/pt-br/</text:a> </text:p>
        </text:list-item>
        <text:list-item>
          <text:p text:style-name="P48"><text:a xlink:type="simple" xlink:href="https://www.learncafe.com/cursos-gratis/informatica-e-internet/linguagens-de-programacao" text:style-name="Internet_20_link" text:visited-style-name="Visited_20_Internet_20_Link">https://www.learncafe.com/cursos-gratis/informatica-e-internet/linguagens-de-programacao</text:a> </text:p>
        </text:list-item>
        <text:list-item>
          <text:p text:style-name="P48"><text:a xlink:type="simple" xlink:href="https://www.educamaisbrasil.com.br/educacao/noticias/cursos-online-gratuitos-para-aprender-programacao" text:style-name="Internet_20_link" text:visited-style-name="Visited_20_Internet_20_Link">https://www.educamaisbrasil.com.br/educacao/noticias/cursos-online-gratuitos-para-aprender-programacao</text:a> </text:p>
        </text:list-item>
        <text:list-item>
          <text:p text:style-name="P47"><text:a xlink:type="simple" xlink:href="https://olhardigital.com.br/noticia/10-cursos-gratuitos-para-voce-comecar-a-programar/76368" text:style-name="Internet_20_link" text:visited-style-name="Visited_20_Internet_20_Link">https://olhardigital.com.br/noticia/10-cursos-gratuitos-para-voce-comecar-a-programar/76368</text:a> </text:p>
        </text:list-item>
      </text:list>
      <text:h text:style-name="Heading_20_2" text:outline-level="2"><text:bookmark text:name="user-content-lógica-de-programação"/>Lógica de programação</text:h>
      <text:list xml:id="list157552688" text:style-name="L40">
        <text:list-item>
          <text:p text:style-name="P50"><text:a xlink:type="simple" xlink:href="https://www.iped.com.br/cursos-gratis/programacao-e-desenvolvimento/curso-rapido/introducao-logica-programacao" text:style-name="Internet_20_link" text:visited-style-name="Visited_20_Internet_20_Link">https://www.iped.com.br/cursos-gratis/programacao-e-desenvolvimento/curso-rapido/introducao-logica-programacao</text:a> </text:p>
        </text:list-item>
        <text:list-item>
          <text:p text:style-name="P50"><text:a xlink:type="simple" xlink:href="https://www.cursou.com.br/informatica/logica-de-programacao-2-4/" text:style-name="Internet_20_link" text:visited-style-name="Visited_20_Internet_20_Link">https://www.cursou.com.br/informatica/logica-de-programacao-2-4/</text:a> </text:p>
        </text:list-item>
        <text:list-item>
          <text:p text:style-name="P50"><text:a xlink:type="simple" xlink:href="https://www.cursou.com.br/informatica/logica-programacao-algoritmos/" text:style-name="Internet_20_link" text:visited-style-name="Visited_20_Internet_20_Link">https://www.cursou.com.br/informatica/logica-programacao-algoritmos/</text:a> </text:p>
        </text:list-item>
        <text:list-item>
          <text:p text:style-name="P49"><text:a xlink:type="simple" xlink:href="https://www.nodestudio.com.br/curso/curso-de-logica-de-programacao" text:style-name="Internet_20_link" text:visited-style-name="Visited_20_Internet_20_Link">https://www.nodestudio.com.br/curso/curso-de-logica-de-programacao</text:a> </text:p>
        </text:list-item>
      </text:list>
      <text:h text:style-name="Heading_20_2" text:outline-level="2"><text:bookmark text:name="user-content-html"/>HTML</text:h>
      <text:list xml:id="list3318751675" text:style-name="L41">
        <text:list-item>
          <text:p text:style-name="P52"><text:a xlink:type="simple" xlink:href="https://www.schoolofnet.com/curso/frontend/html/html-basico-v2/" text:style-name="Internet_20_link" text:visited-style-name="Visited_20_Internet_20_Link">https://www.schoolofnet.com/curso/frontend/html/html-basico-v2/</text:a> </text:p>
        </text:list-item>
        <text:list-item>
          <text:p text:style-name="P52"><text:a xlink:type="simple" xlink:href="https://www.cursou.com.br/informatica/curso-de-html-e-css/" text:style-name="Internet_20_link" text:visited-style-name="Visited_20_Internet_20_Link">https://www.cursou.com.br/informatica/curso-de-html-e-css/</text:a> </text:p>
        </text:list-item>
        <text:list-item>
          <text:p text:style-name="P52"><text:a xlink:type="simple" xlink:href="https://www.cursou.com.br/informatica/html5/" text:style-name="Internet_20_link" text:visited-style-name="Visited_20_Internet_20_Link">https://www.cursou.com.br/informatica/html5/</text:a> </text:p>
        </text:list-item>
        <text:list-item>
          <text:p text:style-name="P52"><text:a xlink:type="simple" xlink:href="https://www.cursou.com.br/informatica/html5-introducao-front-end/" text:style-name="Internet_20_link" text:visited-style-name="Visited_20_Internet_20_Link">https://www.cursou.com.br/informatica/html5-introducao-front-end/</text:a> </text:p>
        </text:list-item>
        <text:list-item>
          <text:p text:style-name="P52"><text:a xlink:type="simple" xlink:href="https://www.cursou.com.br/informatica/html-e-css/" text:style-name="Internet_20_link" text:visited-style-name="Visited_20_Internet_20_Link">https://www.cursou.com.br/informatica/html-e-css/</text:a> </text:p>
        </text:list-item>
        <text:list-item>
          <text:p text:style-name="P52"><text:a xlink:type="simple" xlink:href="https://www.nodestudio.com.br/curso/curso-de-html5" text:style-name="Internet_20_link" text:visited-style-name="Visited_20_Internet_20_Link">https://www.nodestudio.com.br/curso/curso-de-html5</text:a> </text:p>
        </text:list-item>
        <text:list-item>
          <text:p text:style-name="P52"><text:a xlink:type="simple" xlink:href="https://www.primecursos.com.br/html-basico/" text:style-name="Internet_20_link" text:visited-style-name="Visited_20_Internet_20_Link">https://www.primecursos.com.br/html-basico/</text:a> </text:p>
        </text:list-item>
        <text:list-item>
          <text:p text:style-name="P52"><text:a xlink:type="simple" xlink:href="https://www.devmedia.com.br/curso/curso-de-html-basico-acervo/2166" text:style-name="Internet_20_link" text:visited-style-name="Visited_20_Internet_20_Link">https://www.devmedia.com.br/curso/curso-de-html-basico-acervo/2166</text:a> </text:p>
        </text:list-item>
        <text:list-item>
          <text:p text:style-name="P52"><text:a xlink:type="simple" xlink:href="https://eduk.me/course/curso-de-html/" text:style-name="Internet_20_link" text:visited-style-name="Visited_20_Internet_20_Link">https://eduk.me/course/curso-de-html/</text:a> </text:p>
        </text:list-item>
        <text:list-item>
          <text:p text:style-name="P52"><text:a xlink:type="simple" xlink:href="https://www.wreducacional.com.br/curso-de-curso-de-html-basico" text:style-name="Internet_20_link" text:visited-style-name="Visited_20_Internet_20_Link">https://www.wreducacional.com.br/curso-de-curso-de-html-basico</text:a> </text:p>
        </text:list-item>
        <text:list-item>
          <text:p text:style-name="P51"><text:a xlink:type="simple" xlink:href="https://www.nodestudio.com.br/curso/curso-html5-e-css3-na-pratica" text:style-name="Internet_20_link" text:visited-style-name="Visited_20_Internet_20_Link">https://www.nodestudio.com.br/curso/curso-html5-e-css3-na-pratica</text:a> </text:p>
        </text:list-item>
      </text:list>
      <text:h text:style-name="Heading_20_2" text:outline-level="2"><text:bookmark text:name="user-content-css-1"/>CSS</text:h>
      <text:list xml:id="list2715114208" text:style-name="L42">
        <text:list-item>
          <text:p text:style-name="P54"><text:a xlink:type="simple" xlink:href="https://pt.khanacademy.org/computing/computer-programming/html-css" text:style-name="Internet_20_link" text:visited-style-name="Visited_20_Internet_20_Link">https://pt.khanacademy.org/computing/computer-programming/html-css</text:a> </text:p>
        </text:list-item>
        <text:list-item>
          <text:p text:style-name="P54"><text:a xlink:type="simple" xlink:href="https://www.cursou.com.br/informatica/programacao/curso-de-css3/" text:style-name="Internet_20_link" text:visited-style-name="Visited_20_Internet_20_Link">https://www.cursou.com.br/informatica/programacao/curso-de-css3/</text:a> </text:p>
        </text:list-item>
        <text:list-item>
          <text:p text:style-name="P54"><text:a xlink:type="simple" xlink:href="https://www.cursou.com.br/informatica/css3-2/" text:style-name="Internet_20_link" text:visited-style-name="Visited_20_Internet_20_Link">https://www.cursou.com.br/informatica/css3-2/</text:a> </text:p>
        </text:list-item>
        <text:list-item>
          <text:p text:style-name="P53"><text:a xlink:type="simple" xlink:href="https://www.nodestudio.com.br/curso/curso-de-css3" text:style-name="Internet_20_link" text:visited-style-name="Visited_20_Internet_20_Link">https://www.nodestudio.com.br/curso/curso-de-css3</text:a> </text:p>
        </text:list-item>
      </text:list>
      <text:h text:style-name="Heading_20_2" text:outline-level="2"><text:bookmark text:name="user-content-javascript-1"/>JavaScript</text:h>
      <text:list xml:id="list2915131962" text:style-name="L43">
        <text:list-item>
          <text:p text:style-name="P56"><text:a xlink:type="simple" xlink:href="https://www.schoolofnet.com/curso/frontend/javascript/iniciando-com-javascript-rev3/" text:style-name="Internet_20_link" text:visited-style-name="Visited_20_Internet_20_Link">https://www.schoolofnet.com/curso/frontend/javascript/iniciando-com-javascript-rev3/</text:a> </text:p>
        </text:list-item>
        <text:list-item>
          <text:p text:style-name="P56"><text:a xlink:type="simple" xlink:href="https://www.cursou.com.br/informatica/frontend-javascript-dom/" text:style-name="Internet_20_link" text:visited-style-name="Visited_20_Internet_20_Link">https://www.cursou.com.br/informatica/frontend-javascript-dom/</text:a> </text:p>
        </text:list-item>
        <text:list-item>
          <text:p text:style-name="P56"><text:a xlink:type="simple" xlink:href="https://www.cursou.com.br/informatica/desvendando-javascript/" text:style-name="Internet_20_link" text:visited-style-name="Visited_20_Internet_20_Link">https://www.cursou.com.br/informatica/desvendando-javascript/</text:a> </text:p>
        </text:list-item>
        <text:list-item>
          <text:p text:style-name="P56"><text:a xlink:type="simple" xlink:href="https://www.cursou.com.br/informatica/javascript/" text:style-name="Internet_20_link" text:visited-style-name="Visited_20_Internet_20_Link">https://www.cursou.com.br/informatica/javascript/</text:a> </text:p>
        </text:list-item>
        <text:list-item>
          <text:p text:style-name="P56"><text:a xlink:type="simple" xlink:href="https://www.ev.org.br/curso/informatica/desenvolvimento-web/introducao-ao-javascript?return=/cursos/informatica/desenvolvimento-web" text:style-name="Internet_20_link" text:visited-style-name="Visited_20_Internet_20_Link">https://www.ev.org.br/curso/informatica/desenvolvimento-web/introducao-ao-javascript?return=/cursos/informatica/desenvolvimento-web</text:a> </text:p>
        </text:list-item>
        <text:list-item>
          <text:p text:style-name="P55"><text:soft-page-break/><text:a xlink:type="simple" xlink:href="https://www.cursou.com.br/informatica/jquerry/" text:style-name="Internet_20_link" text:visited-style-name="Visited_20_Internet_20_Link">https://www.cursou.com.br/informatica/jquerry/</text:a> </text:p>
        </text:list-item>
      </text:list>
      <text:h text:style-name="Heading_20_2" text:outline-level="2"><text:bookmark text:name="user-content-php-1"/>PHP</text:h>
      <text:list xml:id="list3219920574" text:style-name="L44">
        <text:list-item>
          <text:p text:style-name="P57"><text:a xlink:type="simple" xlink:href="https://www.youtube.com/playlist?list=PLwXQLZ3FdTVEITn849NlfI9BGY-hk1wkq" text:style-name="Internet_20_link" text:visited-style-name="Visited_20_Internet_20_Link">https://www.youtube.com/playlist?list=PLwXQLZ3FdTVEITn849NlfI9BGY-hk1wkq</text:a> - PHP 7 - 55 aulas</text:p>
        </text:list-item>
        <text:list-item>
          <text:p text:style-name="P57"><text:a xlink:type="simple" xlink:href="https://www.youtube.com/watch?v=Z1Kdt2dV3iM&amp;list=PLhUp81I0jET71gMTWy50cpAYHrWnVnYlA" text:style-name="Internet_20_link" text:visited-style-name="Visited_20_Internet_20_Link">https://www.youtube.com/watch?v=Z1Kdt2dV3iM&amp;list=PLhUp81I0jET71gMTWy50cpAYHrWnVnYlA</text:a> - Curso Completo de PHP</text:p>
        </text:list-item>
        <text:list-item>
          <text:p text:style-name="P57"><text:a xlink:type="simple" xlink:href="https://www.youtube.com/watch?v=smNmHHzdL-k&amp;list=PLJTBAoW0kniZJDa11gXGjh3QrlcOOx_n" text:style-name="Internet_20_link" text:visited-style-name="Visited_20_Internet_20_Link">https://www.youtube.com/watch?v=smNmHHzdL-k&amp;list=PLJTBAoW0kniZJDa11gXGjh3QrlcOOx_n</text:a>_ - Sistema Bancário</text:p>
        </text:list-item>
        <text:list-item>
          <text:p text:style-name="P57"><text:a xlink:type="simple" xlink:href="https://www.nodestudio.com.br/curso/curso-de-php-7" text:style-name="Internet_20_link" text:visited-style-name="Visited_20_Internet_20_Link">https://www.nodestudio.com.br/curso/curso-de-php-7</text:a></text:p>
        </text:list-item>
        <text:list-item>
          <text:p text:style-name="P57"><text:a xlink:type="simple" xlink:href="https://www.schoolofnet.com/curso/php/linguagem-php/iniciando-com-php/" text:style-name="Internet_20_link" text:visited-style-name="Visited_20_Internet_20_Link">https://www.schoolofnet.com/curso/php/linguagem-php/iniciando-com-php/</text:a></text:p>
        </text:list-item>
        <text:list-item>
          <text:p text:style-name="P57"><text:a xlink:type="simple" xlink:href="https://www.cursou.com.br/informatica/sistema-login-php/" text:style-name="Internet_20_link" text:visited-style-name="Visited_20_Internet_20_Link">https://www.cursou.com.br/informatica/sistema-login-php/</text:a></text:p>
        </text:list-item>
        <text:list-item>
          <text:p text:style-name="P57"><text:a xlink:type="simple" xlink:href="https://www.cursou.com.br/informatica/php-psrs-boas-praticas/" text:style-name="Internet_20_link" text:visited-style-name="Visited_20_Internet_20_Link">https://www.cursou.com.br/informatica/php-psrs-boas-praticas/</text:a></text:p>
        </text:list-item>
        <text:list-item>
          <text:p text:style-name="P57"><text:a xlink:type="simple" xlink:href="https://www.cursou.com.br/informatica/php-hypertext-preprocessor/" text:style-name="Internet_20_link" text:visited-style-name="Visited_20_Internet_20_Link">https://www.cursou.com.br/informatica/php-hypertext-preprocessor/</text:a></text:p>
        </text:list-item>
        <text:list-item>
          <text:p text:style-name="P57"><text:a xlink:type="simple" xlink:href="https://www.cursou.com.br/informatica/programacao/php/php-basico-2-2/" text:style-name="Internet_20_link" text:visited-style-name="Visited_20_Internet_20_Link">https://www.cursou.com.br/informatica/programacao/php/php-basico-2-2/</text:a></text:p>
        </text:list-item>
        <text:list-item>
          <text:p text:style-name="P57"><text:a xlink:type="simple" xlink:href="https://www.cursou.com.br/informatica/poo-php/" text:style-name="Internet_20_link" text:visited-style-name="Visited_20_Internet_20_Link">https://www.cursou.com.br/informatica/poo-php/</text:a></text:p>
        </text:list-item>
        <text:list-item>
          <text:p text:style-name="P57"><text:a xlink:type="simple" xlink:href="https://www.cursou.com.br/informatica/desenvolvimento-web-php/" text:style-name="Internet_20_link" text:visited-style-name="Visited_20_Internet_20_Link">https://www.cursou.com.br/informatica/desenvolvimento-web-php/</text:a></text:p>
        </text:list-item>
        <text:list-item>
          <text:p text:style-name="P57"><text:a xlink:type="simple" xlink:href="https://www.cursou.com.br/informatica/desenvolvimento-portal-imobiliario/" text:style-name="Internet_20_link" text:visited-style-name="Visited_20_Internet_20_Link">https://www.cursou.com.br/informatica/desenvolvimento-portal-imobiliario/</text:a> Curso de PHP OO com 22 aulas</text:p>
        </text:list-item>
        <text:list-item>
          <text:p text:style-name="P57"><text:a xlink:type="simple" xlink:href="https://www.youtube.com/watch?v=hzy_P_H-1CQ&amp;list=PLwXQLZ3FdTVEau55kNj_zLgpXL4JZUg8I" text:style-name="Internet_20_link" text:visited-style-name="Visited_20_Internet_20_Link">https://www.youtube.com/watch?v=hzy_P_H-1CQ&amp;list=PLwXQLZ3FdTVEau55kNj_zLgpXL4JZUg8I</text:a> Curso de PHP 7 com 55 aulas</text:p>
        </text:list-item>
        <text:list-item>
          <text:p text:style-name="P57"><text:a xlink:type="simple" xlink:href="https://www.youtube.com/watch?v=XwpsxPmQN2E&amp;list=PLwXQLZ3FdTVEITn849NlfI9BGY-hk1wkq" text:style-name="Internet_20_link" text:visited-style-name="Visited_20_Internet_20_Link">https://www.youtube.com/watch?v=XwpsxPmQN2E&amp;list=PLwXQLZ3FdTVEITn849NlfI9BGY-hk1wkq</text:a></text:p>
        </text:list-item>
        <text:list-item>
          <text:p text:style-name="P57"><text:a xlink:type="simple" xlink:href="https://www.iped.com.br/cursos-gratis/programacao-e-desenvolvimento/curso-rapido/introducao-php" text:style-name="Internet_20_link" text:visited-style-name="Visited_20_Internet_20_Link">https://www.iped.com.br/cursos-gratis/programacao-e-desenvolvimento/curso-rapido/introducao-php</text:a></text:p>
        </text:list-item>
        <text:list-item>
          <text:p text:style-name="P57"><text:a xlink:type="simple" xlink:href="https://www.youtube.com/watch?v=hzy_P_H-1CQ&amp;list=PLwXQLZ3FdTVEau55kNj_zLgpXL4JZUg8I" text:style-name="Internet_20_link" text:visited-style-name="Visited_20_Internet_20_Link">https://www.youtube.com/watch?v=hzy_P_H-1CQ&amp;list=PLwXQLZ3FdTVEau55kNj_zLgpXL4JZUg8I</text:a> - Cursos de PHP OO - com 22 aulas Curso POO Teoria #01a - O que é Programação Orientada a Objetos em 33 aulas (são dois cursos: PHP (azuis) e Java(vermelhas))</text:p>
        </text:list-item>
        <text:list-item>
          <text:p text:style-name="P57"><text:a xlink:type="simple" xlink:href="https://www.youtube.com/watch?v=KlIL63MeyMY&amp;list=PLHz_AreHm4dmGuLII3tsvryMMD7VgcT7x" text:style-name="Internet_20_link" text:visited-style-name="Visited_20_Internet_20_Link">https://www.youtube.com/watch?v=KlIL63MeyMY&amp;list=PLHz_AreHm4dmGuLII3tsvryMMD7VgcT7x</text:a></text:p>
        </text:list-item>
        <text:list-item>
          <text:p text:style-name="P57"><text:a xlink:type="simple" xlink:href="https://pt.khanacademy.org/computing/computer-programming/programming" text:style-name="Internet_20_link" text:visited-style-name="Visited_20_Internet_20_Link">https://pt.khanacademy.org/computing/computer-programming/programming</text:a></text:p>
        </text:list-item>
      </text:list>
      <text:h text:style-name="Heading_20_2" text:outline-level="2"><text:bookmark text:name="user-content-bancos-de-dados"/>Bancos de Dados</text:h>
      <text:list xml:id="list1062097094" text:style-name="L45">
        <text:list-item>
          <text:p text:style-name="P59"><text:a xlink:type="simple" xlink:href="https://www.iped.com.br/cursos-gratis/programacao-e-desenvolvimento/curso-rapido/mysql-introducao-banco-dados" text:style-name="Internet_20_link" text:visited-style-name="Visited_20_Internet_20_Link">https://www.iped.com.br/cursos-gratis/programacao-e-desenvolvimento/curso-rapido/mysql-introducao-banco-dados</text:a> </text:p>
        </text:list-item>
        <text:list-item>
          <text:p text:style-name="P58"><text:soft-page-break/><text:a xlink:type="simple" xlink:href="https://www.cursou.com.br/informatica/programacao/banco-dados-postgresq/" text:style-name="Internet_20_link" text:visited-style-name="Visited_20_Internet_20_Link">https://www.cursou.com.br/informatica/programacao/banco-dados-postgresq/</text:a> </text:p>
        </text:list-item>
      </text:list>
      <text:h text:style-name="Heading_20_2" text:outline-level="2"><text:bookmark text:name="user-content-livros-free"/>Livros Free</text:h>
      <text:list xml:id="list620402571" text:style-name="L46">
        <text:list-item>
          <text:p text:style-name="P60"><text:a xlink:type="simple" xlink:href="https://downloads.goalkicker.com/" text:style-name="Internet_20_link" text:visited-style-name="Visited_20_Internet_20_Link">https://downloads.goalkicker.com/</text:a></text:p>
        </text:list-item>
        <text:list-item>
          <text:p text:style-name="P60"><text:a xlink:type="simple" xlink:href="https://tiagosouza.com/livros-de-ti-para-download-de-graca/" text:style-name="Internet_20_link" text:visited-style-name="Visited_20_Internet_20_Link">https://tiagosouza.com/livros-de-ti-para-download-de-graca/</text:a></text:p>
        </text:list-item>
        <text:list-item>
          <text:p text:style-name="P60"><text:a xlink:type="simple" xlink:href="https://codigosimples.net/2016/02/12/1000-livros-gratuitos-sobre-programacao/" text:style-name="Internet_20_link" text:visited-style-name="Visited_20_Internet_20_Link">https://codigosimples.net/2016/02/12/1000-livros-gratuitos-sobre-programacao/</text:a></text:p>
        </text:list-item>
        <text:list-item>
          <text:p text:style-name="P60"><text:a xlink:type="simple" xlink:href="https://www.pauloandrade.com/cursos-gratuitos" text:style-name="Internet_20_link" text:visited-style-name="Visited_20_Internet_20_Link">https://www.pauloandrade.com/cursos-gratuitos</text:a> - Udemy.com</text:p>
        </text:list-item>
      </text:list>
      <text:h text:style-name="Heading_20_2" text:outline-level="2"><text:bookmark text:name="user-content-cursos"/>Cursos</text:h>
      <text:p text:style-name="Text_20_body">Cursos em vídeo grátis</text:p>
      <text:list xml:id="list1479383902" text:style-name="L47">
        <text:list-item>
          <text:p text:style-name="P61"><text:a xlink:type="simple" xlink:href="https://www.cursoemvideo.com/" text:style-name="Internet_20_link" text:visited-style-name="Visited_20_Internet_20_Link">https://www.cursoemvideo.com</text:a> </text:p>
        </text:list-item>
      </text:list>
      <text:p text:style-name="Text_20_body">CURSOS GRÁTIS ONLINE - Certificados em 01 Minuto.</text:p>
      <text:list xml:id="list589818034" text:style-name="L48">
        <text:list-item>
          <text:p text:style-name="P62"><text:a xlink:type="simple" xlink:href="https://www.cursosgratisonline.com.br/" text:style-name="Internet_20_link" text:visited-style-name="Visited_20_Internet_20_Link">https://www.cursosgratisonline.com.br/</text:a> </text:p>
        </text:list-item>
      </text:list>
      <text:p text:style-name="Text_20_body">Aulas particulares e Professores para aulas particulares no Brasil</text:p>
      <text:list xml:id="list2465169885" text:style-name="L49">
        <text:list-item>
          <text:p text:style-name="P63"><text:a xlink:type="simple" xlink:href="https://www.superprof.com.br/" text:style-name="Internet_20_link" text:visited-style-name="Visited_20_Internet_20_Link">https://www.superprof.com.br/</text:a> </text:p>
        </text:list-item>
      </text:list>
      <text:h text:style-name="Heading_20_2" text:outline-level="2"><text:bookmark text:name="user-content-vários"/>Vários</text:h>
      <text:list xml:id="list3747344529" text:style-name="L50">
        <text:list-item>
          <text:p text:style-name="P64"><text:a xlink:type="simple" xlink:href="https://www.cursoemvideo.com/" text:style-name="Internet_20_link" text:visited-style-name="Visited_20_Internet_20_Link">https://www.cursoemvideo.com/</text:a> </text:p>
        </text:list-item>
      </text:list>
      <text:p text:style-name="Text_20_body">Scripts pagos</text:p>
      <text:list xml:id="list2494378580" text:style-name="L51">
        <text:list-item>
          <text:p text:style-name="P65"><text:a xlink:type="simple" xlink:href="https://codecanyon.net/" text:style-name="Internet_20_link" text:visited-style-name="Visited_20_Internet_20_Link">https://codecanyon.net/</text:a> </text:p>
        </text:list-item>
      </text:list>
      <text:p text:style-name="Text_20_body">PChart <text:a xlink:type="simple" xlink:href="http://pchart.sourceforge.net/" text:style-name="Internet_20_link" text:visited-style-name="Visited_20_Internet_20_Link">http://pchart.sourceforge.net/</text:a></text:p>
      <text:p text:style-name="Text_20_body">Gráfico de Gantt <text:a xlink:type="simple" xlink:href="http://bastianallgeier.com/gantti/" text:style-name="Internet_20_link" text:visited-style-name="Visited_20_Internet_20_Link">http://bastianallgeier.com/gantti/</text:a></text:p>
      <text:p text:style-name="Text_20_body"><text:a xlink:type="simple" xlink:href="http://nielse63.github.io/php-image-cache/" text:style-name="Internet_20_link" text:visited-style-name="Visited_20_Internet_20_Link">http://nielse63.github.io/php-image-cache/</text:a></text:p>
      <text:p text:style-name="Text_20_body">Manipulação de imagens</text:p>
      <text:p text:style-name="Text_20_body"><text:a xlink:type="simple" xlink:href="http://wideimage.sourceforge.net/" text:style-name="Internet_20_link" text:visited-style-name="Visited_20_Internet_20_Link">http://wideimage.sourceforge.net/</text:a> <text:a xlink:type="simple" xlink:href="http://imagine.readthedocs.org/en/latest/" text:style-name="Internet_20_link" text:visited-style-name="Visited_20_Internet_20_Link">http://imagine.readthedocs.org/en/latest/</text:a> <text:a xlink:type="simple" xlink:href="http://phpimageworkshop.com/" text:style-name="Internet_20_link" text:visited-style-name="Visited_20_Internet_20_Link">http://phpimageworkshop.com/</text:a> <text:a xlink:type="simple" xlink:href="http://phpthumb.sourceforge.net/" text:style-name="Internet_20_link" text:visited-style-name="Visited_20_Internet_20_Link">http://phpthumb.sourceforge.net/</text:a></text:p>
      <text:p text:style-name="Text_20_body">Gerenciamento de erros</text:p>
      <text:list xml:id="list3659587092" text:style-name="L52">
        <text:list-item>
          <text:p text:style-name="P66"><text:a xlink:type="simple" xlink:href="https://github.com/filp/whoops" text:style-name="Internet_20_link" text:visited-style-name="Visited_20_Internet_20_Link">https://github.com/filp/whoops</text:a> <text:a xlink:type="simple" xlink:href="http://phperror.net/" text:style-name="Internet_20_link" text:visited-style-name="Visited_20_Internet_20_Link">http://phperror.net/</text:a> </text:p>
        </text:list-item>
      </text:list>
      <text:p text:style-name="Text_20_body">Esta classe utiliza o User-agent para detectar se a sua página está rodando em um computador ou em um dispositivo móvel. <text:a xlink:type="simple" xlink:href="http://mobiledetect.net/" text:style-name="Internet_20_link" text:visited-style-name="Visited_20_Internet_20_Link">http://mobiledetect.net/</text:a></text:p>
      <text:p text:style-name="Text_20_body">Utilize essa classe para identificar o país de origem do acesso a partir do IP. <text:a xlink:type="simple" xlink:href="http://lpt.mirrors.phpclasses.org/package/2363-PHP-Lookup-the-country-of-a-given-IP-address.html" text:style-name="Internet_20_link" text:visited-style-name="Visited_20_Internet_20_Link">http://lpt.mirrors.phpclasses.org/package/2363-PHP-Lookup-the-country-of-a-given-IP-address.html</text:a></text:p>
      <text:h text:style-name="Heading_20_2" text:outline-level="2"><text:bookmark text:name="user-content-ler-e-escrever-no-ms-office-com-php"/><text:soft-page-break/>Ler e escrever no MS Office com PHP</text:h>
      <text:list xml:id="list3018990960" text:style-name="L53">
        <text:list-item>
          <text:p text:style-name="P68"><text:a xlink:type="simple" xlink:href="http://phpword.codeplex.com/" text:style-name="Internet_20_link" text:visited-style-name="Visited_20_Internet_20_Link">http://phpword.codeplex.com/</text:a> </text:p>
        </text:list-item>
        <text:list-item>
          <text:p text:style-name="P68"><text:a xlink:type="simple" xlink:href="https://phpexcel.codeplex.com/" text:style-name="Internet_20_link" text:visited-style-name="Visited_20_Internet_20_Link">https://phpexcel.codeplex.com/</text:a> </text:p>
        </text:list-item>
        <text:list-item>
          <text:p text:style-name="P67"><text:a xlink:type="simple" xlink:href="https://phppowerpoint.codeplex.com/" text:style-name="Internet_20_link" text:visited-style-name="Visited_20_Internet_20_Link">https://phppowerpoint.codeplex.com/</text:a> </text:p>
        </text:list-item>
      </text:list>
      <text:p text:style-name="Text_20_body">Ferramenta excelente para envio de e-mail no PHP. <text:a xlink:type="simple" xlink:href="http://swiftmailer.org/" text:style-name="Internet_20_link" text:visited-style-name="Visited_20_Internet_20_Link">http://swiftmailer.org/</text:a></text:p>
      <text:p text:style-name="Text_20_body">Ferramenta para filtrar HTML <text:a xlink:type="simple" xlink:href="http://htmlpurifier.org/" text:style-name="Internet_20_link" text:visited-style-name="Visited_20_Internet_20_Link">http://htmlpurifier.org/</text:a></text:p>
      <text:list xml:id="list3427163688" text:style-name="L54">
        <text:list-item>
          <text:p text:style-name="P70"><text:a xlink:type="simple" xlink:href="http://www.fpdf.org/" text:style-name="Internet_20_link" text:visited-style-name="Visited_20_Internet_20_Link">http://www.fpdf.org/</text:a> </text:p>
        </text:list-item>
        <text:list-item>
          <text:p text:style-name="P70"><text:a xlink:type="simple" xlink:href="https://github.com/dompdf/dompdf" text:style-name="Internet_20_link" text:visited-style-name="Visited_20_Internet_20_Link">https://github.com/dompdf/dompdf</text:a> </text:p>
        </text:list-item>
        <text:list-item>
          <text:p text:style-name="P70"><text:a xlink:type="simple" xlink:href="https://github.com/rinvex/countries" text:style-name="Internet_20_link" text:visited-style-name="Visited_20_Internet_20_Link">https://github.com/rinvex/countries</text:a> </text:p>
        </text:list-item>
        <text:list-item>
          <text:p text:style-name="P70"><text:a xlink:type="simple" xlink:href="https://github.com/markrogoyski/math-php" text:style-name="Internet_20_link" text:visited-style-name="Visited_20_Internet_20_Link">https://github.com/markrogoyski/math-php</text:a> </text:p>
        </text:list-item>
        <text:list-item>
          <text:p text:style-name="P70"><text:a xlink:type="simple" xlink:href="https://github.com/SimpleRegex/SRL-PHP" text:style-name="Internet_20_link" text:visited-style-name="Visited_20_Internet_20_Link">https://github.com/SimpleRegex/SRL-PHP</text:a> </text:p>
        </text:list-item>
        <text:list-item>
          <text:p text:style-name="P70"><text:a xlink:type="simple" xlink:href="https://github.com/thephpleague/oauth2-server" text:style-name="Internet_20_link" text:visited-style-name="Visited_20_Internet_20_Link">https://github.com/thephpleague/oauth2-server</text:a> </text:p>
        </text:list-item>
        <text:list-item>
          <text:p text:style-name="P70"><text:a xlink:type="simple" xlink:href="https://github.com/sesser/Instaphp" text:style-name="Internet_20_link" text:visited-style-name="Visited_20_Internet_20_Link">https://github.com/sesser/Instaphp</text:a> </text:p>
        </text:list-item>
        <text:list-item>
          <text:p text:style-name="P70"><text:a xlink:type="simple" xlink:href="https://github.com/shadowhand/latitude" text:style-name="Internet_20_link" text:visited-style-name="Visited_20_Internet_20_Link">https://github.com/shadowhand/latitude</text:a> </text:p>
        </text:list-item>
        <text:list-item>
          <text:p text:style-name="P70"><text:a xlink:type="simple" xlink:href="http://www.ejeliot.com/pages/php-captcha" text:style-name="Internet_20_link" text:visited-style-name="Visited_20_Internet_20_Link">http://www.ejeliot.com/pages/php-captcha</text:a> </text:p>
        </text:list-item>
        <text:list-item>
          <text:p text:style-name="P70"><text:a xlink:type="simple" xlink:href="https://github.com/fzaninotto/Faker" text:style-name="Internet_20_link" text:visited-style-name="Visited_20_Internet_20_Link">https://github.com/fzaninotto/Faker</text:a> </text:p>
        </text:list-item>
        <text:list-item>
          <text:p text:style-name="P70"><text:a xlink:type="simple" xlink:href="https://github.com/briannesbitt/Carbon" text:style-name="Internet_20_link" text:visited-style-name="Visited_20_Internet_20_Link">https://github.com/briannesbitt/Carbon</text:a> </text:p>
        </text:list-item>
        <text:list-item>
          <text:p text:style-name="P70"><text:a xlink:type="simple" xlink:href="https://github.com/devster/ubench" text:style-name="Internet_20_link" text:visited-style-name="Visited_20_Internet_20_Link">https://github.com/devster/ubench</text:a> </text:p>
        </text:list-item>
        <text:list-item>
          <text:p text:style-name="P70"><text:a xlink:type="simple" xlink:href="https://github.com/Respect/Validation" text:style-name="Internet_20_link" text:visited-style-name="Visited_20_Internet_20_Link">https://github.com/Respect/Validation</text:a> </text:p>
        </text:list-item>
        <text:list-item>
          <text:p text:style-name="P70"><text:a xlink:type="simple" xlink:href="https://github.com/ircmaxell/filterus" text:style-name="Internet_20_link" text:visited-style-name="Visited_20_Internet_20_Link">https://github.com/ircmaxell/filterus</text:a> </text:p>
        </text:list-item>
        <text:list-item>
          <text:p text:style-name="P70"><text:a xlink:type="simple" xlink:href="https://github.com/KnpLabs/Gaufrette" text:style-name="Internet_20_link" text:visited-style-name="Visited_20_Internet_20_Link">https://github.com/KnpLabs/Gaufrette</text:a> </text:p>
        </text:list-item>
        <text:list-item>
          <text:p text:style-name="P70"><text:a xlink:type="simple" xlink:href="https://github.com/adrianmacneil/omnipay" text:style-name="Internet_20_link" text:visited-style-name="Visited_20_Internet_20_Link">https://github.com/adrianmacneil/omnipay</text:a> </text:p>
        </text:list-item>
        <text:list-item>
          <text:p text:style-name="P70"><text:a xlink:type="simple" xlink:href="https://github.com/codeguy/Upload" text:style-name="Internet_20_link" text:visited-style-name="Visited_20_Internet_20_Link">https://github.com/codeguy/Upload</text:a> </text:p>
        </text:list-item>
        <text:list-item>
          <text:p text:style-name="P70"><text:a xlink:type="simple" xlink:href="https://github.com/mjaschen/phpgeo" text:style-name="Internet_20_link" text:visited-style-name="Visited_20_Internet_20_Link">https://github.com/mjaschen/phpgeo</text:a> </text:p>
        </text:list-item>
        <text:list-item>
          <text:p text:style-name="P70"><text:a xlink:type="simple" xlink:href="https://github.com/MrRio/shellwrap" text:style-name="Internet_20_link" text:visited-style-name="Visited_20_Internet_20_Link">https://github.com/MrRio/shellwrap</text:a> </text:p>
        </text:list-item>
        <text:list-item>
          <text:p text:style-name="P70"><text:a xlink:type="simple" xlink:href="https://github.com/spatie/array-functions" text:style-name="Internet_20_link" text:visited-style-name="Visited_20_Internet_20_Link">https://github.com/spatie/array-functions</text:a> </text:p>
        </text:list-item>
        <text:list-item>
          <text:p text:style-name="P69"><text:a xlink:type="simple" xlink:href="https://github.com/crisu83/php-conversion" text:style-name="Internet_20_link" text:visited-style-name="Visited_20_Internet_20_Link">https://github.com/crisu83/php-conversion</text:a> </text:p>
        </text:list-item>
      </text:list>
      <text:p text:style-name="Text_20_body">PHP Web Store - 73 aulas</text:p>
      <text:p text:style-name="Text_20_body"><text:a xlink:type="simple" xlink:href="https://www.youtube.com/watch?v=gJz1yBqKHtM&amp;list=PLXik_5Br-zO-tsUy1lTPB8dnPGBu8n0Ee" text:style-name="Internet_20_link" text:visited-style-name="Visited_20_Internet_20_Link">https://www.youtube.com/watch?v=gJz1yBqKHtM&amp;list=PLXik_5Br-zO-tsUy1lTPB8dnPGBu8n0Ee</text:a></text:p>
      <text:p text:style-name="Text_20_body"><text:a xlink:type="simple" xlink:href="https://github.com/ribafs/loja-virtual-php" text:style-name="Internet_20_link" text:visited-style-name="Visited_20_Internet_20_Link">https://github.com/ribafs/loja-virtual-php</text:a></text:p>
      <text:p text:style-name="Text_20_body"><text:a xlink:type="simple" xlink:href="https://github.com/PHPOffice/PhpSpreadsheet" text:style-name="Internet_20_link" text:visited-style-name="Visited_20_Internet_20_Link">https://github.com/PHPOffice/PhpSpreadsheet</text:a></text:p>
      <text:p text:style-name="Text_20_body"><text:a xlink:type="simple" xlink:href="https://github.com/PHPOffice/PHPWord" text:style-name="Internet_20_link" text:visited-style-name="Visited_20_Internet_20_Link">https://github.com/PHPOffice/PHPWord</text:a></text:p>
      <text:p text:style-name="Text_20_body"><text:a xlink:type="simple" xlink:href="https://github.com/stavarengo/php-sigep" text:style-name="Internet_20_link" text:visited-style-name="Visited_20_Internet_20_Link">https://github.com/stavarengo/php-sigep</text:a></text:p>
      <text:p text:style-name="Text_20_body"><text:a xlink:type="simple" xlink:href="https://github.com/clemdesign/phpgeo" text:style-name="Internet_20_link" text:visited-style-name="Visited_20_Internet_20_Link">https://github.com/clemdesign/phpgeo</text:a></text:p>
      <text:p text:style-name="Text_20_body">Redes sociais open source e em PHP</text:p>
      <text:p text:style-name="Text_20_body"><text:a xlink:type="simple" xlink:href="https://www.humhub.com/en" text:style-name="Internet_20_link" text:visited-style-name="Visited_20_Internet_20_Link">https://www.humhub.com/en</text:a></text:p>
      <text:p text:style-name="Text_20_body"><text:a xlink:type="simple" xlink:href="http://dzineblog.com/top-10-open-source-platforms-that-allow-you-to-build-your-own-social-network/" text:style-name="Internet_20_link" text:visited-style-name="Visited_20_Internet_20_Link">http://dzineblog.com/top-10-open-source-platforms-that-allow-you-to-build-your-own-social-network/</text:a></text:p>
      <text:p text:style-name="Text_20_body"><text:soft-page-break/>Listar diretórios - <text:a xlink:type="simple" xlink:href="https://github.com/halgatewood/file-directory-list" text:style-name="Internet_20_link" text:visited-style-name="Visited_20_Internet_20_Link">https://github.com/halgatewood/file-directory-list</text:a></text:p>
      <text:p text:style-name="Text_20_body">Multi checkbox - <text:a xlink:type="simple" xlink:href="https://www.onlyxcodes.com/" text:style-name="Internet_20_link" text:visited-style-name="Visited_20_Internet_20_Link">https://www.onlyxcodes.com/</text:a></text:p>
      <text:p text:style-name="Text_20_body">Micro PHP benchmark library - <text:a xlink:type="simple" xlink:href="https://github.com/devster/ubench" text:style-name="Internet_20_link" text:visited-style-name="Visited_20_Internet_20_Link">https://github.com/devster/ubench</text:a></text:p>
      <text:p text:style-name="Text_20_body">Algumas ferramentas Produtivas e Confortáveis para Desenvolvimento Web</text:p>
      <text:p text:style-name="Text_20_body">Compressor de CSS</text:p>
      <text:p text:style-name="Text_20_body"><text:a xlink:type="simple" xlink:href="https://csscompressor.com/" text:style-name="Internet_20_link" text:visited-style-name="Visited_20_Internet_20_Link">https://csscompressor.com/</text:a></text:p>
      <text:p text:style-name="Text_20_body">Gerador web de dados fake para bancos de dados</text:p>
      <text:p text:style-name="Text_20_body"><text:a xlink:type="simple" xlink:href="https://github.com/ribafs/generatedata" text:style-name="Internet_20_link" text:visited-style-name="Visited_20_Internet_20_Link">https://github.com/ribafs/generatedata</text:a></text:p>
      <text:p text:style-name="Text_20_body"><text:a xlink:type="simple" xlink:href="https://github.com/benkeen/generatedata" text:style-name="Internet_20_link" text:visited-style-name="Visited_20_Internet_20_Link">https://github.com/benkeen/generatedata</text:a></text:p>
      <text:p text:style-name="Text_20_body"><text:a xlink:type="simple" xlink:href="https://css3clickchart.com/" text:style-name="Internet_20_link" text:visited-style-name="Visited_20_Internet_20_Link">https://css3clickchart.com/</text:a></text:p>
      <text:p text:style-name="Text_20_body"><text:a xlink:type="simple" xlink:href="http://csslint.net/" text:style-name="Internet_20_link" text:visited-style-name="Visited_20_Internet_20_Link">http://csslint.net/</text:a></text:p>
      <text:p text:style-name="Text_20_body"><text:a xlink:type="simple" xlink:href="https://drublic.github.io/css-modal/" text:style-name="Internet_20_link" text:visited-style-name="Visited_20_Internet_20_Link">https://drublic.github.io/css-modal/</text:a></text:p>
      <text:p text:style-name="Text_20_body"><text:a xlink:type="simple" xlink:href="http://mattkersley.com/responsive/" text:style-name="Internet_20_link" text:visited-style-name="Visited_20_Internet_20_Link">http://mattkersley.com/responsive/</text:a></text:p>
      <text:p text:style-name="Text_20_body">Repositório de pacotes NodeJS</text:p>
      <text:p text:style-name="Text_20_body"><text:a xlink:type="simple" xlink:href="https://www.npmjs.com/" text:style-name="Internet_20_link" text:visited-style-name="Visited_20_Internet_20_Link">https://www.npmjs.com/</text:a></text:p>
      <text:p text:style-name="Text_20_body">Grupos de PHP no FB</text:p>
      <text:p text:style-name="Text_20_body"><text:a xlink:type="simple" xlink:href="https://www.facebook.com/groups/rapaduradopoder/" text:style-name="Internet_20_link" text:visited-style-name="Visited_20_Internet_20_Link">https://www.facebook.com/groups/rapaduradopoder/</text:a></text:p>
      <text:p text:style-name="Text_20_body"><text:a xlink:type="simple" xlink:href="https://www.facebook.com/groups/142151625841770/about/" text:style-name="Internet_20_link" text:visited-style-name="Visited_20_Internet_20_Link">https://www.facebook.com/groups/142151625841770/about/</text:a></text:p>
      <text:p text:style-name="Text_20_body"><text:a xlink:type="simple" xlink:href="https://www.facebook.com/groups/nao.tem.biscoito/" text:style-name="Internet_20_link" text:visited-style-name="Visited_20_Internet_20_Link">https://www.facebook.com/groups/nao.tem.biscoito/</text:a></text:p>
      <text:p text:style-name="Text_20_body">Inglês</text:p>
      <text:p text:style-name="Text_20_body"><text:a xlink:type="simple" xlink:href="https://www.facebook.com/groups/2322832835/" text:style-name="Internet_20_link" text:visited-style-name="Visited_20_Internet_20_Link">https://www.facebook.com/groups/2322832835/</text:a></text:p>
      <text:p text:style-name="Text_20_body"><text:a xlink:type="simple" xlink:href="https://www.facebook.com/groups/2204685680/" text:style-name="Internet_20_link" text:visited-style-name="Visited_20_Internet_20_Link">https://www.facebook.com/groups/2204685680/</text:a></text:p>
      <text:p text:style-name="Text_20_body">Extensões Navegadores</text:p>
      <text:p text:style-name="Text_20_body">*Sempre utilize as ferramentas que te proporcionem o maior desempenho e conforto para melhorar a produtividade. Como existe uma grande quantidade de opções, tanto comerciais quanto gratuitas,então experimente várias, leia comentários e tutoriais, assim como forums e grupos da área, onde usuários falam sobre algumas destas ferramentas. É útil seguir uma recomendação de alguém que já testou, pois evita que precisemos testar muitos, mas mesmo assim precisamos experimentar pois pode ser que nosso gosto não seja igual ao dele.</text:p>
      <text:p text:style-name="Text_20_body">WebMaker</text:p>
      <text:p text:style-name="Text_20_body"><text:a xlink:type="simple" xlink:href="https://webmakerapp.com/app/" text:style-name="Internet_20_link" text:visited-style-name="Visited_20_Internet_20_Link">https://webmakerapp.com/app/</text:a></text:p>
      <text:p text:style-name="Text_20_body">A melhor forma que encontrei para ensinar HTML, CSS e JavaScript foi usando o editor WebMaker, que é uma ferramenta do tipo online, que atualmente chamamos de Cloud</text:p>
      <text:p text:style-name="Text_20_body">O WebMaker tem uma extensão para o Chrome</text:p>
      <text:p text:style-name="Text_20_body"><text:soft-page-break/><text:a xlink:type="simple" xlink:href="https://chrome.google.com/webstore/detail/web-maker/lkfkkhfhhdkiemehlpkgjeojomhpccnh" text:style-name="Internet_20_link" text:visited-style-name="Visited_20_Internet_20_Link">https://chrome.google.com/webstore/detail/web-maker/lkfkkhfhhdkiemehlpkgjeojomhpccnh</text:a></text:p>
      <text:p text:style-name="Text_20_body">Veja e experimente, para ver se também gosta. Sempre que criar um arquivo HTML num editor ou IDE precisará abrir o navegador para ver como o navegador entende o seu código. Mas no WebMaker assim que você está digitando o código ele já vai te mostrando o resultado.</text:p>
      <text:p text:style-name="Text_20_body">Recomendo que sempre que for criar um exemplo use o WebMaker para criar, especialmente quando você ainda estiver iniciando seu aprendizado.</text:p>
      <text:p text:style-name="Text_20_body">Existem vários outros similares online:</text:p>
      <text:p text:style-name="Text_20_body"><text:a xlink:type="simple" xlink:href="https://jsfiddle.net/" text:style-name="Internet_20_link" text:visited-style-name="Visited_20_Internet_20_Link">https://jsfiddle.net/</text:a> - precisa clicar em Run</text:p>
      <text:p text:style-name="Text_20_body"><text:a xlink:type="simple" xlink:href="https://codepen.io/pen/" text:style-name="Internet_20_link" text:visited-style-name="Visited_20_Internet_20_Link">https://codepen.io/pen/</text:a> - automático E vários outros (procure assim: "jsfiddle alternatives")</text:p>
      <text:p text:style-name="Text_20_body">Uma outra vantagem do WebMaker é que seu código fonte é aberto (open source) e free e está aqui para baixar: <text:a xlink:type="simple" xlink:href="https://github.com/chinchang/web-maker" text:style-name="Internet_20_link" text:visited-style-name="Visited_20_Internet_20_Link">https://github.com/chinchang/web-maker</text:a></text:p>
      <text:p text:style-name="Text_20_body">Faça o download e execute em qualquer pasta do seu desktop. Simplesmente abra o index.html. Debugando o Código CSS e JavaScript</text:p>
      <text:p text:style-name="Text_20_body">Encontrar error no CSS e no JavaScript pode ser bem trabalhoso. Mas uma empresa criou uma extensão originalmente para o Firefox e que depois foi portada para todos os principais anvegadores. Era o Firebug. Ela era tão importante que atualmente todos os navegadores o incorporaram e já vem com ele, mas agora chama-se Inspetor no Chrome Inspecionar Elemento no Firefox e no Opera</text:p>
      <text:p text:style-name="Text_20_body">Altamente recomendável o uso da ferramenta Inspetor que existe praticamente em todos os navegadores mais populares. Clique com o botão direito em qualquer área da tela e Inspecionar Elemento ou tecle Q (no Firefox) Navegadores</text:p>
      <text:p text:style-name="Text_20_body">Estes precisam de uma atenção toda especial do programador frontend, pois são eles quem processam HTML, CSS e JavaScript. O código de programação FrontEnd não precisa de um servidor, como o Apache, IIS ou outro, ele é processado diretamente pelo navegador. E cada navegador tem algumas peculiaridades que precisamos conhecer quando estamos programando "na unha", ou seja, criando nós mesmos o código.</text:p>
      <text:p text:style-name="Text_20_body">Na prática, no dia a dia das empresas geralmente não se programa assim, diretamente com o HTML, CSS e javaScript, mas se utiliza um framework que facilita o trabalho do programador, pois já traz muita coisa pronta para usar e lidam muito bem com estas diferenças entre os navegadores e outros importanes recursos. Existem um cuidado muito especial que precisamos tomar quando criamos um site atualmente, que é o de tornar a visitação agradável e similar seja qual for o dispositivo usado para acessar o site, um computador desktop com monitor pequeno, um com monitor grande, um notebook, um tablet ou um smartphone. Cada um destes tem um tamanho de tela diferente e se criarmos o site em um computador desktop com um monitor bem grande e sem nos preocupar com este aspecto, quando nosso site for visitado por alguém com um smartphone ele verá somente uma pequena parte da página inicial do site e precisará ficar rolando a tela para visualziar cada parte que falta. Dá um certo trabalho criar na unha um site chamado responsivo, ou seja, que se adapta automaticamente para caber de forma idêntica em qual dispositivo. Já os frameworks modernos todos já vem com este recurso.</text:p>
      <text:p text:style-name="Text_20_body"><text:soft-page-break/>Porque esta preocupação? Vocês já devem saber porque. É qua a maioria dos visitantes de site atualmente está acessando os sites com um smarthphone. Então se ele não tiver uma experiência agradável ao visitar seu site dificilmente ele voltará e sempre criamos sites com o objetivo de ser o mais visitados possível para que o resultado do nosso trabalho seja bem sucedido.</text:p>
      <text:h text:style-name="Heading_20_2" text:outline-level="2"><text:bookmark text:name="user-content-ferramentas-recomendadas"/>Ferramentas recomendadas</text:h>
      <text:p text:style-name="Text_20_body">Estas são as minhas preferidas, mas você sabe que gosto cada um tem o seu, então procure outros, experimente e decida qual se adapta melhor a você.</text:p>
      <text:h text:style-name="Heading_20_2" text:outline-level="2"><text:bookmark text:name="user-content-todos-para-windows"/>Todos para Windows</text:h>
      <text:p text:style-name="Text_20_body">Editor de código</text:p>
      <text:p text:style-name="Text_20_body">Simples mas importante - Notepad++ - <text:a xlink:type="simple" xlink:href="https://notepad-plus-plus.org/" text:style-name="Internet_20_link" text:visited-style-name="Visited_20_Internet_20_Link">https://notepad-plus-plus.org/</text:a></text:p>
      <text:p text:style-name="Text_20_body">Médio - Bluefish - <text:a xlink:type="simple" xlink:href="https://www.bennewitz.com/bluefish/stable/binaries/win32/" text:style-name="Internet_20_link" text:visited-style-name="Visited_20_Internet_20_Link">https://www.bennewitz.com/bluefish/stable/binaries/win32/</text:a> (baisempre a última versão estável, o maior número)</text:p>
      <text:p text:style-name="Text_20_body">Com muitos recursos - Visual Studio Code ou VSCode - <text:a xlink:type="simple" xlink:href="https://code.visualstudio.com/" text:style-name="Internet_20_link" text:visited-style-name="Visited_20_Internet_20_Link">https://code.visualstudio.com/</text:a> IDEs (mais recursos ainda)</text:p>
      <text:p text:style-name="Text_20_body">NetBeans 9 da Apache - <text:a xlink:type="simple" xlink:href="https://www.apache.org/dyn/closer.cgi/incubator/netbeans/incubating-netbeans-java/incubating-9.0/incubating-netbeans-java-9.0-bin.zip" text:style-name="Internet_20_link" text:visited-style-name="Visited_20_Internet_20_Link">https://www.apache.org/dyn/closer.cgi/incubator/netbeans/incubating-netbeans-java/incubating-9.0/incubating-netbeans-java-9.0-bin.zip</text:a> (Requer Java 9)</text:p>
      <text:p text:style-name="Text_20_body">NetBeans 8.2 da Oracle, criado pela Sun - <text:a xlink:type="simple" xlink:href="https://netbeans.org/downloads/" text:style-name="Internet_20_link" text:visited-style-name="Visited_20_Internet_20_Link">https://netbeans.org/downloads/</text:a> Baixa o Download x64 da coluna HTML5/JavaScript</text:p>
      <text:p text:style-name="Text_20_body">Eclipse para JavaScript <text:a xlink:type="simple" xlink:href="https://www.eclipse.org/downloads/packages/release/indigo/sr2/eclipse-ide-javascript-web-developers" text:style-name="Internet_20_link" text:visited-style-name="Visited_20_Internet_20_Link">https://www.eclipse.org/downloads/packages/release/indigo/sr2/eclipse-ide-javascript-web-developers</text:a></text:p>
      <text:p text:style-name="Text_20_body">Existem muitos outros. Experimentalguns até se sentir confortável e produtivo e bom divertimento. :)</text:p>
      <text:h text:style-name="Heading_20_2" text:outline-level="2"><text:bookmark text:name="user-content-executar-php-online"/>Executar PHP online:</text:h>
      <text:list xml:id="list2827554988" text:style-name="L55">
        <text:list-item>
          <text:p text:style-name="P72"><text:a xlink:type="simple" xlink:href="http://www.writephponline.com/" text:style-name="Internet_20_link" text:visited-style-name="Visited_20_Internet_20_Link">http://www.writephponline.com/</text:a> </text:p>
        </text:list-item>
        <text:list-item>
          <text:p text:style-name="P72"><text:a xlink:type="simple" xlink:href="http://www.writephponline.com/php-functions" text:style-name="Internet_20_link" text:visited-style-name="Visited_20_Internet_20_Link">http://www.writephponline.com/php-functions</text:a> </text:p>
        </text:list-item>
        <text:list-item>
          <text:p text:style-name="P72"><text:a xlink:type="simple" xlink:href="http://sandbox.onlinephpfunctions.com/" text:style-name="Internet_20_link" text:visited-style-name="Visited_20_Internet_20_Link">http://sandbox.onlinephpfunctions.com/</text:a> - permite compartilhar trechos de código </text:p>
        </text:list-item>
        <text:list-item>
          <text:p text:style-name="P72"><text:a xlink:type="simple" xlink:href="http://rextester.com/l/php_online_compiler" text:style-name="Internet_20_link" text:visited-style-name="Visited_20_Internet_20_Link">http://rextester.com/l/php_online_compiler</text:a> (várias linguagens) </text:p>
        </text:list-item>
        <text:list-item>
          <text:p text:style-name="P72"><text:a xlink:type="simple" xlink:href="https://www.runphponline.com/" text:style-name="Internet_20_link" text:visited-style-name="Visited_20_Internet_20_Link">https://www.runphponline.com/</text:a> </text:p>
        </text:list-item>
        <text:list-item>
          <text:p text:style-name="P71"><text:a xlink:type="simple" xlink:href="https://www.jdoodle.com/php-online-editor" text:style-name="Internet_20_link" text:visited-style-name="Visited_20_Internet_20_Link">https://www.jdoodle.com/php-online-editor</text:a> </text:p>
        </text:list-item>
      </text:list>
      <text:h text:style-name="Heading_20_2" text:outline-level="2"><text:bookmark text:name="user-content-executar-javascript-css-e-html-jquery-bootstrap-etc-online"/>Executar JavaScript, CSS e HTML, jQuery, BootStrap, etc online:</text:h>
      <text:list xml:id="list37099168" text:style-name="L56">
        <text:list-item>
          <text:p text:style-name="P74"><text:a xlink:type="simple" xlink:href="https://codepen.io/pen/" text:style-name="Internet_20_link" text:visited-style-name="Visited_20_Internet_20_Link">https://codepen.io/pen/</text:a> </text:p>
        </text:list-item>
        <text:list-item>
          <text:p text:style-name="P74"><text:a xlink:type="simple" xlink:href="https://jsfiddle.net/" text:style-name="Internet_20_link" text:visited-style-name="Visited_20_Internet_20_Link">https://jsfiddle.net/</text:a> </text:p>
        </text:list-item>
        <text:list-item>
          <text:p text:style-name="P74"><text:a xlink:type="simple" xlink:href="http://plnkr.co/edit/?p=preview" text:style-name="Internet_20_link" text:visited-style-name="Visited_20_Internet_20_Link">http://plnkr.co/edit/?p=preview</text:a> </text:p>
        </text:list-item>
        <text:list-item>
          <text:p text:style-name="P73"><text:a xlink:type="simple" xlink:href="https://liveweave.com/" text:style-name="Internet_20_link" text:visited-style-name="Visited_20_Internet_20_Link">https://liveweave.com/</text:a> </text:p>
        </text:list-item>
      </text:list>
      <text:h text:style-name="Heading_20_2" text:outline-level="2"><text:bookmark text:name="user-content-texttospeech"/><text:soft-page-break/>TextToSpeech</text:h>
      <text:p text:style-name="Text_20_body"><text:a xlink:type="simple" xlink:href="http://www.voicerss.org/" text:style-name="Internet_20_link" text:visited-style-name="Visited_20_Internet_20_Link">http://www.voicerss.org/</text:a></text:p>
      <text:p text:style-name="Text_20_body">agrant - <text:a xlink:type="simple" xlink:href="http://vagrantup.com/" text:style-name="Internet_20_link" text:visited-style-name="Visited_20_Internet_20_Link">http://vagrantup.com</text:a></text:p>
      <text:p text:style-name="Text_20_body">Recomendações</text:p>
      <text:p text:style-name="Text_20_body">Existem dois recursos que são muito importantes e que costumam ser deixados em segundo plano pelos programadores:</text:p>
      <text:list xml:id="list47711349" text:style-name="L57">
        <text:list-item>
          <text:p text:style-name="P76">Projeto </text:p>
        </text:list-item>
        <text:list-item>
          <text:p text:style-name="P75">Banco de dados </text:p>
        </text:list-item>
      </text:list>
      <text:p text:style-name="Text_20_body">Para que o sistema/aplicativo seja eficiente não fique se repetindo um projeto inicial ajuda a criar pelo menos um roteiro sólido</text:p>
      <text:p text:style-name="Text_20_body">Quando ao banco de dados, precisa criar cada tabela cuidando de cada campo, usando as restrições adequadas. Importantes são as chaves primárias, as estrangeiras, as constraints como not null, unique, etc. Basicamente precisa relacionar todas as tabelas, mas não obrigatoriamente. Finalmente atente para o SGBD a ser usado. Em geral usamos o MySQL para tudo, mas existe outro muito bom SGBD livre que é o PostgreSQL. Então veja a característica do projeto e use o mais adequado.</text:p>
      <text:p text:style-name="Text_20_body">Quanto ao aplicativo, código em si (backand) pode ser feito na unha ou usando um framework. Eu sugiria um bom framework, pois assim ele já aplica para vocês diversas boas práticas e padrões estabelecidos, sem contar que oferece uma grande e sólida estrutura, equipe e comuunidade por trás. Boa sorte!</text:p>
      <text:p text:style-name="Text_20_body"><text:a xlink:type="simple" xlink:href="http://snippi.com/" text:style-name="Internet_20_link" text:visited-style-name="Visited_20_Internet_20_Link">http://snippi.com/</text:a> - Guardar snippets na nuvem</text:p>
      <text:p text:style-name="Text_20_body"><text:a xlink:type="simple" xlink:href="https://codepen.io/#" text:style-name="Internet_20_link" text:visited-style-name="Visited_20_Internet_20_Link">https://codepen.io/#</text:a></text:p>
      <text:p text:style-name="Text_20_body"><text:a xlink:type="simple" xlink:href="https://www.learn-php.org/" text:style-name="Internet_20_link" text:visited-style-name="Visited_20_Internet_20_Link">https://www.learn-php.org/</text:a></text:p>
      <text:p text:style-name="Text_20_body">Gerenciador de tarefas</text:p>
      <text:p text:style-name="Text_20_body"><text:a xlink:type="simple" xlink:href="https://www.wunderlist.com/pt/" text:style-name="Internet_20_link" text:visited-style-name="Visited_20_Internet_20_Link">https://www.wunderlist.com/pt/</text:a></text:p>
      <text:p text:style-name="Text_20_body"><text:a xlink:type="simple" xlink:href="https://www.meistertask.com/pt" text:style-name="Internet_20_link" text:visited-style-name="Visited_20_Internet_20_Link">https://www.meistertask.com/pt</text:a></text:p>
      <text:p text:style-name="Text_20_body">Virtualbox+Git+Vagrant</text:p>
      <text:p text:style-name="Text_20_body">O que é JavaScript?</text:p>
      <text:p text:style-name="Text_20_body"><text:a xlink:type="simple" xlink:href="https://developer.mozilla.org/pt-BR/docs/Learn/JavaScript/First_steps/O_que_e_JavaScript" text:style-name="Internet_20_link" text:visited-style-name="Visited_20_Internet_20_Link">https://developer.mozilla.org/pt-BR/docs/Learn/JavaScript/First_steps/O_que_e_JavaScript</text:a></text:p>
      <text:p text:style-name="Text_20_body">Cursos</text:p>
      <text:p text:style-name="Text_20_body"><text:a xlink:type="simple" xlink:href="https://play.google.com/store/apps/details?id=com.py.learn" text:style-name="Internet_20_link" text:visited-style-name="Visited_20_Internet_20_Link">https://play.google.com/store/apps/details?id=com.py.learn</text:a></text:p>
      <text:p text:style-name="Text_20_body"><text:a xlink:type="simple" xlink:href="https://www.codecademy.com/pt-BR" text:style-name="Internet_20_link" text:visited-style-name="Visited_20_Internet_20_Link">https://www.codecademy.com/pt-BR</text:a></text:p>
      <text:p text:style-name="Text_20_body"><text:a xlink:type="simple" xlink:href="https://br.codecombat.com/" text:style-name="Internet_20_link" text:visited-style-name="Visited_20_Internet_20_Link">https://br.codecombat.com/</text:a></text:p>
      <text:p text:style-name="Text_20_body">Testar site em vários navegadores</text:p>
      <text:p text:style-name="Text_20_body"><text:a xlink:type="simple" xlink:href="https://www.browseemall.com/" text:style-name="Internet_20_link" text:visited-style-name="Visited_20_Internet_20_Link">https://www.browseemall.com/</text:a></text:p>
      <text:p text:style-name="Text_20_body">Comunicação</text:p>
      <text:p text:style-name="Text_20_body"><text:soft-page-break/><text:a xlink:type="simple" xlink:href="https://slack.com/" text:style-name="Internet_20_link" text:visited-style-name="Visited_20_Internet_20_Link">https://slack.com/</text:a></text:p>
      <text:p text:style-name="Text_20_body">Diagramas de fluxo</text:p>
      <text:p text:style-name="Text_20_body"><text:a xlink:type="simple" xlink:href="https://mockflow.com/" text:style-name="Internet_20_link" text:visited-style-name="Visited_20_Internet_20_Link">https://mockflow.com/</text:a></text:p>
      <text:p text:style-name="Text_20_body">Criar mapas mentais</text:p>
      <text:p text:style-name="Text_20_body"><text:a xlink:type="simple" xlink:href="https://www.mindmeister.com/pt" text:style-name="Internet_20_link" text:visited-style-name="Visited_20_Internet_20_Link">https://www.mindmeister.com/pt</text:a></text:p>
      <text:p text:style-name="Text_20_body">Cloud IDE</text:p>
      <text:p text:style-name="Text_20_body">HTML, CSS e JavaScrip</text:p>
      <text:list xml:id="list1966220400" text:style-name="L58">
        <text:list-item>
          <text:p text:style-name="P78"><text:a xlink:type="simple" xlink:href="https://codepen.io/" text:style-name="Internet_20_link" text:visited-style-name="Visited_20_Internet_20_Link">https://codepen.io/</text:a> </text:p>
        </text:list-item>
        <text:list-item>
          <text:p text:style-name="P78"><text:a xlink:type="simple" xlink:href="https://jsfiddle.net/" text:style-name="Internet_20_link" text:visited-style-name="Visited_20_Internet_20_Link">https://jsfiddle.net/</text:a> </text:p>
        </text:list-item>
        <text:list-item>
          <text:p text:style-name="P77"><text:a xlink:type="simple" xlink:href="https://codesandbox.io/" text:style-name="Internet_20_link" text:visited-style-name="Visited_20_Internet_20_Link">https://codesandbox.io/</text:a> </text:p>
        </text:list-item>
      </text:list>
      <text:p text:style-name="Text_20_body">Servidor tipo VPS</text:p>
      <text:p text:style-name="Text_20_body">Projetos pequenos ou médios</text:p>
      <text:list xml:id="list1408731258" text:style-name="L59">
        <text:list-item>
          <text:p text:style-name="P80">DigitalOcean - <text:a xlink:type="simple" xlink:href="https://www.digitalocean.com/" text:style-name="Internet_20_link" text:visited-style-name="Visited_20_Internet_20_Link">https://www.digitalocean.com/</text:a> </text:p>
        </text:list-item>
        <text:list-item>
          <text:p text:style-name="P79">Vultr - <text:a xlink:type="simple" xlink:href="https://www.vultr.com/" text:style-name="Internet_20_link" text:visited-style-name="Visited_20_Internet_20_Link">https://www.vultr.com/</text:a> </text:p>
        </text:list-item>
      </text:list>
      <text:p text:style-name="Text_20_body">Grandes projetos</text:p>
      <text:list xml:id="list2228086241" text:style-name="L60">
        <text:list-item>
          <text:p text:style-name="P82">Google Cloude - <text:a xlink:type="simple" xlink:href="https://cloud.google.com/" text:style-name="Internet_20_link" text:visited-style-name="Visited_20_Internet_20_Link">https://cloud.google.com/</text:a> </text:p>
        </text:list-item>
        <text:list-item>
          <text:p text:style-name="P81">Amazon AWS - <text:a xlink:type="simple" xlink:href="https://aws.amazon.com/pt/" text:style-name="Internet_20_link" text:visited-style-name="Visited_20_Internet_20_Link">https://aws.amazon.com/pt/</text:a> </text:p>
        </text:list-item>
      </text:list>
      <text:p text:style-name="Text_20_body">Paleta de cores online</text:p>
      <text:p text:style-name="Text_20_body"><text:a xlink:type="simple" xlink:href="http://paletton.com/" text:style-name="Internet_20_link" text:visited-style-name="Visited_20_Internet_20_Link">http://paletton.com</text:a></text:p>
      <text:p text:style-name="Text_20_body">Editar e executar várias linguagens online: c, c++, c#, php, phython, ruby, nodejs, ajva, javascript, etc</text:p>
      <text:p text:style-name="Text_20_body"><text:a xlink:type="simple" xlink:href="https://ideone.com/" text:style-name="Internet_20_link" text:visited-style-name="Visited_20_Internet_20_Link">https://ideone.com/</text:a></text:p>
      <text:p text:style-name="Text_20_body">Validação do W3C</text:p>
      <text:p text:style-name="Text_20_body"><text:a xlink:type="simple" xlink:href="https://validator.w3.org/" text:style-name="Internet_20_link" text:visited-style-name="Visited_20_Internet_20_Link">https://validator.w3.org/</text:a></text:p>
      <text:p text:style-name="Text_20_body">Gerador de mapa de sites</text:p>
      <text:p text:style-name="Text_20_body"><text:a xlink:type="simple" xlink:href="https://support.google.com/webmasters/answer/156184?hl=pt-BR" text:style-name="Internet_20_link" text:visited-style-name="Visited_20_Internet_20_Link">https://support.google.com/webmasters/answer/156184?hl=pt-BR</text:a></text:p>
      <text:p text:style-name="Text_20_body">Livros Free</text:p>
      <text:p text:style-name="Text_20_body"><text:a xlink:type="simple" xlink:href="https://goalkicker.com/" text:style-name="Internet_20_link" text:visited-style-name="Visited_20_Internet_20_Link">https://goalkicker.com/</text:a></text:p>
      <text:p text:style-name="Text_20_body">Universo PHP</text:p>
      <text:p text:style-name="Text_20_body"><text:a xlink:type="simple" xlink:href="https://www.youtube.com/watch?v=0RFUVxuY2tM" text:style-name="Internet_20_link" text:visited-style-name="Visited_20_Internet_20_Link">https://www.youtube.com/watch?v=0RFUVxuY2tM</text:a></text:p>
      <text:h text:style-name="Heading_20_2" text:outline-level="2"><text:bookmark text:name="user-content-livros-de-php"/>Livros de PHP</text:h>
      <text:p text:style-name="Text_20_body">PHP Programando com Orientação a Objetos - 4ª Edição</text:p>
      <text:p text:style-name="Text_20_body"><text:soft-page-break/><text:a xlink:type="simple" xlink:href="https://www.amazon.com.br/Php-Programando-com-Orientação-Objetos/dp/8575226916/ref=sr_1_1?__mk_pt_BR" text:style-name="Internet_20_link" text:visited-style-name="Visited_20_Internet_20_Link">https://www.amazon.com.br/Php-Programando-com-Orienta%C3%A7%C3%A3o-Objetos/dp/8575226916/ref=sr_1_1?__mk_pt_BR</text:a></text:p>
      <text:p text:style-name="Text_20_body">Aprendendo PHP: Introdução amigável à linguagem mais popular da web</text:p>
      <text:p text:style-name="Text_20_body"><text:a xlink:type="simple" xlink:href="https://www.amazon.com.br/Aprendendo-PHP-Introdução-amigável-linguagem-ebook/dp/B07S36441H/ref=as_li_ss_tl?__mk_pt_BR" text:style-name="Internet_20_link" text:visited-style-name="Visited_20_Internet_20_Link">https://www.amazon.com.br/Aprendendo-PHP-Introdu%C3%A7%C3%A3o-amig%C3%A1vel-linguagem-ebook/dp/B07S36441H/ref=as_li_ss_tl?__mk_pt_BR</text:a></text:p>
      <text:p text:style-name="Text_20_body">PHP &amp; MySQL: Server-Side Web Development</text:p>
      <text:p text:style-name="Text_20_body"><text:a xlink:type="simple" xlink:href="https://www.amazon.com.br/PHP-MySQL-Server-side-Web-Development/dp/1119149215/ref=as_li_ss_tl?__mk_pt_BR" text:style-name="Internet_20_link" text:visited-style-name="Visited_20_Internet_20_Link">https://www.amazon.com.br/PHP-MySQL-Server-side-Web-Development/dp/1119149215/ref=as_li_ss_tl?__mk_pt_BR</text:a></text:p>
      <text:p text:style-name="Text_20_body">PHP Moderno: Novos Recursos e Boas Práticas</text:p>
      <text:p text:style-name="Text_20_body"><text:a xlink:type="simple" xlink:href="https://www.amazon.com.br/PHP-Moderno-Novos-Recursos-Práticas/dp/857522428X/ref=as_li_ss_tl?__mk_pt_BR" text:style-name="Internet_20_link" text:visited-style-name="Visited_20_Internet_20_Link">https://www.amazon.com.br/PHP-Moderno-Novos-Recursos-Pr%C3%A1ticas/dp/857522428X/ref=as_li_ss_tl?__mk_pt_BR</text:a></text:p>
      <text:p text:style-name="Text_20_body">PHP Para Quem Conhece PHP: Recursos Avançados Para a Criação de Websites Dinâmicos</text:p>
      <text:p text:style-name="Text_20_body"><text:a xlink:type="simple" xlink:href="https://www.amazon.com.br/Conhece-Recursos-Avançados-Websites-Dinâmicos/dp/8575225901/ref=as_li_ss_tl?__mk_pt_BR" text:style-name="Internet_20_link" text:visited-style-name="Visited_20_Internet_20_Link">https://www.amazon.com.br/Conhece-Recursos-Avan%C3%A7ados-Websites-Din%C3%A2micos/dp/8575225901/ref=as_li_ss_tl?__mk_pt_BR</text:a></text:p>
      <text:p text:style-name="Text_20_body">Use A Cabeça! PHP e MySQL</text:p>
      <text:p text:style-name="Text_20_body"><text:a xlink:type="simple" xlink:href="https://www.amazon.com.br/Use-Cabeça-MySQL-Lynn-Beighley/dp/857608502X/ref=as_li_ss_tl?__mk_pt_BR" text:style-name="Internet_20_link" text:visited-style-name="Visited_20_Internet_20_Link">https://www.amazon.com.br/Use-Cabe%C3%A7a-MySQL-Lynn-Beighley/dp/857608502X/ref=as_li_ss_tl?__mk_pt_BR</text:a></text:p>
      <text:p text:style-name="Text_20_body">PHP Objects, Patterns, and Practice</text:p>
      <text:p text:style-name="Text_20_body"><text:a xlink:type="simple" xlink:href="https://books.google.com.br/books?id=1JkQAwAAQBAJ&amp;printsec=frontcover&amp;hl=pt-BR&amp;source=gbs_ge_summary_r&amp;cad=0#v=onepage&amp;q&amp;f=false" text:style-name="Internet_20_link" text:visited-style-name="Visited_20_Internet_20_Link">https://books.google.com.br/books?id=1JkQAwAAQBAJ&amp;printsec=frontcover&amp;hl=pt-BR&amp;source=gbs_ge_summary_r&amp;cad=0#v=onepage&amp;q&amp;f=false</text:a></text:p>
      <text:p text:style-name="Text_20_body">Em português não conheço muitos, mas posso lhe sugerir alguns em inglês:</text:p>
      <text:p text:style-name="Text_20_body">1 - PHP 5 Advanced - Larry Ullman</text:p>
      <text:p text:style-name="Text_20_body">2 - Object-Oriented PHP - Concepts Techniques and Code - Peter Lavin</text:p>
      <text:p text:style-name="Text_20_body">3 - PHP 5 Power Programming - (Andi Gutmans, Stig Bakken, Derick Rethans)</text:p>
      <text:p text:style-name="Text_20_body">4 - PHP Object Oriented Solutions - David Powers</text:p>
      <text:p text:style-name="Text_20_body">5 - PHP Objects Patterns and Practice - Matt Zandstra</text:p>
      <text:p text:style-name="Text_20_body">6 - Professional PHP5 (Programmer to Programmer) - (Edward Lecky-Thompson, Heow Eide-Goodman, Steven D. Nowicki, Alec Cove)</text:p>
      <text:p text:style-name="Text_20_body">7 - The PHP Anthology Volume I Foundations - Harry Fuecks</text:p>
      <text:p text:style-name="Text_20_body">8 - PHP Reference - Beginner to Intermediate PHP 5 - Mario Lurig</text:p>
      <text:p text:style-name="Text_20_body">9 - Practical Web 2.0 Applications With PHP - Quentin Zervaas <text:a xlink:type="simple" xlink:href="https://forum.imasters.com.br/topic/460319-há-algum-livro-que-ensine-o-conteudo-e-tenha-exercício-em-php/?tab=comments#comment-1822580" text:style-name="Internet_20_link" text:visited-style-name="Visited_20_Internet_20_Link">https://forum.imasters.com.br/topic/460319-h%C3%A1-algum-livro-que-ensine-o-conteudo-e-tenha-exerc%C3%ADcio-em-php/?tab=comments#comment-1822580</text:a></text:p>
      <text:list xml:id="list26798720" text:style-name="L61">
        <text:list-item>
          <text:p text:style-name="P83">“O poder dos quietos” </text:p>
        </text:list-item>
      </text:list>
      <text:p text:style-name="Text_20_body"><text:soft-page-break/>Profissionais de TI são comumente associados à timidez e introspecção, e é nesse sentido que o livro de Susan Cain pode ser uma excelente fonte de inspiração para que os introspectivos entendam sua força e a utilizem como combustível para tirar vantagens de sua personalidade. Com sólidos argumentos e extensa pesquisa, Susan contesta os ideais de extroversão seguidos pelo mundo e pelo mercado de trabalho — que subvalorizam os tímidos e introvertidos —, apresentando histórias reais de pessoas com essas características que conquistaram o sucesso. Barack Obama, Albert Einstein, Steven Spielberg e Bill Gates são só alguns dos exemplos de grandes profissionais considerados pessoas quietas.</text:p>
      <text:list xml:id="list1871306677" text:style-name="L62">
        <text:list-item>
          <text:p text:style-name="P84">“Engenharia de Software: uma abordagem profissional” </text:p>
        </text:list-item>
      </text:list>
      <text:p text:style-name="Text_20_body">O livro escrito por Roger S. Pressman é líder de mercado há muitos anos e considerado um abrangente guia sobre a área de Engenharia de Software. Apesar de seu subtítulo indicar abordagem profissional, sua linguagem é simples e didática e busca atingir também os estudante de Tecnologia da Informação, que ainda estão se ambientando com os processos da área.</text:p>
      <text:p text:style-name="Text_20_body">Combinando aspectos teóricos com observação de aplicações práticas, o livro aborda assuntos como produção de software e modelagem e arquitetura de projetos, além de questões voltadas para os gestores, como gestão de projetos e gestão de qualidade.</text:p>
      <text:list xml:id="list2193270525" text:style-name="L63">
        <text:list-item>
          <text:p text:style-name="P85">“Big Data: como extrair volume, variedade, velocidade e valor da avalanche de informação cotidiana” </text:p>
        </text:list-item>
      </text:list>
      <text:p text:style-name="Text_20_body">A obra aborda a força dessa grande tendência que é o Big Data — recente descoberta sobre o intenso volume de dados que são gerados a cada segundo — e de que forma isso pode impactar na ciência, economia e na sociedade como um todo.</text:p>
      <text:p text:style-name="Text_20_body">Os autores e especialistas Viktor Mayer-Schonberger e Kenneth Kukier explicam o que é o Big Data e de que maneira isso vai alterar nossas vidas e nossa maneira de pensar, além de alertarem sobre as ameaças que geram, como o fim da privacidade, por exemplo, e o que podemos fazer para nos protegermos. De maneira clara e surpreendente os exemplos e debates abordados vão inspirar você a querer entender ainda mais sobre a recente revolução de dados.</text:p>
      <text:list xml:id="list3776979626" text:style-name="L64">
        <text:list-item>
          <text:p text:style-name="P86">“Use a cabeça! Programação” </text:p>
        </text:list-item>
      </text:list>
      <text:p text:style-name="Text_20_body">Essa obra de Paul Barry e David Griffiths apresenta os conceitos básicos da escrita de programas de computador, abordando variáveis, condicionais, laços, objetos e funções, por meio de conceitos, exemplos práticos e exercícios nas linguagens Phyton, versátil e dinâmica. O livro é ideal para quem não tem experiência em programação e deseja iniciar seu contato com a área de forma didática e prática. Após a leitura você será capaz de aplicar os conceitos em qualquer linguagem ou projeto, para poder escrever programas de acordo com seu interesse.</text:p>
      <text:list xml:id="list4014989496" text:style-name="L65">
        <text:list-item>
          <text:p text:style-name="P87">“O verdadeiro valor de TI” </text:p>
        </text:list-item>
      </text:list>
      <text:p text:style-name="Text_20_body">Escrito por Richard Hunter e George Westerman, o livro é baseado em uma pesquisa feita pelo Massachusetts Institute of Technology (MIT) e pela Gartner sobre práticas adotadas por executivos bem-sucedidos de gestão de TI, relatando de que forma eles conseguiram gerar valor para seus negócios na área. Os autores mostram como os executivos estão agindo para transformar a percepção da diretoria em relação à TI. A ideia é fazer com que a área deixe de ser vista como um centro de custos e se torne centro de competitividade e valor, com a finalidade de contribuir para o negócio como um todo.</text:p>
      <text:list xml:id="list1352873668" text:style-name="L66">
        <text:list-item>
          <text:p text:style-name="P88"><text:soft-page-break/>“Os 11 segredos de líderes de TI altamente influentes (The 11 secrets of highly influential IT leaders)” </text:p>
        </text:list-item>
      </text:list>
      <text:p text:style-name="Text_20_body">Marc J. Schiller reúne nessa obra experiências e aprendizados de seus mais de 25 anos de carreira, trazendo importantes insights para operações do dia a dia e para a tomada de decisão estratégica.</text:p>
      <text:p text:style-name="Text_20_body">A obra é considerada um mapa do sucesso para que profissionais da área de TI — de aspirantes a gestores — possam alcançar seus objetivos e ter uma carreira de sucesso, utilizando o poder que a influência tem no mundo corporativo. Exemplos reais sobre transformações individuais e de grupos servem como um guia prático e tangível para quem quer trilhar um caminho de sucesso na área.</text:p>
      <text:list xml:id="list520975185" text:style-name="L67">
        <text:list-item>
          <text:p text:style-name="P89">“Implantando a governança de TI” </text:p>
        </text:list-item>
      </text:list>
      <text:p text:style-name="Text_20_body">O livro de Aguinaldo Aragon Fernandes e Vladimir Ferraz de Abreu apresenta uma visão integrada sobre a área de Governança de TI, explicando de forma detalhada as etapas para sua implementação, desde o alinhamento estratégico da TI ao negócios, elaboração de Portfólio e modelos de relacionamento, até a gestão de desempenho e valor.</text:p>
      <text:p text:style-name="Text_20_body">Os autores analisam mais de 30 modelos de práticas que podem ser aplicadas aos processos de TI, considerando suas características e benefícios. Outro ponto abordado é o impacto de novas tecnologias sobre a Governança de TI, com cases reais de pequenas e médias empresas. A leitura destes livros para profissionais de TI é uma valiosa ferramenta para quem deseja entrar na área ou se capacitar para crescer profissionalmente e alcançar o sucesso. Os livros proporcionam um contato com conhecimentos enriquecedores e histórias que podem ser fonte de inspiração para sua jornada na carreira em TI. Procure manter-se sempre informado sobre o que acontece de novo na sua área e invista em educação, seja por meio de livros, cursos ou certificações. Seu conhecimento será um importante diferencial competitivo e impulsionará sua carreira e sua realização profissional.</text:p>
      <text:list xml:id="list2758360808" text:style-name="L68">
        <text:list-item>
          <text:p text:style-name="P91"><text:a xlink:type="simple" xlink:href="https://programadorviking.com.br/livros-php/#PHP_Programando_com_Orientacao_a_Objetos" text:style-name="Internet_20_link" text:visited-style-name="Visited_20_Internet_20_Link">https://programadorviking.com.br/livros-php/#PHP_Programando_com_Orientacao_a_Objetos</text:a> </text:p>
        </text:list-item>
        <text:list-item>
          <text:p text:style-name="P91"><text:a xlink:type="simple" xlink:href="https://www.youtube.com/watch?v=SxC4JcKax3A" text:style-name="Internet_20_link" text:visited-style-name="Visited_20_Internet_20_Link">https://www.youtube.com/watch?v=SxC4JcKax3A</text:a> </text:p>
        </text:list-item>
        <text:list-item>
          <text:p text:style-name="P91"><text:a xlink:type="simple" xlink:href="https://www.designculture.com.br/10-dicas-de-livros-para-profissionais-da-web-ter-como-referencia" text:style-name="Internet_20_link" text:visited-style-name="Visited_20_Internet_20_Link">https://www.designculture.com.br/10-dicas-de-livros-para-profissionais-da-web-ter-como-referencia</text:a> </text:p>
        </text:list-item>
        <text:list-item>
          <text:p text:style-name="P90"><text:a xlink:type="simple" xlink:href="https://dicasdeinfra.com.br/7-livros-que-todo-profissional-de-ti-de-sucesso-precisa-ler/" text:style-name="Internet_20_link" text:visited-style-name="Visited_20_Internet_20_Link">https://dicasdeinfra.com.br/7-livros-que-todo-profissional-de-ti-de-sucesso-precisa-ler/</text:a> </text:p>
        </text:list-item>
      </text:list>
      <text:h text:style-name="Heading_20_2" text:outline-level="2"><text:bookmark text:name="user-content-no-github"/>No Github</text:h>
      <text:p text:style-name="Text_20_body">Usuários Mais seguidos</text:p>
      <text:p text:style-name="Text_20_body"><text:a xlink:type="simple" xlink:href="https://github.com/search?o=desc&amp;q=followers%3A%3E%3D1000&amp;ref=searchresults&amp;s=followers&amp;type=Users" text:style-name="Internet_20_link" text:visited-style-name="Visited_20_Internet_20_Link">https://github.com/search?o=desc&amp;q=followers%3A%3E%3D1000&amp;ref=searchresults&amp;s=followers&amp;type=Users</text:a></text:p>
      <text:p text:style-name="Text_20_body">Maiores desenvolvedores por linguagem</text:p>
      <text:p text:style-name="Text_20_body"><text:a xlink:type="simple" xlink:href="http://git-awards.com/users" text:style-name="Internet_20_link" text:visited-style-name="Visited_20_Internet_20_Link">http://git-awards.com/users</text:a></text:p>
      <text:p text:style-name="Text_20_body"><text:a xlink:type="simple" xlink:href="http://git-awards.com/users?utf8=✓&amp;type=world&amp;language=php" text:style-name="Internet_20_link" text:visited-style-name="Visited_20_Internet_20_Link">http://git-awards.com/users?utf8=%E2%9C%93&amp;type=world&amp;language=php</text:a></text:p>
      <text:p text:style-name="Text_20_body"><text:a xlink:type="simple" xlink:href="https://github.com/gayanvoice/top-github-users" text:style-name="Internet_20_link" text:visited-style-name="Visited_20_Internet_20_Link">https://github.com/gayanvoice/top-github-users</text:a></text:p>
      <text:p text:style-name="Text_20_body"><text:a xlink:type="simple" xlink:href="https://github.com/gayanvoice/top-github-users/blob/main/markdown/public_contributions/brazil.md" text:style-name="Internet_20_link" text:visited-style-name="Visited_20_Internet_20_Link">https://github.com/gayanvoice/top-github-users/blob/main/markdown/public_contributions/brazil.md</text:a></text:p>
      <text:p text:style-name="Text_20_body"><text:soft-page-break/>Usuários mais ativos no Github do Brasil</text:p>
      <text:p text:style-name="Text_20_body"><text:a xlink:type="simple" xlink:href="https://commits.top/brazil.html" text:style-name="Internet_20_link" text:visited-style-name="Visited_20_Internet_20_Link">https://commits.top/brazil.html</text:a></text:p>
      <text:h text:style-name="Heading_20_2" text:outline-level="2"><text:bookmark text:name="user-content-onde-tirar-dúvidas-online"/>Onde tirar dúvidas online</text:h>
      <text:p text:style-name="Text_20_body"><text:a xlink:type="simple" xlink:href="https://medicoresponde.com.br/medico-online-para-tirar-duvidas/" text:style-name="Internet_20_link" text:visited-style-name="Visited_20_Internet_20_Link">https://medicoresponde.com.br/medico-online-para-tirar-duvidas/</text:a></text:p>
      <text:p text:style-name="Text_20_body"><text:a xlink:type="simple" xlink:href="https://profes.com.br/tira-duvidas/portugues/" text:style-name="Internet_20_link" text:visited-style-name="Visited_20_Internet_20_Link">https://profes.com.br/tira-duvidas/portugues/</text:a></text:p>
      <text:p text:style-name="Text_20_body"><text:a xlink:type="simple" xlink:href="http://www.professoronline.net/log-in/" text:style-name="Internet_20_link" text:visited-style-name="Visited_20_Internet_20_Link">http://www.professoronline.net/log-in/</text:a></text:p>
      <text:p text:style-name="Text_20_body"><text:a xlink:type="simple" xlink:href="https://tireduvidasfisica.webnode.com.br/" text:style-name="Internet_20_link" text:visited-style-name="Visited_20_Internet_20_Link">https://tireduvidasfisica.webnode.com.br/</text:a></text:p>
      <text:p text:style-name="Text_20_body">Pagos</text:p>
      <text:p text:style-name="Text_20_body"><text:a xlink:type="simple" xlink:href="https://profes.com.br/aulas-particulares/online/" text:style-name="Internet_20_link" text:visited-style-name="Visited_20_Internet_20_Link">https://profes.com.br/aulas-particulares/online/</text:a></text:p>
      <text:p text:style-name="Text_20_body"><text:a xlink:type="simple" xlink:href="https://www.superprof.com.br/" text:style-name="Internet_20_link" text:visited-style-name="Visited_20_Internet_20_Link">https://www.superprof.com.br/</text:a></text:p>
      <text:p text:style-name="Text_20_body"><text:a xlink:type="simple" xlink:href="https://profes.com.br/" text:style-name="Internet_20_link" text:visited-style-name="Visited_20_Internet_20_Link">https://profes.com.br/</text:a></text:p>
      <text:p text:style-name="Standard"><text:a xlink:type="simple" xlink:href="https://github.com/ribafs/all-awesomes" text:style-name="Internet_20_link" text:visited-style-name="Visited_20_Internet_20_Link">https://github.com/ribafs/all-awesome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7:13:45.082275845</meta:creation-date>
    <dc:date>2023-11-24T17:14:15.280998742</dc:date>
    <meta:editing-duration>PT41S</meta:editing-duration>
    <meta:editing-cycles>1</meta:editing-cycles>
    <meta:document-statistic meta:table-count="0" meta:image-count="0" meta:object-count="0" meta:page-count="31" meta:paragraph-count="827" meta:word-count="4552" meta:character-count="51366" meta:non-whitespace-character-count="47718"/>
    <meta:generator>LibreOffice/7.3.7.2$Linux_X86_64 LibreOffice_project/30$Build-2</meta:generator>
  </office:meta>
</office:document-meta>
</file>